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0.937cm"/>
    </style:style>
    <style:style style:name="gr37" style:family="graphic" style:parent-style-name="standard">
      <style:graphic-properties draw:stroke="none" svg:stroke-color="#000000" draw:fill="none" draw:fill-color="#ffffff" draw:auto-grow-height="true" draw:auto-grow-width="false" fo:max-height="0cm" fo:min-height="1.873cm"/>
    </style:style>
    <style:style style:name="gr38" style:family="graphic" style:parent-style-name="standard">
      <style:graphic-properties draw:stroke="none" svg:stroke-color="#000000" draw:fill="none" draw:fill-color="#ffffff" draw:auto-grow-height="true" draw:auto-grow-width="false" fo:max-height="0cm" fo:min-height="1.034cm"/>
    </style:style>
    <style:style style:name="gr39" style:family="graphic" style:parent-style-name="objectwithoutfill">
      <style:graphic-properties svg:stroke-color="#ff3300" draw:fill="none" draw:fill-color="#ffffff" draw:textarea-vertical-align="middle"/>
    </style:style>
    <style:style style:name="gr40" style:family="graphic" style:parent-style-name="standard">
      <style:graphic-properties svg:stroke-color="#000000" draw:fill-color="#d4d9db" draw:textarea-horizontal-align="justify" draw:textarea-vertical-align="middle" draw:auto-grow-height="false" fo:min-height="4.068cm" fo:min-width="15.502cm"/>
    </style:style>
    <style:style style:name="gr41" style:family="graphic" style:parent-style-name="standard">
      <style:graphic-properties svg:stroke-color="#000000" draw:fill-color="#ffffff" draw:textarea-horizontal-align="justify" draw:textarea-vertical-align="middle" draw:auto-grow-height="false" fo:min-height="3.052cm" fo:min-width="4.58cm"/>
    </style:style>
    <style:style style:name="gr42" style:family="graphic" style:parent-style-name="objectwithoutfill">
      <style:graphic-properties svg:stroke-color="#000000" draw:marker-end="Arrow" draw:marker-end-width="0.3cm" draw:fill="none" draw:fill-color="#d4d9db" draw:textarea-vertical-align="middle"/>
    </style:style>
    <style:style style:name="gr43" style:family="graphic" style:parent-style-name="objectwithoutfill">
      <style:graphic-properties svg:stroke-color="#ff3300" draw:marker-end="Arrow" draw:marker-end-width="0.3cm" draw:fill="solid" draw:fill-color="#ff0000"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3.745cm"/>
    </style:style>
    <style:style style:name="gr45" style:family="graphic" style:parent-style-name="standard">
      <style:graphic-properties draw:stroke="none" svg:stroke-color="#ff3300" draw:fill="none" draw:fill-color="#ffffff" draw:auto-grow-height="true" draw:auto-grow-width="false" fo:max-height="0cm" fo:min-height="1.034cm"/>
    </style:style>
    <style:style style:name="gr46" style:family="graphic" style:parent-style-name="objectwithoutfill">
      <style:graphic-properties svg:stroke-color="#ff3300" draw:marker-end="Arrow" draw:marker-end-width="0.3cm" draw:fill="none" draw:fill-color="#d4d9db" draw:textarea-vertical-align="middle"/>
    </style:style>
    <style:style style:name="gr47" style:family="graphic" style:parent-style-name="standard">
      <style:graphic-properties svg:stroke-color="#000000" draw:fill-color="#d4d9db" draw:textarea-horizontal-align="justify" draw:textarea-vertical-align="middle" draw:auto-grow-height="false" fo:min-height="3.814cm" fo:min-width="11.946cm"/>
    </style:style>
    <style:style style:name="gr48" style:family="graphic" style:parent-style-name="standard">
      <style:graphic-properties svg:stroke-color="#000000" draw:fill-color="#d4d9db" draw:textarea-horizontal-align="justify" draw:textarea-vertical-align="middle" draw:auto-grow-height="false" fo:min-height="1.02cm" fo:min-width="2.04cm"/>
    </style:style>
    <style:style style:name="gr49" style:family="graphic" style:parent-style-name="objectwithoutfill">
      <style:graphic-properties svg:stroke-color="#000000" draw:marker-end="Arrow" draw:marker-end-width="0.3cm" draw:fill="solid" draw:fill-color="#000000" draw:textarea-vertical-align="middle"/>
    </style:style>
    <style:style style:name="gr50" style:family="graphic" style:parent-style-name="standard">
      <style:graphic-properties svg:stroke-color="#000000" draw:fill-color="#cfe7f5" draw:textarea-horizontal-align="justify" draw:textarea-vertical-align="middle" draw:auto-grow-height="false" fo:min-height="12.958cm" fo:min-width="22.36cm"/>
    </style:style>
    <style:style style:name="gr51" style:family="graphic" style:parent-style-name="standard">
      <style:graphic-properties svg:stroke-color="#000000" draw:fill-color="#ffffff" draw:textarea-horizontal-align="justify" draw:textarea-vertical-align="middle" draw:auto-grow-height="false" fo:min-height="3.56cm" fo:min-width="5.342cm"/>
    </style:style>
    <style:style style:name="gr52" style:family="graphic" style:parent-style-name="standard">
      <style:graphic-properties svg:stroke-color="#000000" draw:fill-color="#ffffff" draw:textarea-horizontal-align="justify" draw:textarea-vertical-align="middle" draw:auto-grow-height="false" fo:min-height="3.56cm" fo:min-width="2.548cm"/>
    </style:style>
    <style:style style:name="gr53" style:family="graphic" style:parent-style-name="standard">
      <style:graphic-properties svg:stroke-color="#000000" draw:fill-color="#ffffff" draw:textarea-horizontal-align="justify" draw:textarea-vertical-align="middle" draw:auto-grow-height="false" fo:min-height="2.29cm" fo:min-width="10.676cm"/>
    </style:style>
    <style:style style:name="gr54" style:family="graphic" style:parent-style-name="standard">
      <style:graphic-properties svg:stroke-color="#000000" draw:fill-color="#ffffff" draw:textarea-horizontal-align="justify" draw:textarea-vertical-align="middle" draw:auto-grow-height="false" fo:min-height="1.528cm" fo:min-width="1.532cm"/>
    </style:style>
    <style:style style:name="gr55" style:family="graphic" style:parent-style-name="standard">
      <style:graphic-properties svg:stroke-color="#000000" draw:fill-color="#ffffff" draw:textarea-horizontal-align="justify" draw:textarea-vertical-align="middle" draw:auto-grow-height="false" fo:min-height="3.56cm" fo:min-width="3.056cm"/>
    </style:style>
    <style:style style:name="gr56" style:family="graphic" style:parent-style-name="standard">
      <style:graphic-properties svg:stroke-color="#000000" draw:fill-color="#ffffff" draw:textarea-horizontal-align="justify" draw:textarea-vertical-align="middle" draw:auto-grow-height="false" fo:min-height="1.274cm" fo:min-width="3.056cm"/>
    </style:style>
    <style:style style:name="gr57" style:family="graphic" style:parent-style-name="objectwithoutfill">
      <style:graphic-properties svg:stroke-color="#000000" draw:marker-end="Arrow" draw:marker-end-width="0.3cm" draw:fill="none" draw:fill-color="#ffffff" draw:textarea-vertical-align="middle"/>
    </style:style>
    <style:style style:name="gr58" style:family="graphic" style:parent-style-name="standard">
      <style:graphic-properties svg:stroke-color="#000000" draw:fill-color="#ffffff" draw:textarea-horizontal-align="justify" draw:textarea-vertical-align="middle" draw:auto-grow-height="false" fo:min-height="2.29cm" fo:min-width="2.042cm"/>
    </style:style>
    <style:style style:name="gr59" style:family="graphic" style:parent-style-name="standard">
      <style:graphic-properties svg:stroke-color="#000000" draw:fill-color="#ffffff" draw:textarea-horizontal-align="justify" draw:textarea-vertical-align="middle" draw:auto-grow-height="false" fo:min-height="2.232cm" fo:min-width="3.056cm"/>
    </style:style>
    <style:style style:name="gr60" style:family="graphic" style:parent-style-name="standard">
      <style:graphic-properties draw:stroke="none" svg:stroke-color="#000000" draw:fill="none" draw:fill-color="#ffffff" draw:auto-grow-height="true" draw:auto-grow-width="false" fo:max-height="0cm" fo:min-height="1.323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svg:stroke-color="#ff3300" draw:fill-color="#d4d9db" draw:textarea-vertical-align="middle"/>
    </style:style>
    <style:style style:name="gr63" style:family="graphic" style:parent-style-name="standard">
      <style:graphic-properties svg:stroke-color="#ff3300" draw:fill-color="#d4d9db" draw:textarea-horizontal-align="justify" draw:textarea-vertical-align="middle" draw:auto-grow-height="false" fo:min-height="6.354cm" fo:min-width="12.2cm"/>
    </style:style>
    <style:style style:name="gr64" style:family="graphic" style:parent-style-name="standard">
      <style:graphic-properties svg:stroke-color="#ff3300" draw:fill-color="#d4d9db" draw:textarea-horizontal-align="justify" draw:textarea-vertical-align="middle" draw:auto-grow-height="false" fo:min-height="11.434cm" fo:min-width="4.072cm"/>
    </style:style>
    <style:style style:name="gr65" style:family="graphic" style:parent-style-name="standard">
      <style:graphic-properties svg:stroke-color="#000000" draw:fill-color="#ffffff" draw:textarea-horizontal-align="justify" draw:textarea-vertical-align="middle" draw:auto-grow-height="false" fo:min-height="1.726cm" fo:min-width="1.476cm"/>
    </style:style>
    <style:style style:name="gr66" style:family="graphic" style:parent-style-name="standard">
      <style:graphic-properties draw:fill-color="#e0e9f0" draw:textarea-horizontal-align="justify" draw:textarea-vertical-align="middle" draw:auto-grow-height="false" fo:min-height="7.878cm" fo:min-width="12.643cm"/>
    </style:style>
    <style:style style:name="gr67"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8" style:family="graphic" style:parent-style-name="standard">
      <style:graphic-properties draw:fill-color="#ffffff" draw:textarea-horizontal-align="justify" draw:textarea-vertical-align="middle" draw:auto-grow-height="false" fo:min-height="5.904cm" fo:min-width="3.261cm"/>
    </style:style>
    <style:style style:name="gr69"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70"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1" style:family="graphic" style:parent-style-name="objectwithoutfill">
      <style:graphic-properties draw:marker-end="Arrow" draw:marker-end-width="0.3cm" draw:fill="none" draw:fill-color="#ffffff" draw:textarea-vertical-align="middle"/>
    </style:style>
    <style:style style:name="gr72" style:family="graphic" style:parent-style-name="standard">
      <style:graphic-properties draw:fill-color="#ffffff" draw:textarea-horizontal-align="justify" draw:textarea-vertical-align="middle" draw:auto-grow-height="false" fo:min-height="5.904cm" fo:min-width="4.866cm"/>
    </style:style>
    <style:style style:name="gr73"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5"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0" style:family="graphic" style:parent-style-name="standard">
      <style:graphic-properties draw:stroke="none" svg:stroke-color="#000000" draw:fill="none" draw:fill-color="#ffffff" draw:auto-grow-height="true" draw:auto-grow-width="false" fo:max-height="0cm" fo:min-height="7.471cm"/>
    </style:style>
    <style:style style:name="gr81" style:family="graphic" style:parent-style-name="standard">
      <style:graphic-properties draw:fill-color="#e0e9f0" draw:textarea-horizontal-align="justify" draw:textarea-vertical-align="middle" draw:auto-grow-height="false" fo:min-height="7.878cm" fo:min-width="13.724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6"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7" style:family="graphic" style:parent-style-name="standard">
      <style:graphic-properties svg:stroke-color="#3465a4" draw:fill-color="#ffffff" draw:textarea-horizontal-align="justify" draw:textarea-vertical-align="middle" draw:auto-grow-height="false" fo:min-height="1.782cm" fo:min-width="3.31cm"/>
    </style:style>
    <style:style style:name="gr88" style:family="graphic" style:parent-style-name="standard">
      <style:graphic-properties svg:stroke-color="#3465a4" draw:fill-color="#ffffff" draw:textarea-horizontal-align="justify" draw:textarea-vertical-align="middle" draw:auto-grow-height="false" fo:min-height="1.782cm" fo:min-width="3.326cm"/>
    </style:style>
    <style:style style:name="gr89" style:family="graphic" style:parent-style-name="objectwithoutfill">
      <style:graphic-properties svg:stroke-color="#000000" draw:fill="none" draw:textarea-vertical-align="middle"/>
    </style:style>
    <style:style style:name="gr90" style:family="graphic" style:parent-style-name="objectwithoutfill">
      <style:graphic-properties svg:stroke-color="#000000" draw:fill="none" draw:fill-color="#ffffff" draw:textarea-vertical-align="middle"/>
    </style:style>
    <style:style style:name="gr91" style:family="graphic" style:parent-style-name="standard">
      <style:graphic-properties draw:fill-color="#e0e9f0" draw:textarea-horizontal-align="justify" draw:textarea-vertical-align="middle" draw:auto-grow-height="false" fo:min-height="7.878cm" fo:min-width="10.422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8" style:family="graphic" style:parent-style-name="standard">
      <style:graphic-properties draw:fill-color="#ffffff" draw:textarea-horizontal-align="justify" draw:textarea-vertical-align="middle" draw:auto-grow-height="false" fo:min-height="0.512cm" fo:min-width="0.262cm"/>
    </style:style>
    <style:style style:name="gr99" style:family="graphic" style:parent-style-name="standard">
      <style:graphic-properties draw:fill-color="#ffffff" draw:textarea-horizontal-align="justify" draw:textarea-vertical-align="middle" draw:auto-grow-height="false" fo:min-height="5.904cm" fo:min-width="3.564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2"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5"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6" style:family="graphic" style:parent-style-name="standard">
      <style:graphic-properties draw:fill-color="#e0e9f0" draw:textarea-horizontal-align="justify" draw:textarea-vertical-align="middle" draw:auto-grow-height="false" fo:min-height="13.294cm" fo:min-width="8.909cm"/>
    </style:style>
    <style:style style:name="gr107" style:family="graphic" style:parent-style-name="standard">
      <style:graphic-properties draw:fill-color="#ffffff" draw:textarea-horizontal-align="justify" draw:textarea-vertical-align="middle" draw:auto-grow-height="false" fo:min-height="3.658cm" fo:min-width="5.513cm"/>
    </style:style>
    <style:style style:name="gr108" style:family="graphic" style:parent-style-name="standard">
      <style:graphic-properties draw:fill-color="#ffffff" draw:textarea-horizontal-align="justify" draw:textarea-vertical-align="middle" draw:auto-grow-height="false" fo:min-height="3.057cm" fo:min-width="5.513cm"/>
    </style:style>
    <style:style style:name="gr109"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10"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4" style:family="graphic" style:parent-style-name="objectwithoutfill">
      <style:graphic-properties draw:fill="none" draw:fill-color="#729fcf" draw:textarea-vertical-align="middle"/>
    </style:style>
    <style:style style:name="gr115" style:family="graphic" style:parent-style-name="standard">
      <style:graphic-properties draw:stroke="none" draw:fill="none" fo:min-height="1.247cm"/>
    </style:style>
    <style:style style:name="gr116" style:family="graphic" style:parent-style-name="standard">
      <style:graphic-properties draw:fill-color="#e0e9f0" draw:textarea-horizontal-align="justify" draw:textarea-vertical-align="middle" draw:auto-grow-height="false" fo:min-height="13.466cm" fo:min-width="13.724cm"/>
    </style:style>
    <style:style style:name="gr117" style:family="graphic" style:parent-style-name="standard">
      <style:graphic-properties draw:fill-color="#c5caed" draw:textarea-horizontal-align="justify" draw:textarea-vertical-align="middle" draw:auto-grow-height="false" fo:min-height="6.354cm" fo:min-width="11.692cm"/>
    </style:style>
    <style:style style:name="gr118" style:family="graphic" style:parent-style-name="standard">
      <style:graphic-properties draw:fill-color="#ffffff" draw:textarea-horizontal-align="justify" draw:textarea-vertical-align="middle" draw:auto-grow-height="false" fo:min-height="3.057cm" fo:min-width="3.299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2"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3" style:family="graphic" style:parent-style-name="objectwithoutfill">
      <style:graphic-properties draw:marker-end="Arrow" draw:marker-end-width="0.305cm" draw:fill="none" draw:textarea-vertical-align="middle"/>
    </style:style>
    <style:style style:name="gr124"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5"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8" style:family="graphic" style:parent-style-name="standard">
      <style:graphic-properties draw:stroke="none" svg:stroke-color="#000000" draw:fill="none" draw:fill-color="#ffffff" draw:auto-grow-height="true" draw:auto-grow-width="false" fo:max-height="0cm" fo:min-height="0.522cm"/>
    </style:style>
    <style:style style:name="gr129" style:family="graphic" style:parent-style-name="standard">
      <style:graphic-properties draw:stroke="none" svg:stroke-color="#000000" draw:fill="none" draw:fill-color="#ffffff" draw:auto-grow-height="true" draw:auto-grow-width="false" fo:max-height="0cm" fo:min-height="1.043cm"/>
    </style:style>
    <style:style style:name="gr130" style:family="graphic" style:parent-style-name="standard">
      <style:graphic-properties draw:stroke="none" draw:fill="none" fo:min-height="2.491cm"/>
    </style:style>
    <style:style style:name="gr131" style:family="graphic" style:parent-style-name="standard">
      <style:graphic-properties svg:stroke-color="#000000" draw:fill-color="#ffffff" draw:textarea-horizontal-align="justify" draw:textarea-vertical-align="middle" draw:auto-grow-height="false" fo:min-height="1.546cm" fo:min-width="1.296cm"/>
    </style:style>
    <style:style style:name="gr132" style:family="graphic" style:parent-style-name="objectwithoutfill">
      <style:graphic-properties svg:stroke-color="#000000" draw:marker-end="Arrow" draw:marker-end-width="0.3cm" draw:fill="none"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7" style:family="graphic" style:parent-style-name="objectwithoutfill">
      <style:graphic-properties svg:stroke-color="#b2b2b2" draw:fill="none" draw:textarea-vertical-align="middle"/>
    </style:style>
    <style:style style:name="gr138" style:family="graphic" style:parent-style-name="objectwithoutfill">
      <style:graphic-properties svg:stroke-color="#b2b2b2" draw:fill="none" draw:fill-color="#729fcf" draw:textarea-vertical-align="middle"/>
    </style:style>
    <style:style style:name="gr13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0" style:family="graphic" style:parent-style-name="objectwithoutfill">
      <style:graphic-properties svg:stroke-color="#b2b2b2" draw:fill="none" draw:fill-color="#ff0000" draw:textarea-vertical-align="middle"/>
    </style:style>
    <style:style style:name="gr141"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42" style:family="graphic" style:parent-style-name="objectwithoutfill">
      <style:graphic-properties svg:stroke-color="#b2b2b2" draw:marker-end="Arrow" draw:marker-end-width="0.3cm" draw:fill="none" draw:textarea-vertical-align="middle"/>
    </style:style>
    <style:style style:name="gr143" style:family="graphic" style:parent-style-name="standard">
      <style:graphic-properties draw:fill-color="#e0e9f0" draw:textarea-horizontal-align="justify" draw:textarea-vertical-align="middle" draw:auto-grow-height="false" fo:min-height="13.9cm" fo:min-width="16.102cm"/>
    </style:style>
    <style:style style:name="gr144" style:family="graphic" style:parent-style-name="standard">
      <style:graphic-properties draw:fill-color="#c5caed" draw:textarea-horizontal-align="justify" draw:textarea-vertical-align="middle" draw:auto-grow-height="false" fo:min-height="4.523cm" fo:min-width="9.914cm"/>
    </style:style>
    <style:style style:name="gr145" style:family="graphic" style:parent-style-name="standard">
      <style:graphic-properties draw:fill-color="#c5caed" draw:textarea-horizontal-align="justify" draw:textarea-vertical-align="middle" draw:auto-grow-height="false" fo:min-height="5.338cm" fo:min-width="5.85cm"/>
    </style:style>
    <style:style style:name="gr146" style:family="graphic" style:parent-style-name="standard">
      <style:graphic-properties draw:fill-color="#ffffff" draw:textarea-horizontal-align="justify" draw:textarea-vertical-align="middle" draw:auto-grow-height="false" fo:min-height="2.798cm" fo:min-width="3.31cm"/>
    </style:style>
    <style:style style:name="gr147" style:family="graphic" style:parent-style-name="standard">
      <style:graphic-properties draw:fill-color="#ffffff" draw:textarea-horizontal-align="justify" draw:textarea-vertical-align="middle" draw:auto-grow-height="false" fo:min-height="1.02cm" fo:min-width="0.77cm"/>
    </style:style>
    <style:style style:name="gr148"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49"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50"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51"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52" style:family="graphic" style:parent-style-name="objectwithoutfill">
      <style:graphic-properties draw:marker-end="Arrow" draw:marker-end-width="0.3cm" draw:fill="none" draw:fill-color="#729fcf" draw:textarea-vertical-align="middle"/>
    </style:style>
    <style:style style:name="gr153"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5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7"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58" style:family="graphic" style:parent-style-name="standard">
      <style:graphic-properties draw:stroke="none" draw:fill="none" draw:fill-color="#e0e9f0" fo:min-height="1.247cm"/>
    </style:style>
    <style:style style:name="gr159" style:family="graphic" style:parent-style-name="standard">
      <style:graphic-properties draw:fill-color="#ffffff" draw:textarea-horizontal-align="justify" draw:textarea-vertical-align="middle" draw:auto-grow-height="false" fo:min-height="1.368cm" fo:min-width="1.118cm"/>
    </style:style>
    <style:style style:name="gr160" style:family="graphic" style:parent-style-name="standard">
      <style:graphic-properties draw:fill-color="#ffffff" draw:textarea-horizontal-align="justify" draw:textarea-vertical-align="middle" draw:auto-grow-height="false" fo:min-height="1.906cm" fo:min-width="1.656cm"/>
    </style:style>
    <style:style style:name="gr161"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62"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63"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64" style:family="graphic" style:parent-style-name="standard">
      <style:graphic-properties draw:fill-color="#ccccff" draw:textarea-horizontal-align="justify" draw:textarea-vertical-align="middle" draw:auto-grow-height="false" fo:min-height="1.274cm" fo:min-width="5.848cm"/>
    </style:style>
    <style:style style:name="gr165" style:family="graphic" style:parent-style-name="standard">
      <style:graphic-properties draw:fill-color="#ffffff" draw:textarea-horizontal-align="justify" draw:textarea-vertical-align="middle" draw:auto-grow-height="false" fo:min-height="1.02cm" fo:min-width="0.77cm"/>
    </style:style>
    <style:style style:name="gr166" style:family="graphic" style:parent-style-name="standard">
      <style:graphic-properties draw:fill-color="#c5caed" draw:textarea-horizontal-align="justify" draw:textarea-vertical-align="middle" draw:auto-grow-height="false" fo:min-height="4.523cm" fo:min-width="8.39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0"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71" style:family="graphic" style:parent-style-name="standard">
      <style:graphic-properties draw:fill-color="#ffffff" draw:textarea-horizontal-align="justify" draw:textarea-vertical-align="middle" draw:auto-grow-height="false" fo:min-height="1.416cm" fo:min-width="1.166cm"/>
    </style:style>
    <style:style style:name="gr172" style:family="graphic" style:parent-style-name="standard">
      <style:graphic-properties draw:fill-color="#ffffff" draw:textarea-horizontal-align="justify" draw:textarea-vertical-align="middle" draw:auto-grow-height="false" fo:min-height="1.684cm" fo:min-width="1.434cm"/>
    </style:style>
    <style:style style:name="gr173"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74"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75" style:family="graphic" style:parent-style-name="standard">
      <style:graphic-properties draw:fill-color="#c5caed" draw:textarea-horizontal-align="justify" draw:textarea-vertical-align="middle" draw:auto-grow-height="false" fo:min-height="8.624cm" fo:min-width="11.246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77"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78" style:family="graphic" style:parent-style-name="standard">
      <style:graphic-properties draw:fill-color="#ffffff" draw:textarea-horizontal-align="justify" draw:textarea-vertical-align="middle" draw:auto-grow-height="false" fo:min-height="0.036cm" fo:min-width="0.496cm"/>
    </style:style>
    <style:style style:name="gr179" style:family="graphic" style:parent-style-name="standard">
      <style:graphic-properties draw:fill-color="#ffffff" draw:textarea-horizontal-align="justify" draw:textarea-vertical-align="middle" draw:auto-grow-height="false" fo:min-height="2.798cm" fo:min-width="1.786cm"/>
    </style:style>
    <style:style style:name="gr180" style:family="graphic" style:parent-style-name="standard">
      <style:graphic-properties draw:fill-color="#ffffff" draw:textarea-horizontal-align="justify" draw:textarea-vertical-align="middle" draw:auto-grow-height="false" fo:min-height="2.45cm" fo:min-width="2.294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8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83"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4"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6" style:family="graphic" style:parent-style-name="standard">
      <style:graphic-properties draw:stroke="none" svg:stroke-color="#000000" draw:fill="none" draw:fill-color="#ffffff" draw:auto-grow-height="true" draw:auto-grow-width="false" fo:max-height="0cm" fo:min-height="14.596cm"/>
    </style:style>
    <style:style style:name="gr187" style:family="graphic" style:parent-style-name="standard">
      <style:graphic-properties draw:fill-color="#ffffff" draw:textarea-horizontal-align="justify" draw:textarea-vertical-align="middle" draw:auto-grow-height="false" fo:min-height="0.766cm" fo:min-width="2.9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8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90"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91"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92" style:family="graphic" style:parent-style-name="standard">
      <style:graphic-properties draw:fill-color="#ffffff" draw:textarea-horizontal-align="justify" draw:textarea-vertical-align="middle" draw:auto-grow-height="false" fo:min-height="1.148cm" fo:min-width="1.914cm"/>
    </style:style>
    <style:style style:name="gr193" style:family="graphic" style:parent-style-name="standard">
      <style:graphic-properties draw:fill-color="#ffffff" draw:textarea-horizontal-align="justify" draw:textarea-vertical-align="middle" draw:auto-grow-height="false" fo:min-height="1.981cm" fo:min-width="3.056cm"/>
    </style:style>
    <style:style style:name="gr194" style:family="graphic" style:parent-style-name="standard">
      <style:graphic-properties draw:fill-color="#ffffff" draw:textarea-horizontal-align="justify" draw:textarea-vertical-align="middle" draw:auto-grow-height="false" fo:min-height="1.02cm" fo:min-width="3.056cm"/>
    </style:style>
    <style:style style:name="gr195" style:family="graphic" style:parent-style-name="standard">
      <style:graphic-properties draw:fill-color="#ffffff" draw:textarea-horizontal-align="justify" draw:textarea-vertical-align="middle" draw:auto-grow-height="false" fo:min-height="0.766cm" fo:min-width="3.818cm"/>
    </style:style>
    <style:style style:name="gr196" style:family="graphic" style:parent-style-name="standard">
      <style:graphic-properties draw:fill-color="#ffffff" draw:textarea-horizontal-align="justify" draw:textarea-vertical-align="middle" draw:auto-grow-height="false" fo:min-height="1.632cm" fo:min-width="3.818cm"/>
    </style:style>
    <style:style style:name="gr197" style:family="graphic" style:parent-style-name="standard">
      <style:graphic-properties draw:fill-color="#ffffff" draw:textarea-horizontal-align="justify" draw:textarea-vertical-align="middle" draw:auto-grow-height="false" fo:min-height="1.004cm" fo:min-width="4.326cm"/>
    </style:style>
    <style:style style:name="gr198"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99"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00" style:family="graphic" style:parent-style-name="standard">
      <style:graphic-properties draw:fill-color="#ccccff" draw:textarea-horizontal-align="justify" draw:textarea-vertical-align="middle" draw:auto-grow-height="false" fo:min-height="13.374cm" fo:min-width="16.726cm"/>
    </style:style>
    <style:style style:name="gr201" style:family="graphic" style:parent-style-name="standard">
      <style:graphic-properties draw:fill-color="#ffffff" draw:textarea-horizontal-align="justify" draw:textarea-vertical-align="middle" draw:auto-grow-height="false" fo:min-height="0.259cm" fo:min-width="0.26cm"/>
    </style:style>
    <style:style style:name="gr202" style:family="graphic" style:parent-style-name="standard">
      <style:graphic-properties draw:fill-color="#ffffff" draw:textarea-horizontal-align="justify" draw:textarea-vertical-align="middle" draw:auto-grow-height="false" fo:min-height="0.512cm" fo:min-width="2.04cm"/>
    </style:style>
    <style:style style:name="gr203" style:family="graphic" style:parent-style-name="measure">
      <style:graphic-properties draw:textarea-vertical-align="middle"/>
    </style:style>
    <style:style style:name="gr204" style:family="graphic" style:parent-style-name="standard">
      <style:graphic-properties draw:fill-color="#ffffff" draw:textarea-horizontal-align="justify" draw:textarea-vertical-align="middle" draw:auto-grow-height="false" fo:min-height="2.036cm" fo:min-width="0.516cm"/>
    </style:style>
    <style:style style:name="gr205" style:family="graphic" style:parent-style-name="standard">
      <style:graphic-properties draw:fill-color="#ffffff" draw:textarea-horizontal-align="justify" draw:textarea-vertical-align="middle" draw:auto-grow-height="false" fo:min-height="1.782cm" fo:min-width="5.85cm"/>
    </style:style>
    <style:style style:name="gr206"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07" style:family="graphic" style:parent-style-name="standard">
      <style:graphic-properties draw:fill-color="#ffffff" draw:textarea-horizontal-align="justify" draw:textarea-vertical-align="middle" draw:auto-grow-height="false" fo:min-height="1.528cm" fo:min-width="1.786cm"/>
    </style:style>
    <style:style style:name="gr208"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09"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10"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11"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12" style:family="graphic" style:parent-style-name="standard">
      <style:graphic-properties draw:fill-color="#e0e9f0" draw:textarea-horizontal-align="justify" draw:textarea-vertical-align="middle" draw:auto-grow-height="false" fo:min-height="9.148cm" fo:min-width="9.152cm"/>
    </style:style>
    <style:style style:name="gr213" style:family="graphic" style:parent-style-name="standard">
      <style:graphic-properties draw:fill-color="#ffffff" draw:textarea-horizontal-align="justify" draw:textarea-vertical-align="middle" draw:auto-grow-height="false" fo:min-height="1.782cm" fo:min-width="1.532cm"/>
    </style:style>
    <style:style style:name="gr214" style:family="graphic" style:parent-style-name="standard">
      <style:graphic-properties draw:fill-color="#ffffff" draw:textarea-horizontal-align="justify" draw:textarea-vertical-align="middle" draw:auto-grow-height="false" fo:min-height="3.56cm" fo:min-width="3.31cm"/>
    </style:style>
    <style:style style:name="gr215" style:family="graphic" style:parent-style-name="objectwithoutfill">
      <style:graphic-properties draw:fill="none" draw:fill-color="#e0e9f0" draw:textarea-vertical-align="middle"/>
    </style:style>
    <style:style style:name="gr216"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17"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18" style:family="graphic" style:parent-style-name="standard">
      <style:graphic-properties draw:stroke="none" draw:fill="none" draw:fill-color="#e0e9f0" fo:min-height="1.356cm"/>
    </style:style>
    <style:style style:name="gr219"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2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1" style:family="graphic" style:parent-style-name="standard">
      <style:graphic-properties draw:stroke="none" svg:stroke-color="#000000" draw:fill="none" draw:fill-color="#ffffff" draw:auto-grow-height="true" draw:auto-grow-width="false" fo:max-height="0cm" fo:min-height="9.361cm"/>
    </style:style>
    <style:style style:name="gr22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3" style:family="graphic" style:parent-style-name="standard">
      <style:graphic-properties draw:stroke="none" svg:stroke-color="#000000" draw:fill="none" draw:fill-color="#ffffff" draw:auto-grow-height="true" draw:auto-grow-width="false" fo:max-height="0cm" fo:min-height="12.399cm"/>
    </style:style>
    <style:style style:name="gr224"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25"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26"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8" style:family="graphic" style:parent-style-name="standard">
      <style:graphic-properties draw:fill-color="#ccccff" draw:textarea-horizontal-align="justify" draw:textarea-vertical-align="middle" draw:auto-grow-height="false" fo:min-height="10.378cm" fo:min-width="13.978cm"/>
    </style:style>
    <style:style style:name="gr229" style:family="graphic" style:parent-style-name="standard">
      <style:graphic-properties draw:fill-color="#ffffff" draw:textarea-horizontal-align="justify" draw:textarea-vertical-align="middle" draw:auto-grow-height="false" fo:min-height="1.02cm" fo:min-width="4.58cm"/>
    </style:style>
    <style:style style:name="gr230"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31"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32" style:family="graphic" style:parent-style-name="standard">
      <style:graphic-properties draw:fill-color="#ffffff" draw:textarea-horizontal-align="justify" draw:textarea-vertical-align="middle" draw:auto-grow-height="false" fo:min-height="0.512cm" fo:min-width="2.294cm"/>
    </style:style>
    <style:style style:name="gr233" style:family="graphic" style:parent-style-name="standard">
      <style:graphic-properties draw:fill-color="#ffffff" draw:textarea-horizontal-align="justify" draw:textarea-vertical-align="middle" draw:auto-grow-height="false" fo:min-height="0.036cm" fo:min-width="0.354cm"/>
    </style:style>
    <style:style style:name="gr234" style:family="graphic" style:parent-style-name="standard">
      <style:graphic-properties draw:fill-color="#ffffff" draw:textarea-horizontal-align="justify" draw:textarea-vertical-align="middle" draw:auto-grow-height="false" fo:min-height="3.504cm" fo:min-width="1.968cm"/>
    </style:style>
    <style:style style:name="gr235"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36" style:family="graphic" style:parent-style-name="standard">
      <style:graphic-properties draw:fill-color="#ffffff" draw:textarea-horizontal-align="justify" draw:textarea-vertical-align="middle" draw:auto-grow-height="false" fo:min-height="1.782cm" fo:min-width="1.132cm"/>
    </style:style>
    <style:style style:name="gr237"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38"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39" style:family="graphic" style:parent-style-name="standard">
      <style:graphic-properties draw:fill-color="#ffffff" draw:textarea-horizontal-align="justify" draw:textarea-vertical-align="middle" draw:auto-grow-height="false" fo:min-height="1.02cm" fo:min-width="0.516cm"/>
    </style:style>
    <style:style style:name="gr240" style:family="graphic" style:parent-style-name="measure" style:list-style-name="L1">
      <style:graphic-properties svg:stroke-color="#3333ff" draw:fill-color="#3333ff" draw:textarea-vertical-align="middle"/>
    </style:style>
    <style:style style:name="gr241" style:family="graphic" style:parent-style-name="standard">
      <style:graphic-properties draw:fill-color="#ff99ff" draw:textarea-horizontal-align="justify" draw:textarea-vertical-align="middle" draw:auto-grow-height="false" fo:min-height="0.766cm" fo:min-width="2.548cm"/>
    </style:style>
    <style:style style:name="gr242" style:family="graphic" style:parent-style-name="standard">
      <style:graphic-properties draw:textarea-horizontal-align="justify" draw:textarea-vertical-align="middle" draw:auto-grow-height="false" fo:min-height="2.798cm" fo:min-width="6.358cm"/>
    </style:style>
    <style:style style:name="gr243" style:family="graphic" style:parent-style-name="standard">
      <style:graphic-properties draw:textarea-horizontal-align="justify" draw:textarea-vertical-align="middle" draw:auto-grow-height="false" fo:min-height="0.766cm" fo:min-width="6.358cm"/>
    </style:style>
    <style:style style:name="gr244"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45"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46" style:family="graphic" style:parent-style-name="standard">
      <style:graphic-properties draw:fill-color="#ff99ff" draw:textarea-horizontal-align="justify" draw:textarea-vertical-align="middle" draw:auto-grow-height="false" fo:min-height="2.798cm" fo:min-width="0.516cm"/>
    </style:style>
    <style:style style:name="gr247" style:family="graphic" style:parent-style-name="standard">
      <style:graphic-properties draw:fill-color="#ff99ff" draw:textarea-horizontal-align="justify" draw:textarea-vertical-align="middle" draw:auto-grow-height="false" fo:min-height="0.766cm" fo:min-width="0.516cm"/>
    </style:style>
    <style:style style:name="gr248" style:family="graphic" style:parent-style-name="standard">
      <style:graphic-properties draw:fill-color="#ff99ff" draw:textarea-horizontal-align="justify" draw:textarea-vertical-align="middle" draw:auto-grow-height="false" fo:min-height="0.639cm" fo:min-width="2.548cm"/>
    </style:style>
    <style:style style:name="gr249" style:family="graphic" style:parent-style-name="standard">
      <style:graphic-properties draw:stroke="none" svg:stroke-color="#000000" draw:fill="none" draw:fill-color="#ffffff" draw:auto-grow-height="true" draw:auto-grow-width="false" fo:max-height="0cm" fo:min-height="1.453cm"/>
    </style:style>
    <style:style style:name="gr250" style:family="graphic" style:parent-style-name="standard">
      <style:graphic-properties draw:fill-color="#ffffff" draw:textarea-horizontal-align="justify" draw:textarea-vertical-align="middle" draw:auto-grow-height="false" fo:min-height="1.782cm" fo:min-width="3.849cm"/>
    </style:style>
    <style:style style:name="gr251" style:family="graphic" style:parent-style-name="standard">
      <style:graphic-properties draw:fill-color="#ffffff" draw:textarea-horizontal-align="justify" draw:textarea-vertical-align="middle" draw:auto-grow-height="false" fo:min-height="1.382cm" fo:min-width="1.007cm"/>
    </style:style>
    <style:style style:name="gr252" style:family="graphic" style:parent-style-name="standard">
      <style:graphic-properties draw:fill-color="#ff0000" draw:textarea-horizontal-align="justify" draw:textarea-vertical-align="middle" draw:auto-grow-height="false" fo:min-height="1.382cm" fo:min-width="1.007cm"/>
    </style:style>
    <style:style style:name="gr253" style:family="graphic" style:parent-style-name="standard">
      <style:graphic-properties draw:fill-color="#ccccff" draw:textarea-horizontal-align="justify" draw:textarea-vertical-align="middle" draw:auto-grow-height="false" fo:min-height="3.814cm" fo:min-width="3.564cm"/>
    </style:style>
    <style:style style:name="gr254" style:family="graphic" style:parent-style-name="standard">
      <style:graphic-properties draw:fill-color="#ffffff" draw:textarea-horizontal-align="justify" draw:textarea-vertical-align="middle" draw:auto-grow-height="false" fo:min-height="2.036cm" fo:min-width="2.548cm"/>
    </style:style>
    <style:style style:name="gr255"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56" style:family="graphic" style:parent-style-name="objectwithoutfill">
      <style:graphic-properties draw:marker-end="Arrow" draw:marker-end-width="0.3cm" draw:fill="none" draw:fill-color="#99ccff" draw:textarea-vertical-align="middle"/>
    </style:style>
    <style:style style:name="gr257"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58"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59"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60" style:family="graphic" style:parent-style-name="standard">
      <style:graphic-properties draw:fill-color="#ccccff" draw:textarea-horizontal-align="justify" draw:textarea-vertical-align="middle" draw:auto-grow-height="false" fo:min-height="13.187cm" fo:min-width="14.34cm"/>
    </style:style>
    <style:style style:name="gr261"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62" style:family="graphic" style:parent-style-name="standard">
      <style:graphic-properties draw:stroke="none" draw:fill="none" draw:fill-color="#e0e9f0" fo:min-height="4.066cm"/>
    </style:style>
    <style:style style:name="gr263" style:family="graphic" style:parent-style-name="standard">
      <style:graphic-properties draw:fill-color="#ffffff" draw:textarea-horizontal-align="justify" draw:textarea-vertical-align="middle" draw:auto-grow-height="false" fo:min-height="1.264cm" fo:min-width="1.014cm"/>
    </style:style>
    <style:style style:name="gr264" style:family="graphic" style:parent-style-name="standard">
      <style:graphic-properties draw:fill-color="#ffffff" draw:textarea-horizontal-align="justify" draw:textarea-vertical-align="middle" draw:auto-grow-height="false" fo:min-height="2.544cm" fo:min-width="3.056cm"/>
    </style:style>
    <style:style style:name="gr265" style:family="graphic" style:parent-style-name="standard">
      <style:graphic-properties draw:stroke="none" draw:fill="none" draw:fill-color="#c5caed" fo:min-height="4.066cm"/>
    </style:style>
    <style:style style:name="gr266" style:family="graphic" style:parent-style-name="standard">
      <style:graphic-properties draw:fill-color="#ffffff" draw:textarea-horizontal-align="justify" draw:textarea-vertical-align="middle" draw:auto-grow-height="false" fo:min-height="0.178cm" fo:min-width="0.782cm"/>
    </style:style>
    <style:style style:name="gr267" style:family="graphic" style:parent-style-name="objectwithoutfill">
      <style:graphic-properties draw:marker-end="Arrow" draw:marker-end-width="0.3cm" draw:fill="none" draw:fill-color="#e0e9f0" draw:textarea-vertical-align="middle"/>
    </style:style>
    <style:style style:name="gr26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6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72"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73" style:family="graphic" style:parent-style-name="standard">
      <style:graphic-properties draw:fill-color="#ffffff" draw:textarea-horizontal-align="justify" draw:textarea-vertical-align="middle" draw:auto-grow-height="false" fo:min-height="0.988cm" fo:min-width="2.548cm"/>
    </style:style>
    <style:style style:name="gr274" style:family="graphic" style:parent-style-name="standard">
      <style:graphic-properties draw:fill-color="#ffffff" draw:textarea-horizontal-align="justify" draw:textarea-vertical-align="middle" draw:auto-grow-height="false" fo:min-height="1.528cm" fo:min-width="1.278cm"/>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7" style:family="graphic" style:parent-style-name="standard">
      <style:graphic-properties draw:stroke="none" draw:fill="none" fo:min-height="1.246cm"/>
    </style:style>
    <style:style style:name="gr278" style:family="graphic" style:parent-style-name="standard">
      <style:graphic-properties draw:fill-color="#ffffff" draw:textarea-horizontal-align="justify" draw:textarea-vertical-align="middle" draw:auto-grow-height="false" fo:min-height="0.512cm" fo:min-width="1.532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8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4" style:family="graphic" style:parent-style-name="standard">
      <style:graphic-properties draw:stroke="none" svg:stroke-color="#000000" draw:fill="none" draw:fill-color="#ffffff" draw:auto-grow-height="true" draw:auto-grow-width="false" fo:max-height="0cm" fo:min-height="8.425cm"/>
    </style:style>
    <style:style style:name="gr285" style:family="graphic" style:parent-style-name="standard">
      <style:graphic-properties draw:fill-color="#ccccff" draw:textarea-horizontal-align="justify" draw:textarea-vertical-align="middle" draw:auto-grow-height="false" fo:min-height="6.862cm" fo:min-width="16.264cm"/>
    </style:style>
    <style:style style:name="gr286" style:family="graphic" style:parent-style-name="standard">
      <style:graphic-properties draw:fill-color="#ffffff" draw:textarea-horizontal-align="justify" draw:textarea-vertical-align="middle" draw:auto-grow-height="false" fo:min-height="2.036cm" fo:min-width="2.802cm"/>
    </style:style>
    <style:style style:name="gr287" style:family="graphic" style:parent-style-name="standard">
      <style:graphic-properties draw:fill-color="#ffffff" draw:textarea-horizontal-align="justify" draw:textarea-vertical-align="middle" draw:auto-grow-height="false" fo:min-height="0.766cm" fo:min-width="2.756cm"/>
    </style:style>
    <style:style style:name="gr288"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89"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90"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91" style:family="graphic" style:parent-style-name="standard">
      <style:graphic-properties draw:fill-color="#ffffff" draw:textarea-horizontal-align="justify" draw:textarea-vertical-align="middle" draw:auto-grow-height="false" fo:min-height="2.036cm" fo:min-width="3.95cm"/>
    </style:style>
    <style:style style:name="gr292"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93" style:family="graphic" style:parent-style-name="standard">
      <style:graphic-properties draw:fill-color="#ffffff" draw:textarea-horizontal-align="justify" draw:textarea-vertical-align="middle" draw:auto-grow-height="false" fo:min-height="1.528cm" fo:min-width="1.024cm"/>
    </style:style>
    <style:style style:name="gr294"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95"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96"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97" style:family="graphic" style:parent-style-name="standard">
      <style:graphic-properties draw:fill-color="#99ccff" draw:textarea-horizontal-align="justify" draw:textarea-vertical-align="middle" draw:auto-grow-height="false" fo:min-height="1.546cm" fo:min-width="1.296cm"/>
    </style:style>
    <style:style style:name="gr298"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2" style:family="graphic" style:parent-style-name="standard">
      <style:graphic-properties draw:fill-color="#ffffff" draw:textarea-horizontal-align="justify" draw:textarea-vertical-align="middle" draw:auto-grow-height="false" fo:min-height="0.834cm" fo:min-width="2.548cm"/>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5"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06" style:family="graphic" style:parent-style-name="standard">
      <style:graphic-properties draw:fill-color="#ffffff" draw:textarea-horizontal-align="justify" draw:textarea-vertical-align="middle" draw:auto-grow-height="false" fo:min-height="0.812cm" fo:min-width="2.548cm"/>
    </style:style>
    <style:style style:name="gr307" style:family="graphic" style:parent-style-name="standard">
      <style:graphic-properties draw:textarea-horizontal-align="justify" draw:textarea-vertical-align="middle" draw:auto-grow-height="false" fo:min-height="1.726cm" fo:min-width="1.476cm"/>
    </style:style>
    <style:style style:name="gr308"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09"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10"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11"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12"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13" style:family="graphic" style:parent-style-name="standard">
      <style:graphic-properties draw:fill-color="#6699cc" draw:textarea-horizontal-align="justify" draw:textarea-vertical-align="middle" draw:auto-grow-height="false" fo:min-height="1.726cm" fo:min-width="1.476cm"/>
    </style:style>
    <style:style style:name="gr314"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style:paragraph-properties fo:text-align="center"/>
      <style:text-properties fo:font-size="24pt" style:font-size-asian="24pt" style:font-size-complex="24pt"/>
    </style:style>
    <style:style style:name="P21" style:family="paragraph">
      <loext:graphic-properties draw:fill-color="#ffffff"/>
      <style:paragraph-properties fo:text-align="center"/>
      <style:text-properties fo:font-size="24pt" style:font-size-asian="24pt" style:font-size-complex="24pt"/>
    </style:style>
    <style:style style:name="P22" style:family="paragraph">
      <style:text-properties fo:font-size="18pt"/>
    </style:style>
    <style:style style:name="P23" style:family="paragraph">
      <loext:graphic-properties draw:fill="none" draw:fill-color="#ffffff"/>
      <style:text-properties fo:font-size="18pt"/>
    </style:style>
    <style:style style:name="P24" style:family="paragraph">
      <loext:graphic-properties draw:fill="solid" draw:fill-color="#ff0000"/>
      <style:paragraph-properties fo:text-align="center"/>
    </style:style>
    <style:style style:name="P25" style:family="paragraph">
      <loext:graphic-properties draw:fill="none" draw:fill-color="#ffffff"/>
      <style:text-properties fo:color="#ff0000"/>
    </style:style>
    <style:style style:name="P26" style:family="paragraph">
      <loext:graphic-properties draw:fill="solid" draw:fill-color="#000000"/>
      <style:paragraph-properties fo:text-align="center"/>
    </style:style>
    <style:style style:name="P27" style:family="paragraph">
      <loext:graphic-properties draw:fill-color="#cfe7f5"/>
      <style:paragraph-properties fo:text-align="center"/>
    </style:style>
    <style:style style:name="P28" style:family="paragraph">
      <style:paragraph-properties fo:text-align="center"/>
      <style:text-properties fo:font-size="28pt"/>
    </style:style>
    <style:style style:name="P29" style:family="paragraph">
      <loext:graphic-properties draw:fill-color="#ffffff"/>
      <style:paragraph-properties fo:text-align="center"/>
      <style:text-properties fo:font-size="28pt" style:font-size-asian="28pt" style:font-size-complex="28pt"/>
    </style:style>
    <style:style style:name="P30" style:family="paragraph">
      <style:paragraph-properties fo:text-align="center"/>
      <style:text-properties fo:font-size="18pt"/>
    </style:style>
    <style:style style:name="P31" style:family="paragraph">
      <loext:graphic-properties draw:fill-color="#ffffff"/>
      <style:paragraph-properties fo:text-align="center"/>
      <style:text-properties fo:font-size="18pt"/>
    </style:style>
    <style:style style:name="P32" style:family="paragraph">
      <style:text-properties fo:font-size="12pt" style:font-size-asian="12pt" style:font-size-complex="12pt"/>
    </style:style>
    <style:style style:name="P33" style:family="paragraph">
      <style:paragraph-properties fo:text-align="center"/>
      <style:text-properties fo:font-size="15pt" style:font-size-asian="15pt" style:font-size-complex="15pt"/>
    </style:style>
    <style:style style:name="P34" style:family="paragraph">
      <loext:graphic-properties draw:fill-color="#ffffff"/>
      <style:paragraph-properties fo:text-align="center"/>
      <style:text-properties fo:font-size="15pt" style:font-size-asian="15pt" style:font-size-complex="15pt"/>
    </style:style>
    <style:style style:name="P35" style:family="paragraph">
      <style:text-properties style:font-name="TeXGyreSchola3"/>
    </style:style>
    <style:style style:name="P36" style:family="paragraph">
      <loext:graphic-properties draw:fill-color="#e0e9f0"/>
      <style:paragraph-properties fo:text-align="center"/>
    </style:style>
    <style:style style:name="P37" style:family="paragraph">
      <loext:graphic-properties draw:fill="none" draw:fill-color="#ffffff"/>
      <style:text-properties style:font-name="TeXGyreSchola3"/>
    </style:style>
    <style:style style:name="P38" style:family="paragraph">
      <style:paragraph-properties fo:margin-left="0cm" fo:margin-right="0cm" fo:margin-top="0.1cm" fo:margin-bottom="0.1cm" fo:line-height="100%" fo:text-indent="0cm">
        <style:tab-stops/>
      </style:paragraph-properties>
    </style:style>
    <style:style style:name="P39"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0" style:family="paragraph">
      <loext:graphic-properties draw:fill="none" draw:fill-color="#ffffff"/>
      <style:text-properties style:font-name="TeXGyreSchola3" fo:font-size="24pt" style:font-size-asian="24pt" style:font-size-complex="24pt"/>
    </style:style>
    <style:style style:name="P41" style:family="paragraph">
      <loext:graphic-properties draw:fill="none" draw:fill-color="#ffffff"/>
      <style:text-properties fo:font-size="16pt" style:font-size-asian="16pt" style:font-size-complex="16pt"/>
    </style:style>
    <style:style style:name="P42"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1cm" fo:margin-bottom="0.1cm" fo:line-height="100%" fo:text-align="end" fo:text-indent="0cm">
        <style:tab-stops/>
      </style:paragraph-properties>
    </style:style>
    <style:style style:name="P44"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text-align="center"/>
    </style:style>
    <style:style style:name="P46" style:family="paragraph">
      <loext:graphic-properties draw:fill="none"/>
      <style:paragraph-properties fo:margin-left="0cm" fo:margin-right="0cm" fo:margin-top="0.1cm" fo:margin-bottom="0.1cm" fo:line-height="100%" fo:text-align="end" fo:text-indent="0cm">
        <style:tab-stops/>
      </style:paragraph-properties>
    </style:style>
    <style:style style:name="P47" style:family="paragraph">
      <loext:graphic-properties draw:fill-color="#c5caed"/>
      <style:paragraph-properties fo:text-align="center"/>
    </style:style>
    <style:style style:name="P48" style:family="paragraph">
      <style:paragraph-properties fo:margin-left="0cm" fo:margin-right="0cm" fo:margin-top="0.1cm" fo:margin-bottom="0.1cm" fo:line-height="100%" fo:text-align="justify" fo:text-indent="0cm">
        <style:tab-stops/>
      </style:paragraph-properties>
    </style:style>
    <style:style style:name="P49"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50" style:family="paragraph">
      <loext:graphic-properties draw:fill="none" draw:fill-color="#ffffff"/>
      <style:text-properties fo:font-size="10pt" style:font-size-asian="10pt" style:font-size-complex="10pt"/>
    </style:style>
    <style:style style:name="P51" style:family="paragraph">
      <loext:graphic-properties draw:fill="none" draw:fill-color="#ff0000"/>
      <style:paragraph-properties fo:text-align="center"/>
    </style:style>
    <style:style style:name="P52"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53"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54" style:family="paragraph">
      <loext:graphic-properties draw:fill-color="#ccccff"/>
      <style:paragraph-properties fo:text-align="center"/>
    </style:style>
    <style:style style:name="P55" style:family="paragraph">
      <loext:graphic-properties draw:fill-color="#ffffff"/>
      <style:paragraph-properties fo:text-align="center"/>
      <style:text-properties fo:font-size="16pt" style:font-size-asian="16pt" style:font-size-complex="16pt"/>
    </style:style>
    <style:style style:name="P56"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7" style:family="paragraph">
      <style:paragraph-properties fo:text-align="justify"/>
    </style:style>
    <style:style style:name="P58" style:family="paragraph">
      <loext:graphic-properties draw:fill="none" draw:fill-color="#ffffff"/>
      <style:paragraph-properties fo:text-align="justify"/>
      <style:text-properties fo:font-size="12pt" style:font-size-asian="12pt" style:font-size-complex="12pt"/>
    </style:style>
    <style:style style:name="P59" style:family="paragraph">
      <loext:graphic-properties draw:fill-color="#ffffff"/>
      <style:paragraph-properties fo:text-align="center"/>
      <style:text-properties fo:font-size="10pt" style:font-size-asian="10pt" style:font-size-complex="10pt"/>
    </style:style>
    <style:style style:name="P60" style:family="paragraph">
      <loext:graphic-properties draw:fill-color="#ffffff"/>
      <style:paragraph-properties fo:text-align="center"/>
      <style:text-properties fo:font-size="14pt" style:font-size-asian="14pt" style:font-size-complex="14pt"/>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loext:graphic-properties draw:fill="none" draw:fill-color="#e0e9f0"/>
      <style:paragraph-properties fo:text-align="center"/>
    </style:style>
    <style:style style:name="P63" style:family="paragraph">
      <loext:graphic-properties draw:fill="none" draw:fill-color="#e0e9f0"/>
      <style:text-properties style:font-name="TeXGyreSchola3" fo:font-size="26pt" style:font-size-asian="26pt" style:font-size-complex="26pt"/>
    </style:style>
    <style:style style:name="P64" style:family="paragraph">
      <loext:graphic-properties draw:fill="none" draw:fill-color="#ffffff"/>
      <style:text-properties fo:font-size="18pt" style:font-size-asian="18pt" style:font-size-complex="18pt"/>
    </style:style>
    <style:style style:name="P65" style:family="paragraph">
      <loext:graphic-properties draw:fill="none" draw:fill-color="#ffffff"/>
      <style:text-properties fo:font-size="8pt" style:font-size-asian="8pt" style:font-size-complex="8pt"/>
    </style:style>
    <style:style style:name="P66" style:family="paragraph">
      <loext:graphic-properties draw:fill-color="#ccccff"/>
      <style:paragraph-properties fo:text-align="center"/>
      <style:text-properties fo:font-size="18pt" style:font-size-asian="18pt" style:font-size-complex="18pt"/>
    </style:style>
    <style:style style:name="P67" style:family="paragraph">
      <loext:graphic-properties draw:fill-color="#ffffff"/>
      <style:paragraph-properties fo:text-align="center"/>
      <style:text-properties fo:font-size="18pt" style:font-size-asian="18pt" style:font-size-complex="18pt"/>
    </style:style>
    <style:style style:name="P68" style:family="paragraph">
      <loext:graphic-properties draw:fill="none" draw:fill-color="#ffffff"/>
      <style:paragraph-properties fo:text-align="center"/>
      <style:text-properties fo:font-size="18pt" style:font-size-asian="18pt" style:font-size-complex="18pt"/>
    </style:style>
    <style:style style:name="P69" style:family="paragraph">
      <loext:graphic-properties draw:fill="none" draw:fill-color="#ffffff"/>
      <style:paragraph-properties fo:text-align="justify"/>
      <style:text-properties fo:font-size="14pt" style:font-size-asian="14pt" style:font-size-complex="14pt"/>
    </style:style>
    <style:style style:name="P70"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color="#ff99ff"/>
      <style:paragraph-properties fo:text-align="center"/>
    </style:style>
    <style:style style:name="P72" style:family="paragraph">
      <loext:graphic-properties draw:fill="none" draw:fill-color="#ffffff"/>
      <style:paragraph-properties fo:text-align="justify"/>
    </style:style>
    <style:style style:name="P73" style:family="paragraph">
      <loext:graphic-properties draw:fill="none" draw:fill-color="#ffffff"/>
      <style:text-properties fo:font-size="28pt" style:font-size-asian="28pt" style:font-size-complex="28pt"/>
    </style:style>
    <style:style style:name="P74" style:family="paragraph">
      <loext:graphic-properties draw:fill-color="#ff0000"/>
      <style:paragraph-properties fo:text-align="center"/>
      <style:text-properties fo:font-size="18pt" style:font-size-asian="18pt" style:font-size-complex="18pt"/>
    </style:style>
    <style:style style:name="P75" style:family="paragraph">
      <loext:graphic-properties draw:fill="none" draw:fill-color="#99ccff"/>
      <style:paragraph-properties fo:text-align="center"/>
      <style:text-properties fo:font-size="18pt" style:font-size-asian="18pt" style:font-size-complex="18pt"/>
    </style:style>
    <style:style style:name="P76" style:family="paragraph">
      <loext:graphic-properties draw:fill="none" draw:fill-color="#ffffff"/>
      <style:paragraph-properties fo:text-align="justify"/>
      <style:text-properties fo:font-size="10pt" style:font-size-asian="10pt" style:font-size-complex="10pt"/>
    </style:style>
    <style:style style:name="P77"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8" style:family="paragraph">
      <loext:graphic-properties draw:fill="none" draw:fill-color="#c5caed"/>
      <style:text-properties style:font-name="TeXGyreSchola3" fo:font-size="26pt" style:font-size-asian="26pt" style:font-size-complex="26pt"/>
    </style:style>
    <style:style style:name="P79" style:family="paragraph">
      <loext:graphic-properties draw:fill="none"/>
      <style:paragraph-properties fo:text-align="center"/>
      <style:text-properties fo:font-size="14pt" style:font-size-asian="14pt" style:font-size-complex="14pt"/>
    </style:style>
    <style:style style:name="P80" style:family="paragraph">
      <loext:graphic-properties draw:fill="none" draw:fill-color="#ffffff"/>
      <style:text-properties fo:font-size="15pt" style:font-size-asian="15pt" style:font-size-complex="15pt"/>
    </style:style>
    <style:style style:name="P81" style:family="paragraph">
      <loext:graphic-properties draw:fill-color="#ccccff"/>
      <style:paragraph-properties fo:text-align="center"/>
      <style:text-properties fo:font-size="14pt" style:font-size-asian="14pt" style:font-size-complex="14pt"/>
    </style:style>
    <style:style style:name="P82" style:family="paragraph">
      <loext:graphic-properties draw:fill="none" draw:fill-color="#ffffff"/>
      <style:text-properties fo:font-size="22pt" style:font-size-asian="22pt" style:font-size-complex="22pt"/>
    </style:style>
    <style:style style:name="P83" style:family="paragraph">
      <loext:graphic-properties draw:fill-color="#99ccff"/>
      <style:paragraph-properties fo:text-align="center"/>
      <style:text-properties fo:font-size="18pt" style:font-size-asian="18pt" style:font-size-complex="18pt"/>
    </style:style>
    <style:style style:name="P84" style:family="paragraph">
      <loext:graphic-properties draw:fill="none" draw:fill-color="#ffffff"/>
      <style:text-properties fo:color="#ff0000" fo:font-size="14pt" style:font-size-asian="14pt" style:font-size-complex="14pt"/>
    </style:style>
    <style:style style:name="P85" style:family="paragraph">
      <style:paragraph-properties fo:text-align="center"/>
      <style:text-properties fo:font-size="14pt" style:font-size-asian="14pt" style:font-size-complex="14pt"/>
    </style:style>
    <style:style style:name="P86" style:family="paragraph">
      <loext:graphic-properties draw:fill="none" draw:fill-color="#ffffff"/>
      <style:text-properties fo:color="#000000" fo:font-size="14pt" style:font-size-asian="14pt" style:font-size-complex="14pt"/>
    </style:style>
    <style:style style:name="P87"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fo:font-size="28pt" style:font-size-asian="28pt" style:font-size-complex="28pt"/>
    </style:style>
    <style:style style:name="T13" style:family="text">
      <style:text-properties fo:font-size="24pt" style:font-size-asian="24pt" style:font-size-complex="24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5pt" style:font-size-asian="15pt" style:font-size-complex="15pt"/>
    </style:style>
    <style:style style:name="T17" style:family="text">
      <style:text-properties style:font-name="TeXGyreSchola3"/>
    </style:style>
    <style:style style:name="T18"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0" style:family="text">
      <style:text-properties style:font-name="TeXGyreSchola3" fo:font-size="24pt" style:font-size-asian="24pt" style:font-size-complex="24pt"/>
    </style:style>
    <style:style style:name="T21" style:family="text">
      <style:text-properties fo:font-size="16pt" style:font-size-asian="16pt" style:font-size-complex="16pt"/>
    </style:style>
    <style:style style:name="T22"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font-size="10pt" style:font-size-asian="10pt" style:font-size-complex="10pt"/>
    </style:style>
    <style:style style:name="T26"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8"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29" style:family="text">
      <style:text-properties style:font-name="TeXGyreSchola4" style:font-name-asian="TeXGyreSchola4" style:font-name-complex="TeXGyreSchola4"/>
    </style:style>
    <style:style style:name="T30"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1" style:family="text">
      <style:text-properties fo:font-size="12pt" fo:font-style="italic" fo:font-weight="bold" style:font-size-asian="12pt" style:font-style-asian="italic" style:font-weight-asian="bold" style:font-size-complex="12pt" style:font-style-complex="italic"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5" style:family="text">
      <style:text-properties fo:font-size="12pt" fo:font-style="normal" fo:font-weight="bold" style:font-size-asian="12pt" style:font-style-asian="normal" style:font-weight-asian="bold" style:font-size-complex="12pt" style:font-style-complex="normal" style:font-weight-complex="bold"/>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normal" style:font-size-asian="10pt" style:font-style-asian="normal" style:font-size-complex="10pt" style:font-style-complex="normal"/>
    </style:style>
    <style:style style:name="T38" style:family="text">
      <style:text-properties style:font-name="TeXGyreSchola3" fo:font-size="26pt" style:font-size-asian="26pt" style:font-size-complex="26pt"/>
    </style:style>
    <style:style style:name="T39" style:family="text">
      <style:text-properties fo:color="#ff0000" fo:font-size="14pt" style:font-size-asian="14pt" style:font-size-complex="14pt"/>
    </style:style>
    <style:style style:name="T40" style:family="text">
      <style:text-properties fo:color="#000000" fo:font-size="14pt" style:font-size-asian="14pt" style:font-size-complex="14pt"/>
    </style:style>
    <style:style style:name="T41" style:family="text">
      <style:text-properties fo:font-weight="bold" style:font-weight-asian="bold" style:font-weight-complex="bold"/>
    </style:style>
    <style:style style:name="T42" style:family="text">
      <style:text-properties fo:font-size="8pt" style:font-size-asian="8pt" style:font-size-complex="8pt"/>
    </style:style>
    <style:style style:name="T43" style:family="text">
      <style:text-properties fo:color="#ff0000" fo:font-size="18pt" style:font-size-asian="18pt" style:font-size-complex="18pt"/>
    </style:style>
    <style:style style:name="T44" style:family="text">
      <style:text-properties fo:font-size="10pt" fo:font-style="italic" fo:font-weight="bold" style:font-size-asian="10pt" style:font-style-asian="italic" style:font-weight-asian="bold" style:font-size-complex="10pt" style:font-style-complex="italic" style:font-weight-complex="bold"/>
    </style:style>
    <style:style style:name="T4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fo:font-size="18pt"/>
    </style:style>
    <style:style style:name="T47"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8"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settle the issue of growing fixed point numbers? Every multiplication, the width of a fixed point is the summed width of the inputs, and every subtraction/addition, the width is the incremented width of the larger input.</text:span></text:p>
            <text:p><text:span text:style-name="T6"/></text:p>
            <text:p><text:span text:style-name="T6">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6">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width not parametrized: the size of integer and fraction is kept. </text:span></text:p>
            <text:p><text:span text:style-name="T9">The size of the result is the same as that of 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width parametrized: the fraction is truncated to match input, but the size of integer part can be larger than that of inputs.</text:span></text:p>
            <text:p><text:span text:style-name="T11">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8">INTEGER_WI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2">Lay</text:span><text:span text:style-name="T12">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2">Laye</text:span><text:span text:style-name="T12">r </text:span><text:span text:style-name="T12">cont</text:span><text:span text:style-name="T12">rolle</text:span><text:span text:style-name="T12">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36"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7"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7"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7"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8"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9" draw:text-style-name="P18" draw:layer="layout" svg:x1="15.24cm" svg:y1="15.494cm" svg:x2="17.526cm" svg:y2="12.806cm">
          <text:p/>
        </draw:line>
        <draw:polyline draw:style-name="gr39" draw:text-style-name="P18" draw:layer="layout" svg:width="0.617cm" svg:height="5.333cm" draw:transform="rotate (-1.5707963267949) translate (19.304cm 16.016cm)" svg:viewBox="0 0 618 5334" draw:points="0,5334 618,5334 618,0">
          <text:p/>
        </draw:polyline>
        <draw:polyline draw:style-name="gr39" draw:text-style-name="P18" draw:layer="layout" svg:width="1.777cm" svg:height="6.095cm" draw:transform="rotate (-1.5707963267949) translate (19.304cm 16.002cm)" svg:viewBox="0 0 1778 6096" draw:points="0,6096 1778,6096 1778,0">
          <text:p/>
        </draw:polyline>
        <draw:frame draw:style-name="gr37" draw:text-style-name="P11" draw:layer="layout" svg:width="4.319cm" svg:height="2.123cm" svg:x="14.985cm" svg:y="15.507cm">
          <draw:text-box>
            <text:p>layer output</text:p>
          </draw:text-box>
        </draw:frame>
        <draw:frame draw:style-name="gr37" draw:text-style-name="P11" draw:layer="layout" svg:width="3.988cm" svg:height="2.123cm" svg:x="14.986cm" svg:y="16.608cm">
          <draw:text-box>
            <text:p>valid</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40"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1" draw:text-style-name="P21" draw:layer="layout" svg:width="5.08cm" svg:height="3.302cm" svg:x="5.08cm" svg:y="10.922cm">
          <text:p text:style-name="P20"><text:span text:style-name="T13">Input</text:span><text:span text:style-name="T13"><text:line-break/></text:span><text:span text:style-name="T13">aggrega</text:span><text:span text:style-name="T13">tor</text:span></text:p>
          <draw:enhanced-geometry svg:viewBox="0 0 21600 21600" draw:type="rectangle" draw:enhanced-path="M 0 0 L 21600 0 21600 21600 0 21600 0 0 Z N"/>
        </draw:custom-shape>
        <draw:custom-shape draw:style-name="gr41" draw:text-style-name="P21" draw:layer="layout" svg:width="5.08cm" svg:height="3.302cm" svg:x="14.88cm" svg:y="10.922cm">
          <text:p text:style-name="P20"><text:span text:style-name="T13">Output</text:span><text:span text:style-name="T13"><text:line-break/></text:span><text:span text:style-name="T13">aggregat</text:span><text:span text:style-name="T13">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7" draw:text-style-name="P23" draw:layer="layout" svg:width="3.958cm" svg:height="2.123cm" svg:x="10.922cm" svg:y="11.676cm">
          <draw:text-box>
            <text:p text:style-name="P22">OA_output</text:p>
          </draw:text-box>
        </draw:frame>
        <draw:line draw:style-name="gr34" draw:text-style-name="P17" draw:layer="layout" svg:x1="6.604cm" svg:y1="10.922cm" svg:x2="6.604cm" svg:y2="6.096cm">
          <text:p/>
        </draw:line>
        <draw:frame draw:style-name="gr29" draw:text-style-name="P23" draw:layer="layout" svg:width="5.334cm" svg:height="1.187cm" draw:transform="rotate (1.5707963267949) translate (5.502cm 10.226cm)">
          <draw:text-box>
            <text:p text:style-name="P22">layer input</text:p>
          </draw:text-box>
        </draw:frame>
        <draw:line draw:style-name="gr42" draw:text-style-name="P17" draw:layer="layout" svg:x1="6.604cm" svg:y1="14.224cm" svg:x2="6.604cm" svg:y2="18.796cm">
          <text:p/>
        </draw:line>
        <draw:frame draw:style-name="gr29" draw:text-style-name="P23" draw:layer="layout" svg:width="5.334cm" svg:height="1.187cm" draw:transform="rotate (1.5707963267949) translate (5.503cm 18.526cm)">
          <draw:text-box>
            <text:p text:style-name="P22">final output</text:p>
          </draw:text-box>
        </draw:frame>
        <draw:line draw:style-name="gr34" draw:text-style-name="P17" draw:layer="layout" svg:x1="17.526cm" svg:y1="6.35cm" svg:x2="17.526cm" svg:y2="10.922cm">
          <text:p/>
        </draw:line>
        <draw:frame draw:style-name="gr29" draw:text-style-name="P23" draw:layer="layout" svg:width="5.334cm" svg:height="1.187cm" draw:transform="rotate (1.5707963267949) translate (16.403cm 10.226cm)">
          <draw:text-box>
            <text:p text:style-name="P22">layer output</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7"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36" draw:text-style-name="P23" draw:layer="layout" svg:width="2.606cm" svg:height="1.187cm" draw:transform="rotate (1.5707963267949) translate (6.635cm 10.226cm)">
          <draw:text-box>
            <text:p text:style-name="P22">active</text:p>
          </draw:text-box>
        </draw:frame>
        <draw:line draw:style-name="gr34" draw:text-style-name="P17" draw:layer="layout" svg:x1="8.844cm" svg:y1="10.922cm" svg:x2="8.844cm" svg:y2="6.096cm">
          <text:p/>
        </draw:line>
        <draw:frame draw:style-name="gr37" draw:text-style-name="P23" draw:layer="layout" svg:width="4.892cm" svg:height="2.123cm" draw:transform="rotate (1.5707963267949) translate (7.742cm 10.226cm)">
          <draw:text-box>
            <text:p text:style-name="P22">layer start</text:p>
          </draw:text-box>
        </draw:frame>
        <draw:line draw:style-name="gr43" draw:text-style-name="P24" draw:layer="layout" svg:x1="12.7cm" svg:y1="12.692cm" svg:x2="12.7cm" svg:y2="18.796cm">
          <text:p/>
        </draw:line>
        <draw:frame draw:style-name="gr44" draw:text-style-name="P25" draw:layer="layout" svg:width="9.398cm" svg:height="3.995cm" svg:x="12.954cm" svg:y="15.494cm">
          <draw:text-box>
            <text:p text:style-name="P13"><text:span text:style-name="T10">We </text:span><text:span text:style-name="T10">want to </text:span><text:span text:style-name="T10">tap into </text:span><text:span text:style-name="T10">this </text:span><text:span text:style-name="T10">signal to </text:span><text:span text:style-name="T10">receive </text:span><text:span text:style-name="T10">activatio</text:span><text:span text:style-name="T10">ns for </text:span><text:span text:style-name="T10">differen</text:span><text:span text:style-name="T10">t layers</text:span></text:p>
          </draw:text-box>
        </draw:frame>
        <draw:frame draw:style-name="gr45" draw:text-style-name="P11" draw:layer="layout" svg:width="2.233cm" svg:height="1.284cm" svg:x="2.339cm" svg:y="12.686cm">
          <draw:text-box>
            <text:p>layer</text:p>
          </draw:text-box>
        </draw:frame>
        <draw:line draw:style-name="gr46" draw:text-style-name="P17" draw:layer="layout" svg:x1="1.285cm" svg:y1="13.803cm" svg:x2="5.095cm" svg:y2="13.803cm">
          <text:p/>
        </draw:lin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7" draw:text-style-name="P16" draw:layer="layout" svg:width="12.446cm" svg:height="4.064cm" svg:x="5.08cm" svg:y="11.684cm">
          <text:p text:style-name="P3"><text:span text:style-name="T12">Lay</text:span><text:span text:style-name="T12">er</text:span></text:p>
          <draw:enhanced-geometry svg:viewBox="0 0 21600 21600" draw:type="rectangle" draw:enhanced-path="M 0 0 L 21600 0 21600 21600 0 21600 0 0 Z N"/>
        </draw:custom-shape>
        <draw:custom-shape draw:style-name="gr48"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8"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8"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8"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9" draw:text-style-name="P26"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50" draw:text-style-name="P27"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51" draw:text-style-name="P29" xml:id="id33" draw:id="id33" draw:layer="layout" svg:width="5.842cm" svg:height="3.81cm" svg:x="7.62cm" svg:y="6.604cm">
          <text:p text:style-name="P28"><text:span text:style-name="T12">Forw</text:span><text:span text:style-name="T12">ard </text:span></text:p>
          <text:p text:style-name="P28"><text:span text:style-name="T12">prop</text:span><text:span text:style-name="T12">agati</text:span><text:span text:style-name="T12">on</text:span></text:p>
          <draw:enhanced-geometry svg:viewBox="0 0 21600 21600" draw:type="rectangle" draw:enhanced-path="M 0 0 L 21600 0 21600 21600 0 21600 0 0 Z N"/>
        </draw:custom-shape>
        <draw:custom-shape draw:style-name="gr52" draw:text-style-name="P29" xml:id="id36" draw:id="id36" draw:layer="layout" svg:width="3.048cm" svg:height="3.81cm" svg:x="15.726cm" svg:y="6.604cm">
          <text:p text:style-name="P28"><text:span text:style-name="T12">Stack</text:span></text:p>
          <draw:enhanced-geometry svg:viewBox="0 0 21600 21600" draw:type="rectangle" draw:enhanced-path="M 0 0 L 21600 0 21600 21600 0 21600 0 0 Z N"/>
        </draw:custom-shape>
        <draw:custom-shape draw:style-name="gr53" draw:text-style-name="P29" xml:id="id38" draw:id="id38" draw:layer="layout" svg:width="11.176cm" svg:height="2.54cm" svg:x="7.62cm" svg:y="14.732cm">
          <text:p text:style-name="P28"><text:span text:style-name="T12">Backpropagator</text:span></text:p>
          <draw:enhanced-geometry svg:viewBox="0 0 21600 21600" draw:type="rectangle" draw:enhanced-path="M 0 0 L 21600 0 21600 21600 0 21600 0 0 Z N"/>
        </draw:custom-shape>
        <draw:custom-shape draw:style-name="gr54" draw:text-style-name="P29" xml:id="id35" draw:id="id35" draw:layer="layout" svg:width="2.032cm" svg:height="1.778cm" svg:x="9.528cm" svg:y="11.784cm">
          <text:p text:style-name="P28"><text:span text:style-name="T12">W</text:span></text:p>
          <draw:enhanced-geometry svg:viewBox="0 0 21600 21600" draw:type="rectangle" draw:enhanced-path="M 0 0 L 21600 0 21600 21600 0 21600 0 0 Z N"/>
        </draw:custom-shape>
        <draw:custom-shape draw:style-name="gr55" draw:text-style-name="P31" xml:id="id32" draw:id="id32" draw:layer="layout" svg:width="3.556cm" svg:height="3.81cm" svg:x="2.286cm" svg:y="6.604cm">
          <text:p text:style-name="P30">Inputs</text:p>
          <draw:enhanced-geometry svg:viewBox="0 0 21600 21600" draw:type="rectangle" draw:enhanced-path="M 0 0 L 21600 0 21600 21600 0 21600 0 0 Z N"/>
        </draw:custom-shape>
        <draw:custom-shape draw:style-name="gr56" draw:text-style-name="P31" xml:id="id34" draw:id="id34" draw:layer="layout" svg:width="3.556cm" svg:height="1.524cm" svg:x="2.286cm" svg:y="11.83cm">
          <text:p text:style-name="P30">Sample #</text:p>
          <draw:enhanced-geometry svg:viewBox="0 0 21600 21600" draw:type="rectangle" draw:enhanced-path="M 0 0 L 21600 0 21600 21600 0 21600 0 0 Z N"/>
        </draw:custom-shape>
        <draw:connector draw:style-name="gr57" draw:text-style-name="P18" draw:layer="layout" svg:x1="5.842cm" svg:y1="8.509cm" svg:x2="7.62cm" svg:y2="8.509cm" draw:start-shape="id32" draw:start-glue-point="1" draw:end-shape="id33" draw:end-glue-point="3" svg:d="M5842 8509h1778" svg:viewBox="0 0 1779 1">
          <text:p/>
        </draw:connector>
        <draw:connector draw:style-name="gr57" draw:text-style-name="P18" draw:layer="layout" svg:x1="4.064cm" svg:y1="11.83cm" svg:x2="4.064cm" svg:y2="10.414cm" draw:start-shape="id34" draw:start-glue-point="0" draw:end-shape="id32" draw:end-glue-point="2" svg:d="M4064 11830v-1416" svg:viewBox="0 0 1 1417">
          <text:p/>
        </draw:connector>
        <draw:connector draw:style-name="gr57" draw:text-style-name="P18" draw:layer="layout" svg:x1="10.544cm" svg:y1="11.784cm" svg:x2="10.541cm" svg:y2="10.414cm" draw:start-shape="id35" draw:start-glue-point="0" draw:end-shape="id33" draw:end-glue-point="2" svg:d="M10544 11784v-685h-3v-685" svg:viewBox="0 0 4 1371">
          <text:p/>
        </draw:connector>
        <draw:connector draw:style-name="gr57" draw:text-style-name="P18" draw:layer="layout" svg:x1="13.462cm" svg:y1="8.509cm" svg:x2="15.726cm" svg:y2="8.509cm" draw:start-shape="id33" draw:start-glue-point="1" draw:end-shape="id36" draw:end-glue-point="3" svg:d="M13462 8509h2264" svg:viewBox="0 0 2265 1">
          <text:p/>
        </draw:connector>
        <draw:custom-shape draw:style-name="gr58" draw:text-style-name="P31" xml:id="id37" draw:id="id37" draw:layer="layout" svg:width="2.542cm" svg:height="2.54cm" svg:x="21.334cm" svg:y="14.732cm">
          <text:p text:style-name="P30">Current</text:p>
          <text:p text:style-name="P30">layer</text:p>
          <draw:enhanced-geometry svg:viewBox="0 0 21600 21600" draw:type="rectangle" draw:enhanced-path="M 0 0 L 21600 0 21600 21600 0 21600 0 0 Z N"/>
        </draw:custom-shape>
        <draw:connector draw:style-name="gr57" draw:text-style-name="P18" draw:layer="layout" svg:x1="22.605cm" svg:y1="14.732cm" svg:x2="18.774cm" svg:y2="8.509cm" draw:start-shape="id37" draw:start-glue-point="0" draw:end-shape="id36" draw:end-glue-point="1" svg:d="M22605 14732v-6223h-3831" svg:viewBox="0 0 3832 6224">
          <text:p/>
        </draw:connector>
        <draw:connector draw:style-name="gr57" draw:text-style-name="P18" draw:layer="layout" svg:x1="21.334cm" svg:y1="16.002cm" svg:x2="18.796cm" svg:y2="16.002cm" draw:start-shape="id37" draw:start-glue-point="3" draw:end-shape="id38" draw:end-glue-point="1" svg:d="M21334 16002h-2538" svg:viewBox="0 0 2539 1">
          <text:p/>
        </draw:connector>
        <draw:line draw:style-name="gr57" draw:text-style-name="P18" draw:layer="layout" svg:x1="16.742cm" svg:y1="10.414cm" svg:x2="16.742cm" svg:y2="14.732cm">
          <text:p/>
        </draw:line>
        <draw:line draw:style-name="gr57" draw:text-style-name="P18" draw:layer="layout" svg:x1="17.908cm" svg:y1="10.415cm" svg:x2="17.908cm" svg:y2="14.733cm">
          <text:p/>
        </draw:line>
        <draw:line draw:style-name="gr57" draw:text-style-name="P18" draw:layer="layout" svg:x1="10.522cm" svg:y1="14.732cm" svg:x2="10.522cm" svg:y2="13.562cm">
          <text:p/>
        </draw:line>
        <draw:custom-shape draw:style-name="gr59" draw:text-style-name="P31" xml:id="id39" draw:id="id39" draw:layer="layout" svg:width="3.556cm" svg:height="2.482cm" svg:x="2.286cm" svg:y="14.754cm">
          <text:p text:style-name="P30">Outputs</text:p>
          <draw:enhanced-geometry svg:viewBox="0 0 21600 21600" draw:type="rectangle" draw:enhanced-path="M 0 0 L 21600 0 21600 21600 0 21600 0 0 Z N"/>
        </draw:custom-shape>
        <draw:connector draw:style-name="gr57" draw:text-style-name="P18" draw:layer="layout" svg:x1="4.064cm" svg:y1="13.354cm" svg:x2="4.064cm" svg:y2="14.754cm" draw:start-shape="id34" draw:start-glue-point="2" draw:end-shape="id39" svg:d="M4064 13354v1400" svg:viewBox="0 0 1 1401">
          <text:p/>
        </draw:connector>
        <draw:connector draw:style-name="gr57" draw:text-style-name="P18" draw:layer="layout" svg:x1="5.842cm" svg:y1="15.995cm" svg:x2="7.62cm" svg:y2="16.002cm" draw:start-shape="id39" draw:start-glue-point="1" draw:end-shape="id38" draw:end-glue-point="3" svg:d="M5842 15995h889v7h889" svg:viewBox="0 0 1779 8">
          <text:p/>
        </draw:connector>
        <draw:frame draw:style-name="gr29" draw:text-style-name="P6" draw:layer="layout" svg:width="2.286cm" svg:height="1.505cm" svg:x="13.416cm" svg:y="7.036cm">
          <draw:text-box>
            <text:p text:style-name="P32"><text:span text:style-name="T1">Layer </text:span><text:span text:style-name="T14">l</text:span><text:span text:style-name="T1"> output</text:span></text:p>
          </draw:text-box>
        </draw:frame>
        <draw:frame draw:style-name="gr29" draw:text-style-name="P6" draw:layer="layout" svg:width="2.286cm" svg:height="1.505cm" svg:x="17.808cm" svg:y="10.433cm">
          <draw:text-box>
            <text:p text:style-name="P32"><text:span text:style-name="T1">Layer </text:span><text:span text:style-name="T14">l</text:span><text:span text:style-name="T1"> output</text:span></text:p>
          </draw:text-box>
        </draw:frame>
        <draw:frame draw:style-name="gr60" draw:text-style-name="P6" draw:layer="layout" svg:width="2.286cm" svg:height="1.573cm" svg:x="14.616cm" svg:y="10.437cm">
          <draw:text-box>
            <text:p text:style-name="P32"><text:span text:style-name="T1">Layer </text:span><text:span text:style-name="T14">l-1</text:span><text:span text:style-name="T1"> output</text:span></text:p>
          </draw:text-box>
        </draw:frame>
        <draw:frame draw:style-name="gr29" draw:text-style-name="P6" draw:layer="layout" svg:width="2.286cm" svg:height="0.878cm" svg:x="19.812cm" svg:y="7.62cm">
          <draw:text-box>
            <text:p text:style-name="P32"><text:span text:style-name="T1">Layer </text:span><text:span text:style-name="T14">l</text:span><text:span text:style-name="T1"> </text:span></text:p>
          </draw:text-box>
        </draw:frame>
        <draw:frame draw:style-name="gr29" draw:text-style-name="P6" draw:layer="layout" svg:width="2.286cm" svg:height="0.878cm" svg:x="19.412cm" svg:y="15.12cm">
          <draw:text-box>
            <text:p text:style-name="P32"><text:span text:style-name="T1">Layer </text:span><text:span text:style-name="T14">l</text:span><text:span text:style-name="T1"> </text:span></text:p>
          </draw:text-box>
        </draw:frame>
        <draw:frame draw:style-name="gr61" draw:text-style-name="P6" draw:layer="layout" svg:width="3.702cm" svg:height="1.505cm" svg:x="10.522cm" svg:y="13.854cm">
          <draw:text-box>
            <text:p text:style-name="P32"><text:span text:style-name="T15">Weight updates</text:span><text:span text:style-name="T1"> </text:span></text:p>
          </draw:text-box>
        </draw:frame>
        <draw:frame draw:style-name="gr61" draw:text-style-name="P6" draw:layer="layout" svg:width="3.702cm" svg:height="1.505cm" svg:x="10.522cm" svg:y="10.855cm">
          <draw:text-box>
            <text:p text:style-name="P32"><text:span text:style-name="T15">Weights</text:span></text:p>
          </draw:text-box>
        </draw:frame>
        <draw:frame draw:style-name="gr29" draw:text-style-name="P6" draw:layer="layout" svg:width="2.54cm" svg:height="2.132cm" svg:x="5.842cm" svg:y="6.298cm">
          <draw:text-box>
            <text:p text:style-name="P32"><text:span text:style-name="T1">First layer inputs</text:span></text:p>
          </draw:text-box>
        </draw:frame>
        <draw:frame draw:style-name="gr29" draw:text-style-name="P6" draw:layer="layout" svg:width="2.54cm" svg:height="1.505cm" svg:x="5.742cm" svg:y="14.498cm">
          <draw:text-box>
            <text:p text:style-name="P32"><text:span text:style-name="T1">Target</text:span><text:span text:style-name="T1"><text:line-break/></text:span><text:span text:style-name="T1">outputs</text:span></text:p>
          </draw:text-box>
        </draw:frame>
        <draw:frame draw:style-name="gr29" draw:text-style-name="P6" draw:layer="layout" svg:width="2.54cm" svg:height="0.878cm" svg:x="4.018cm" svg:y="10.822cm">
          <draw:text-box>
            <text:p text:style-name="P32"><text:span text:style-name="T1">Sample #</text:span></text:p>
          </draw:text-box>
        </draw:frame>
        <draw:frame draw:style-name="gr29" draw:text-style-name="P6" draw:layer="layout" svg:width="2.54cm" svg:height="0.878cm" svg:x="4.018cm" svg:y="13.522cm">
          <draw:text-box>
            <text:p text:style-name="P32"><text:span text:style-name="T1">Sample #</text:span></text:p>
          </draw:text-box>
        </draw:frame>
        <draw:frame draw:style-name="gr29" draw:text-style-name="P23" draw:layer="layout" svg:width="5.334cm" svg:height="1.187cm" svg:x="1.578cm" svg:y="4.764cm">
          <draw:text-box>
            <text:p text:style-name="P22">Top module</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50" draw:text-style-name="P27" draw:layer="layout" svg:width="22.86cm" svg:height="13.208cm" svg:x="1.524cm" svg:y="4.826cm">
          <text:p/>
          <draw:enhanced-geometry svg:viewBox="0 0 21600 21600" draw:type="rectangle" draw:enhanced-path="M 0 0 L 21600 0 21600 21600 0 21600 0 0 Z N"/>
        </draw:custom-shape>
        <draw:polygon draw:style-name="gr62"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51" draw:text-style-name="P29" xml:id="id41" draw:id="id41" draw:layer="layout" svg:width="5.842cm" svg:height="3.81cm" svg:x="7.62cm" svg:y="6.604cm">
          <text:p text:style-name="P28"><text:span text:style-name="T12">Forward </text:span></text:p>
          <text:p text:style-name="P28"><text:span text:style-name="T12">propagation</text:span></text:p>
          <draw:enhanced-geometry svg:viewBox="0 0 21600 21600" draw:type="rectangle" draw:enhanced-path="M 0 0 L 21600 0 21600 21600 0 21600 0 0 Z N"/>
        </draw:custom-shape>
        <draw:custom-shape draw:style-name="gr52" draw:text-style-name="P29" xml:id="id44" draw:id="id44" draw:layer="layout" svg:width="3.048cm" svg:height="3.81cm" svg:x="15.726cm" svg:y="6.604cm">
          <text:p text:style-name="P28"><text:span text:style-name="T12">Stack</text:span></text:p>
          <draw:enhanced-geometry svg:viewBox="0 0 21600 21600" draw:type="rectangle" draw:enhanced-path="M 0 0 L 21600 0 21600 21600 0 21600 0 0 Z N"/>
        </draw:custom-shape>
        <draw:custom-shape draw:style-name="gr53" draw:text-style-name="P29" xml:id="id46" draw:id="id46" draw:layer="layout" svg:width="11.176cm" svg:height="2.54cm" svg:x="7.62cm" svg:y="14.732cm">
          <text:p text:style-name="P28"><text:span text:style-name="T12">Back</text:span><text:span text:style-name="T12">prop</text:span><text:span text:style-name="T12">agato</text:span><text:span text:style-name="T12">r</text:span></text:p>
          <draw:enhanced-geometry svg:viewBox="0 0 21600 21600" draw:type="rectangle" draw:enhanced-path="M 0 0 L 21600 0 21600 21600 0 21600 0 0 Z N"/>
        </draw:custom-shape>
        <draw:custom-shape draw:style-name="gr54" draw:text-style-name="P29" xml:id="id43" draw:id="id43" draw:layer="layout" svg:width="2.032cm" svg:height="1.778cm" svg:x="9.528cm" svg:y="11.784cm">
          <text:p text:style-name="P28"><text:span text:style-name="T12">W</text:span></text:p>
          <draw:enhanced-geometry svg:viewBox="0 0 21600 21600" draw:type="rectangle" draw:enhanced-path="M 0 0 L 21600 0 21600 21600 0 21600 0 0 Z N"/>
        </draw:custom-shape>
        <draw:custom-shape draw:style-name="gr55" draw:text-style-name="P31" xml:id="id40" draw:id="id40" draw:layer="layout" svg:width="3.556cm" svg:height="3.81cm" svg:x="2.286cm" svg:y="6.604cm">
          <text:p text:style-name="P30">Inputs</text:p>
          <draw:enhanced-geometry svg:viewBox="0 0 21600 21600" draw:type="rectangle" draw:enhanced-path="M 0 0 L 21600 0 21600 21600 0 21600 0 0 Z N"/>
        </draw:custom-shape>
        <draw:custom-shape draw:style-name="gr56" draw:text-style-name="P31" xml:id="id42" draw:id="id42" draw:layer="layout" svg:width="3.556cm" svg:height="1.524cm" svg:x="2.286cm" svg:y="11.83cm">
          <text:p text:style-name="P30">Sample #</text:p>
          <draw:enhanced-geometry svg:viewBox="0 0 21600 21600" draw:type="rectangle" draw:enhanced-path="M 0 0 L 21600 0 21600 21600 0 21600 0 0 Z N"/>
        </draw:custom-shape>
        <draw:connector draw:style-name="gr57" draw:text-style-name="P18" draw:layer="layout" svg:x1="5.842cm" svg:y1="8.509cm" svg:x2="7.62cm" svg:y2="8.509cm" draw:start-shape="id40" draw:start-glue-point="1" draw:end-shape="id41" draw:end-glue-point="3" svg:d="M5842 8509h1778" svg:viewBox="0 0 1779 1">
          <text:p/>
        </draw:connector>
        <draw:connector draw:style-name="gr57" draw:text-style-name="P18" draw:layer="layout" svg:x1="4.064cm" svg:y1="11.83cm" svg:x2="4.064cm" svg:y2="10.414cm" draw:start-shape="id42" draw:start-glue-point="0" draw:end-shape="id40" draw:end-glue-point="2" svg:d="M4064 11830v-1416" svg:viewBox="0 0 1 1417">
          <text:p/>
        </draw:connector>
        <draw:connector draw:style-name="gr57" draw:text-style-name="P18" draw:layer="layout" svg:x1="10.544cm" svg:y1="11.784cm" svg:x2="10.541cm" svg:y2="10.414cm" draw:start-shape="id43" draw:start-glue-point="0" draw:end-shape="id41" draw:end-glue-point="2" svg:d="M10544 11784v-685h-3v-685" svg:viewBox="0 0 4 1371">
          <text:p/>
        </draw:connector>
        <draw:connector draw:style-name="gr57" draw:text-style-name="P18" draw:layer="layout" svg:x1="13.462cm" svg:y1="8.509cm" svg:x2="15.726cm" svg:y2="8.509cm" draw:start-shape="id41" draw:start-glue-point="1" draw:end-shape="id44" draw:end-glue-point="3" svg:d="M13462 8509h2264" svg:viewBox="0 0 2265 1">
          <text:p/>
        </draw:connector>
        <draw:custom-shape draw:style-name="gr58" draw:text-style-name="P31" xml:id="id45" draw:id="id45" draw:layer="layout" svg:width="2.542cm" svg:height="2.54cm" svg:x="21.334cm" svg:y="14.732cm">
          <text:p text:style-name="P30">Current</text:p>
          <text:p text:style-name="P30">layer</text:p>
          <draw:enhanced-geometry svg:viewBox="0 0 21600 21600" draw:type="rectangle" draw:enhanced-path="M 0 0 L 21600 0 21600 21600 0 21600 0 0 Z N"/>
        </draw:custom-shape>
        <draw:connector draw:style-name="gr57" draw:text-style-name="P18" draw:layer="layout" svg:x1="22.605cm" svg:y1="14.732cm" svg:x2="18.774cm" svg:y2="8.509cm" draw:start-shape="id45" draw:start-glue-point="0" draw:end-shape="id44" draw:end-glue-point="1" svg:d="M22605 14732v-6223h-3831" svg:viewBox="0 0 3832 6224">
          <text:p/>
        </draw:connector>
        <draw:connector draw:style-name="gr57" draw:text-style-name="P18" draw:layer="layout" svg:x1="21.334cm" svg:y1="16.002cm" svg:x2="18.796cm" svg:y2="16.002cm" draw:start-shape="id45" draw:start-glue-point="3" draw:end-shape="id46" draw:end-glue-point="1" svg:d="M21334 16002h-2538" svg:viewBox="0 0 2539 1">
          <text:p/>
        </draw:connector>
        <draw:line draw:style-name="gr57" draw:text-style-name="P18" draw:layer="layout" svg:x1="16.742cm" svg:y1="10.414cm" svg:x2="16.742cm" svg:y2="14.732cm">
          <text:p/>
        </draw:line>
        <draw:line draw:style-name="gr57" draw:text-style-name="P18" draw:layer="layout" svg:x1="17.908cm" svg:y1="10.415cm" svg:x2="17.908cm" svg:y2="14.733cm">
          <text:p/>
        </draw:line>
        <draw:line draw:style-name="gr57" draw:text-style-name="P18" draw:layer="layout" svg:x1="10.522cm" svg:y1="14.732cm" svg:x2="10.522cm" svg:y2="13.562cm">
          <text:p/>
        </draw:line>
        <draw:custom-shape draw:style-name="gr59" draw:text-style-name="P31" xml:id="id47" draw:id="id47" draw:layer="layout" svg:width="3.556cm" svg:height="2.482cm" svg:x="2.286cm" svg:y="14.754cm">
          <text:p text:style-name="P30">Outputs</text:p>
          <draw:enhanced-geometry svg:viewBox="0 0 21600 21600" draw:type="rectangle" draw:enhanced-path="M 0 0 L 21600 0 21600 21600 0 21600 0 0 Z N"/>
        </draw:custom-shape>
        <draw:connector draw:style-name="gr57" draw:text-style-name="P18" draw:layer="layout" svg:x1="4.064cm" svg:y1="13.354cm" svg:x2="4.064cm" svg:y2="14.754cm" draw:start-shape="id42" draw:start-glue-point="2" draw:end-shape="id47" svg:d="M4064 13354v1400" svg:viewBox="0 0 1 1401">
          <text:p/>
        </draw:connector>
        <draw:connector draw:style-name="gr57" draw:text-style-name="P18" draw:layer="layout" svg:x1="5.842cm" svg:y1="15.995cm" svg:x2="7.62cm" svg:y2="16.002cm" draw:start-shape="id47" draw:start-glue-point="1" draw:end-shape="id46" draw:end-glue-point="3" svg:d="M5842 15995h889v7h889" svg:viewBox="0 0 1779 8">
          <text:p/>
        </draw:connector>
        <draw:frame draw:style-name="gr29" draw:text-style-name="P6" draw:layer="layout" svg:width="2.286cm" svg:height="1.505cm" svg:x="13.416cm" svg:y="7.036cm">
          <draw:text-box>
            <text:p text:style-name="P32"><text:span text:style-name="T1">Layer </text:span><text:span text:style-name="T14">l</text:span><text:span text:style-name="T1"> output</text:span></text:p>
          </draw:text-box>
        </draw:frame>
        <draw:frame draw:style-name="gr29" draw:text-style-name="P6" draw:layer="layout" svg:width="2.286cm" svg:height="1.505cm" svg:x="17.808cm" svg:y="10.433cm">
          <draw:text-box>
            <text:p text:style-name="P32"><text:span text:style-name="T1">Layer </text:span><text:span text:style-name="T14">l</text:span><text:span text:style-name="T1"> output</text:span></text:p>
          </draw:text-box>
        </draw:frame>
        <draw:frame draw:style-name="gr60" draw:text-style-name="P6" draw:layer="layout" svg:width="2.286cm" svg:height="1.573cm" svg:x="14.616cm" svg:y="10.437cm">
          <draw:text-box>
            <text:p text:style-name="P32"><text:span text:style-name="T1">Layer </text:span><text:span text:style-name="T14">l-1</text:span><text:span text:style-name="T1"> output</text:span></text:p>
          </draw:text-box>
        </draw:frame>
        <draw:frame draw:style-name="gr29" draw:text-style-name="P6" draw:layer="layout" svg:width="2.286cm" svg:height="0.878cm" svg:x="19.812cm" svg:y="7.62cm">
          <draw:text-box>
            <text:p text:style-name="P32"><text:span text:style-name="T1">Layer </text:span><text:span text:style-name="T14">l</text:span><text:span text:style-name="T1"> </text:span></text:p>
          </draw:text-box>
        </draw:frame>
        <draw:frame draw:style-name="gr29" draw:text-style-name="P6" draw:layer="layout" svg:width="2.286cm" svg:height="0.878cm" svg:x="19.412cm" svg:y="15.12cm">
          <draw:text-box>
            <text:p text:style-name="P32"><text:span text:style-name="T1">Layer </text:span><text:span text:style-name="T14">l</text:span><text:span text:style-name="T1"> </text:span></text:p>
          </draw:text-box>
        </draw:frame>
        <draw:frame draw:style-name="gr61" draw:text-style-name="P6" draw:layer="layout" svg:width="3.702cm" svg:height="1.505cm" svg:x="10.522cm" svg:y="13.854cm">
          <draw:text-box>
            <text:p text:style-name="P32"><text:span text:style-name="T15">Weight updates</text:span><text:span text:style-name="T1"> </text:span></text:p>
          </draw:text-box>
        </draw:frame>
        <draw:frame draw:style-name="gr61" draw:text-style-name="P6" draw:layer="layout" svg:width="3.702cm" svg:height="1.505cm" svg:x="10.522cm" svg:y="10.855cm">
          <draw:text-box>
            <text:p text:style-name="P32"><text:span text:style-name="T15">Weights</text:span></text:p>
          </draw:text-box>
        </draw:frame>
        <draw:frame draw:style-name="gr29" draw:text-style-name="P6" draw:layer="layout" svg:width="2.54cm" svg:height="2.132cm" svg:x="5.842cm" svg:y="6.298cm">
          <draw:text-box>
            <text:p text:style-name="P32"><text:span text:style-name="T1">First layer inputs</text:span></text:p>
          </draw:text-box>
        </draw:frame>
        <draw:frame draw:style-name="gr29" draw:text-style-name="P6" draw:layer="layout" svg:width="2.54cm" svg:height="1.505cm" svg:x="5.742cm" svg:y="14.498cm">
          <draw:text-box>
            <text:p text:style-name="P32"><text:span text:style-name="T1">Target</text:span><text:span text:style-name="T1"><text:line-break/></text:span><text:span text:style-name="T1">outputs</text:span></text:p>
          </draw:text-box>
        </draw:frame>
        <draw:frame draw:style-name="gr29" draw:text-style-name="P6" draw:layer="layout" svg:width="2.54cm" svg:height="0.878cm" svg:x="4.018cm" svg:y="10.822cm">
          <draw:text-box>
            <text:p text:style-name="P32"><text:span text:style-name="T1">Sample #</text:span></text:p>
          </draw:text-box>
        </draw:frame>
        <draw:frame draw:style-name="gr29" draw:text-style-name="P6" draw:layer="layout" svg:width="2.54cm" svg:height="0.878cm" svg:x="4.018cm" svg:y="13.522cm">
          <draw:text-box>
            <text:p text:style-name="P32"><text:span text:style-name="T1">Sample #</text:span></text:p>
          </draw:text-box>
        </draw:frame>
        <draw:frame draw:style-name="gr29" draw:text-style-name="P23" draw:layer="layout" svg:width="5.334cm" svg:height="1.187cm" svg:x="1.578cm" svg:y="4.764cm">
          <draw:text-box>
            <text:p text:style-name="P22">Top module</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50" draw:text-style-name="P27"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51" draw:text-style-name="P29" xml:id="id49" draw:id="id49" draw:layer="layout" svg:width="5.842cm" svg:height="3.81cm" svg:x="7.62cm" svg:y="6.604cm">
          <text:p text:style-name="P28"><text:span text:style-name="T12">Forwar</text:span><text:span text:style-name="T12">d </text:span></text:p>
          <text:p text:style-name="P28"><text:span text:style-name="T12">propaga</text:span><text:span text:style-name="T12">tion</text:span></text:p>
          <draw:enhanced-geometry svg:viewBox="0 0 21600 21600" draw:type="rectangle" draw:enhanced-path="M 0 0 L 21600 0 21600 21600 0 21600 0 0 Z N"/>
        </draw:custom-shape>
        <draw:custom-shape draw:style-name="gr52" draw:text-style-name="P29" xml:id="id52" draw:id="id52" draw:layer="layout" svg:width="3.048cm" svg:height="3.81cm" svg:x="15.726cm" svg:y="6.604cm">
          <text:p text:style-name="P28"><text:span text:style-name="T12">Stack</text:span></text:p>
          <draw:enhanced-geometry svg:viewBox="0 0 21600 21600" draw:type="rectangle" draw:enhanced-path="M 0 0 L 21600 0 21600 21600 0 21600 0 0 Z N"/>
        </draw:custom-shape>
        <draw:custom-shape draw:style-name="gr63" draw:text-style-name="P19" draw:layer="layout" svg:width="12.7cm" svg:height="6.604cm" svg:x="6.858cm" svg:y="11.176cm">
          <text:p/>
          <draw:enhanced-geometry svg:viewBox="0 0 21600 21600" draw:type="rectangle" draw:enhanced-path="M 0 0 L 21600 0 21600 21600 0 21600 0 0 Z N"/>
        </draw:custom-shape>
        <draw:custom-shape draw:style-name="gr53" draw:text-style-name="P29" xml:id="id54" draw:id="id54" draw:layer="layout" svg:width="11.176cm" svg:height="2.54cm" svg:x="7.62cm" svg:y="14.732cm">
          <text:p text:style-name="P28"><text:span text:style-name="T12">Backp</text:span><text:span text:style-name="T12">ropag</text:span><text:span text:style-name="T12">ator</text:span></text:p>
          <draw:enhanced-geometry svg:viewBox="0 0 21600 21600" draw:type="rectangle" draw:enhanced-path="M 0 0 L 21600 0 21600 21600 0 21600 0 0 Z N"/>
        </draw:custom-shape>
        <draw:custom-shape draw:style-name="gr54" draw:text-style-name="P29" xml:id="id51" draw:id="id51" draw:layer="layout" svg:width="2.032cm" svg:height="1.778cm" svg:x="9.528cm" svg:y="11.784cm">
          <text:p text:style-name="P28"><text:span text:style-name="T12">W</text:span></text:p>
          <draw:enhanced-geometry svg:viewBox="0 0 21600 21600" draw:type="rectangle" draw:enhanced-path="M 0 0 L 21600 0 21600 21600 0 21600 0 0 Z N"/>
        </draw:custom-shape>
        <draw:custom-shape draw:style-name="gr64" draw:text-style-name="P19" draw:layer="layout" svg:width="4.572cm" svg:height="11.684cm" svg:x="1.778cm" svg:y="6.096cm">
          <text:p/>
          <draw:enhanced-geometry svg:viewBox="0 0 21600 21600" draw:type="rectangle" draw:enhanced-path="M 0 0 L 21600 0 21600 21600 0 21600 0 0 Z N"/>
        </draw:custom-shape>
        <draw:custom-shape draw:style-name="gr55" draw:text-style-name="P31" xml:id="id48" draw:id="id48" draw:layer="layout" svg:width="3.556cm" svg:height="3.81cm" svg:x="2.286cm" svg:y="6.604cm">
          <text:p text:style-name="P30">Inputs</text:p>
          <draw:enhanced-geometry svg:viewBox="0 0 21600 21600" draw:type="rectangle" draw:enhanced-path="M 0 0 L 21600 0 21600 21600 0 21600 0 0 Z N"/>
        </draw:custom-shape>
        <draw:custom-shape draw:style-name="gr56" draw:text-style-name="P31" xml:id="id50" draw:id="id50" draw:layer="layout" svg:width="3.556cm" svg:height="1.524cm" svg:x="2.286cm" svg:y="11.83cm">
          <text:p text:style-name="P30">Sample #</text:p>
          <draw:enhanced-geometry svg:viewBox="0 0 21600 21600" draw:type="rectangle" draw:enhanced-path="M 0 0 L 21600 0 21600 21600 0 21600 0 0 Z N"/>
        </draw:custom-shape>
        <draw:connector draw:style-name="gr57" draw:text-style-name="P18" draw:layer="layout" svg:x1="5.842cm" svg:y1="8.509cm" svg:x2="7.62cm" svg:y2="8.509cm" draw:start-shape="id48" draw:start-glue-point="1" draw:end-shape="id49" draw:end-glue-point="3" svg:d="M5842 8509h1778" svg:viewBox="0 0 1779 1">
          <text:p/>
        </draw:connector>
        <draw:connector draw:style-name="gr57" draw:text-style-name="P18" draw:layer="layout" svg:x1="4.064cm" svg:y1="11.83cm" svg:x2="4.064cm" svg:y2="10.414cm" draw:start-shape="id50" draw:start-glue-point="0" draw:end-shape="id48" draw:end-glue-point="2" svg:d="M4064 11830v-1416" svg:viewBox="0 0 1 1417">
          <text:p/>
        </draw:connector>
        <draw:connector draw:style-name="gr57" draw:text-style-name="P18" draw:layer="layout" svg:x1="10.544cm" svg:y1="11.784cm" svg:x2="10.541cm" svg:y2="10.414cm" draw:start-shape="id51" draw:start-glue-point="0" draw:end-shape="id49" draw:end-glue-point="2" svg:d="M10544 11784v-685h-3v-685" svg:viewBox="0 0 4 1371">
          <text:p/>
        </draw:connector>
        <draw:connector draw:style-name="gr57" draw:text-style-name="P18" draw:layer="layout" svg:x1="13.462cm" svg:y1="8.509cm" svg:x2="15.726cm" svg:y2="8.509cm" draw:start-shape="id49" draw:start-glue-point="1" draw:end-shape="id52" draw:end-glue-point="3" svg:d="M13462 8509h2264" svg:viewBox="0 0 2265 1">
          <text:p/>
        </draw:connector>
        <draw:custom-shape draw:style-name="gr58" draw:text-style-name="P31" xml:id="id53" draw:id="id53" draw:layer="layout" svg:width="2.542cm" svg:height="2.54cm" svg:x="21.334cm" svg:y="14.732cm">
          <text:p text:style-name="P30">Current</text:p>
          <text:p text:style-name="P30">layer</text:p>
          <draw:enhanced-geometry svg:viewBox="0 0 21600 21600" draw:type="rectangle" draw:enhanced-path="M 0 0 L 21600 0 21600 21600 0 21600 0 0 Z N"/>
        </draw:custom-shape>
        <draw:connector draw:style-name="gr57" draw:text-style-name="P18" draw:layer="layout" svg:x1="22.605cm" svg:y1="14.732cm" svg:x2="18.774cm" svg:y2="8.509cm" draw:start-shape="id53" draw:start-glue-point="0" draw:end-shape="id52" draw:end-glue-point="1" svg:d="M22605 14732v-6223h-3831" svg:viewBox="0 0 3832 6224">
          <text:p/>
        </draw:connector>
        <draw:connector draw:style-name="gr57" draw:text-style-name="P18" draw:layer="layout" svg:x1="21.334cm" svg:y1="16.002cm" svg:x2="18.796cm" svg:y2="16.002cm" draw:start-shape="id53" draw:start-glue-point="3" draw:end-shape="id54" draw:end-glue-point="1" svg:d="M21334 16002h-2538" svg:viewBox="0 0 2539 1">
          <text:p/>
        </draw:connector>
        <draw:line draw:style-name="gr57" draw:text-style-name="P18" draw:layer="layout" svg:x1="16.742cm" svg:y1="10.414cm" svg:x2="16.742cm" svg:y2="14.732cm">
          <text:p/>
        </draw:line>
        <draw:line draw:style-name="gr57" draw:text-style-name="P18" draw:layer="layout" svg:x1="17.908cm" svg:y1="10.415cm" svg:x2="17.908cm" svg:y2="14.733cm">
          <text:p/>
        </draw:line>
        <draw:line draw:style-name="gr57" draw:text-style-name="P18" draw:layer="layout" svg:x1="10.522cm" svg:y1="14.732cm" svg:x2="10.522cm" svg:y2="13.562cm">
          <text:p/>
        </draw:line>
        <draw:custom-shape draw:style-name="gr59" draw:text-style-name="P31" xml:id="id55" draw:id="id55" draw:layer="layout" svg:width="3.556cm" svg:height="2.482cm" svg:x="2.286cm" svg:y="14.754cm">
          <text:p text:style-name="P30">Outputs</text:p>
          <draw:enhanced-geometry svg:viewBox="0 0 21600 21600" draw:type="rectangle" draw:enhanced-path="M 0 0 L 21600 0 21600 21600 0 21600 0 0 Z N"/>
        </draw:custom-shape>
        <draw:connector draw:style-name="gr57" draw:text-style-name="P18" draw:layer="layout" svg:x1="4.064cm" svg:y1="13.354cm" svg:x2="4.064cm" svg:y2="14.754cm" draw:start-shape="id50" draw:start-glue-point="2" draw:end-shape="id55" svg:d="M4064 13354v1400" svg:viewBox="0 0 1 1401">
          <text:p/>
        </draw:connector>
        <draw:connector draw:style-name="gr57" draw:text-style-name="P18" draw:layer="layout" svg:x1="5.842cm" svg:y1="15.995cm" svg:x2="7.62cm" svg:y2="16.002cm" draw:start-shape="id55" draw:start-glue-point="1" draw:end-shape="id54" draw:end-glue-point="3" svg:d="M5842 15995h889v7h889" svg:viewBox="0 0 1779 8">
          <text:p/>
        </draw:connector>
        <draw:frame draw:style-name="gr29" draw:text-style-name="P6" draw:layer="layout" svg:width="2.286cm" svg:height="1.505cm" svg:x="13.416cm" svg:y="7.036cm">
          <draw:text-box>
            <text:p text:style-name="P32"><text:span text:style-name="T1">Layer </text:span><text:span text:style-name="T14">l</text:span><text:span text:style-name="T1"> output</text:span></text:p>
          </draw:text-box>
        </draw:frame>
        <draw:frame draw:style-name="gr29" draw:text-style-name="P6" draw:layer="layout" svg:width="2.286cm" svg:height="1.505cm" svg:x="17.808cm" svg:y="10.433cm">
          <draw:text-box>
            <text:p text:style-name="P32"><text:span text:style-name="T1">Layer </text:span><text:span text:style-name="T14">l</text:span><text:span text:style-name="T1"> output</text:span></text:p>
          </draw:text-box>
        </draw:frame>
        <draw:frame draw:style-name="gr60" draw:text-style-name="P6" draw:layer="layout" svg:width="2.286cm" svg:height="1.573cm" svg:x="14.616cm" svg:y="10.437cm">
          <draw:text-box>
            <text:p text:style-name="P32"><text:span text:style-name="T1">Layer </text:span><text:span text:style-name="T14">l-1</text:span><text:span text:style-name="T1"> output</text:span></text:p>
          </draw:text-box>
        </draw:frame>
        <draw:frame draw:style-name="gr29" draw:text-style-name="P6" draw:layer="layout" svg:width="2.286cm" svg:height="0.878cm" svg:x="19.812cm" svg:y="7.62cm">
          <draw:text-box>
            <text:p text:style-name="P32"><text:span text:style-name="T1">Layer </text:span><text:span text:style-name="T14">l</text:span><text:span text:style-name="T1"> </text:span></text:p>
          </draw:text-box>
        </draw:frame>
        <draw:frame draw:style-name="gr29" draw:text-style-name="P6" draw:layer="layout" svg:width="2.286cm" svg:height="0.878cm" svg:x="19.412cm" svg:y="15.12cm">
          <draw:text-box>
            <text:p text:style-name="P32"><text:span text:style-name="T1">Layer </text:span><text:span text:style-name="T14">l</text:span><text:span text:style-name="T1"> </text:span></text:p>
          </draw:text-box>
        </draw:frame>
        <draw:frame draw:style-name="gr61" draw:text-style-name="P6" draw:layer="layout" svg:width="3.702cm" svg:height="1.505cm" svg:x="10.522cm" svg:y="13.854cm">
          <draw:text-box>
            <text:p text:style-name="P32"><text:span text:style-name="T15">Weight updates</text:span><text:span text:style-name="T1"> </text:span></text:p>
          </draw:text-box>
        </draw:frame>
        <draw:frame draw:style-name="gr61" draw:text-style-name="P6" draw:layer="layout" svg:width="3.702cm" svg:height="1.505cm" svg:x="10.522cm" svg:y="10.855cm">
          <draw:text-box>
            <text:p text:style-name="P32"><text:span text:style-name="T15">Weights</text:span></text:p>
          </draw:text-box>
        </draw:frame>
        <draw:frame draw:style-name="gr29" draw:text-style-name="P6" draw:layer="layout" svg:width="2.54cm" svg:height="2.132cm" svg:x="5.842cm" svg:y="6.298cm">
          <draw:text-box>
            <text:p text:style-name="P32"><text:span text:style-name="T1">First layer inputs</text:span></text:p>
          </draw:text-box>
        </draw:frame>
        <draw:frame draw:style-name="gr29" draw:text-style-name="P6" draw:layer="layout" svg:width="2.54cm" svg:height="1.505cm" svg:x="5.742cm" svg:y="14.498cm">
          <draw:text-box>
            <text:p text:style-name="P32"><text:span text:style-name="T1">Target</text:span><text:span text:style-name="T1"><text:line-break/></text:span><text:span text:style-name="T1">outputs</text:span></text:p>
          </draw:text-box>
        </draw:frame>
        <draw:frame draw:style-name="gr29" draw:text-style-name="P6" draw:layer="layout" svg:width="2.54cm" svg:height="0.878cm" svg:x="4.018cm" svg:y="10.822cm">
          <draw:text-box>
            <text:p text:style-name="P32"><text:span text:style-name="T1">Sample #</text:span></text:p>
          </draw:text-box>
        </draw:frame>
        <draw:frame draw:style-name="gr29" draw:text-style-name="P6" draw:layer="layout" svg:width="2.54cm" svg:height="0.878cm" svg:x="4.018cm" svg:y="13.522cm">
          <draw:text-box>
            <text:p text:style-name="P32"><text:span text:style-name="T1">Sample #</text:span></text:p>
          </draw:text-box>
        </draw:frame>
        <draw:frame draw:style-name="gr29" draw:text-style-name="P23" draw:layer="layout" svg:width="5.334cm" svg:height="1.187cm" svg:x="1.578cm" svg:y="4.764cm">
          <draw:text-box>
            <text:p text:style-name="P22">Top module</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5"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7" draw:text-style-name="P6" draw:layer="layout" svg:width="8.506cm" svg:height="2.123cm" svg:x="1.3cm" svg:y="4.018cm">
          <draw:text-box>
            <text:p text:style-name="P32"><text:span text:style-name="T1">Layer != MAX_LAYER ?</text:span></text:p>
            <text:p text:style-name="P32"><text:span text:style-name="T1">Layer ++</text:span></text:p>
          </draw:text-box>
        </draw:frame>
        <draw:custom-shape draw:style-name="gr65" draw:text-style-name="P34" xml:id="id57" draw:id="id57" draw:layer="layout" svg:width="2.794cm" svg:height="2.794cm" svg:x="10.414cm" svg:y="6.604cm">
          <text:p text:style-name="P33"><text:span text:style-name="T16">Backward</text:span><text:span text:style-name="T16"><text:line-break/></text:span><text:span text:style-name="T16">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3-1013 1756-360s854 1757-359 1757" svg:viewBox="0 0 2278 2280">
          <text:p/>
        </draw:connector>
        <draw:frame draw:style-name="gr37" draw:text-style-name="P6" draw:layer="layout" svg:width="8.506cm" svg:height="2.123cm" svg:x="13.8cm" svg:y="5.019cm">
          <draw:text-box>
            <text:p text:style-name="P32"><text:span text:style-name="T1">Layer != 0 ?</text:span></text:p>
            <text:p text:style-name="P32"><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7" draw:text-style-name="P6" draw:layer="layout" svg:width="8.506cm" svg:height="2.123cm" svg:x="5.3cm" svg:y="6.219cm">
          <draw:text-box>
            <text:p text:style-name="P32"><text:span text:style-name="T1">Layer == MAX_LAYER</text:span></text:p>
          </draw:text-box>
        </draw:frame>
        <draw:frame draw:style-name="gr37" draw:text-style-name="P6" draw:layer="layout" svg:width="8.506cm" svg:height="2.123cm" svg:x="6.81cm" svg:y="8.944cm">
          <draw:text-box>
            <text:p text:style-name="P32"><text:span text:style-name="T1">Layer == 0</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text-style-name="P35" draw:layer="layout" svg:width="25.199cm" svg:height="3.506cm" svg:x="1.4cm" svg:y="0.837cm" presentation:class="title">
          <draw:text-box>
            <text:p><text:span text:style-name="T17">Trainer top</text:span></text:p>
          </draw:text-box>
        </draw:frame>
        <draw:custom-shape draw:style-name="gr66" draw:text-style-name="P36" draw:layer="layout" svg:width="13.143cm" svg:height="8.128cm" svg:x="4.129cm" svg:y="6.096cm">
          <text:p/>
          <draw:enhanced-geometry svg:viewBox="0 0 21600 21600" draw:type="rectangle" draw:enhanced-path="M 0 0 L 21600 0 21600 21600 0 21600 0 0 Z N"/>
        </draw:custom-shape>
        <draw:frame draw:style-name="gr67" draw:text-style-name="P37" draw:layer="layout" svg:width="5.378cm" svg:height="1.598cm" svg:x="4.797cm" svg:y="6.192cm">
          <draw:text-box>
            <text:p><text:span text:style-name="T17">Trainer_top</text:span></text:p>
          </draw:text-box>
        </draw:frame>
        <draw:custom-shape draw:style-name="gr68"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11" draw:layer="layout" svg:width="3.668cm" svg:height="1.295cm" svg:x="5.065cm" svg:y="7.386cm">
          <draw:text-box>
            <text:p>Z_stack</text:p>
          </draw:text-box>
        </draw:frame>
        <draw:custom-shape draw:style-name="gr68" draw:text-style-name="P15" draw:layer="layout" svg:width="3.761cm" svg:height="6.154cm" svg:x="5.065cm" svg:y="7.386cm">
          <text:p/>
          <draw:enhanced-geometry svg:viewBox="0 0 21600 21600" draw:type="rectangle" draw:enhanced-path="M 0 0 L 21600 0 21600 21600 0 21600 0 0 Z N"/>
        </draw:custom-shape>
        <draw:frame draw:style-name="gr70" draw:text-style-name="P37" draw:layer="layout" svg:width="3.713cm" svg:height="2.123cm" svg:x="5.065cm" svg:y="7.386cm">
          <draw:text-box>
            <text:p><text:span text:style-name="T17">Activation</text:span><text:span text:style-name="T17"><text:line-break/></text:span><text:span text:style-name="T17">stack</text:span></text:p>
          </draw:text-box>
        </draw:frame>
        <draw:line draw:style-name="gr71" draw:text-style-name="P18" draw:layer="layout" svg:x1="16.795cm" svg:y1="10.918cm" svg:x2="18.796cm" svg:y2="10.918cm">
          <text:p/>
        </draw:line>
        <draw:custom-shape draw:style-name="gr72" draw:text-style-name="P15" draw:layer="layout" svg:width="5.366cm" svg:height="6.154cm" svg:x="11.398cm" svg:y="7.386cm">
          <text:p/>
          <draw:enhanced-geometry svg:viewBox="0 0 21600 21600" draw:type="rectangle" draw:enhanced-path="M 0 0 L 21600 0 21600 21600 0 21600 0 0 Z N"/>
        </draw:custom-shape>
        <draw:frame draw:style-name="gr73" draw:text-style-name="P37" draw:layer="layout" svg:width="6.99cm" svg:height="1.597cm" svg:x="11.365cm" svg:y="7.386cm">
          <draw:text-box>
            <text:p><text:span text:style-name="T17">Backpropagator</text:span></text:p>
          </draw:text-box>
        </draw:frame>
        <draw:line draw:style-name="gr71" draw:text-style-name="P18" draw:layer="layout" svg:x1="1.304cm" svg:y1="9.437cm" svg:x2="5.065cm" svg:y2="9.437cm">
          <text:p/>
        </draw:line>
        <draw:line draw:style-name="gr71" draw:text-style-name="P18" draw:layer="layout" svg:x1="1.27cm" svg:y1="10.918cm" svg:x2="5.031cm" svg:y2="10.918cm">
          <text:p/>
        </draw:line>
        <draw:line draw:style-name="gr71" draw:text-style-name="P18" draw:layer="layout" svg:x1="8.931cm" svg:y1="9.437cm" svg:x2="11.399cm" svg:y2="9.437cm">
          <text:p/>
        </draw:line>
        <draw:line draw:style-name="gr71" draw:text-style-name="P18" draw:layer="layout" svg:x1="8.909cm" svg:y1="10.918cm" svg:x2="11.377cm" svg:y2="10.918cm">
          <text:p/>
        </draw:line>
        <draw:line draw:style-name="gr71" draw:text-style-name="P18" draw:layer="layout" svg:x1="11.342cm" svg:y1="12.399cm" svg:x2="8.874cm" svg:y2="12.399cm">
          <text:p/>
        </draw:line>
        <draw:frame draw:style-name="gr74" draw:text-style-name="P39" draw:layer="layout" svg:width="1.627cm" svg:height="2.014cm" svg:x="1.386cm" svg:y="8.055cm">
          <draw:text-box>
            <text:p text:style-name="P38"><text:span text:style-name="T18">z</text:span><text:span text:style-name="T19">n</text:span></text:p>
          </draw:text-box>
        </draw:frame>
        <draw:frame draw:style-name="gr75" draw:text-style-name="P40" draw:layer="layout" svg:width="1.37cm" svg:height="2.013cm" svg:x="1.413cm" svg:y="9.579cm">
          <draw:text-box>
            <text:p><text:span text:style-name="T20">n</text:span></text:p>
          </draw:text-box>
        </draw:frame>
        <draw:frame draw:style-name="gr76" draw:text-style-name="P39" draw:layer="layout" svg:width="1.575cm" svg:height="2.014cm" svg:x="9.06cm" svg:y="8.055cm">
          <draw:text-box>
            <text:p text:style-name="P38"><text:span text:style-name="T18">z</text:span><text:span text:style-name="T19">x</text:span></text:p>
          </draw:text-box>
        </draw:frame>
        <draw:frame draw:style-name="gr77" draw:text-style-name="P39" draw:layer="layout" svg:width="1.285cm" svg:height="2.014cm" svg:x="9.331cm" svg:y="11.016cm">
          <draw:text-box>
            <text:p text:style-name="P38"><text:span text:style-name="T18">x</text:span></text:p>
          </draw:text-box>
        </draw:frame>
        <draw:frame draw:style-name="gr78" draw:text-style-name="P39" draw:layer="layout" svg:width="1.63cm" svg:height="2.013cm" svg:x="9.063cm" svg:y="9.536cm">
          <draw:text-box>
            <text:p text:style-name="P38"><text:span text:style-name="T18">z</text:span><text:span text:style-name="T19">x-1</text:span></text:p>
          </draw:text-box>
        </draw:frame>
        <draw:frame draw:style-name="gr79" draw:text-style-name="P39" draw:layer="layout" svg:width="1.917cm" svg:height="2.013cm" svg:x="17.272cm" svg:y="9.536cm">
          <draw:text-box>
            <text:p text:style-name="P38"><text:span text:style-name="T18">w</text:span><text:span text:style-name="T19">x</text:span></text:p>
          </draw:text-box>
        </draw:frame>
        <draw:frame draw:style-name="gr80" draw:text-style-name="P41" draw:layer="layout" svg:width="8.128cm" svg:height="7.721cm" svg:x="19.05cm" svg:y="6.35cm">
          <draw:text-box>
            <text:p><text:span text:style-name="T21">The trainer top module receives activations from the forward propagation module, and returns adjusted weight matrices.</text:span></text:p>
            <text:p><text:span text:style-name="T21">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35" draw:layer="layout" svg:width="25.199cm" svg:height="3.506cm" svg:x="1.4cm" svg:y="0.837cm" presentation:class="title">
          <draw:text-box>
            <text:p><text:span text:style-name="T17">Trainer top</text:span></text:p>
          </draw:text-box>
        </draw:frame>
        <draw:custom-shape draw:style-name="gr81" draw:text-style-name="P36" draw:layer="layout" svg:width="14.224cm" svg:height="8.128cm" svg:x="3.048cm" svg:y="6.096cm">
          <text:p/>
          <draw:enhanced-geometry svg:viewBox="0 0 21600 21600" draw:type="rectangle" draw:enhanced-path="M 0 0 L 21600 0 21600 21600 0 21600 0 0 Z N"/>
        </draw:custom-shape>
        <draw:frame draw:style-name="gr67" draw:text-style-name="P37" draw:layer="layout" svg:width="5.378cm" svg:height="1.598cm" svg:x="4.797cm" svg:y="6.192cm">
          <draw:text-box>
            <text:p><text:span text:style-name="T17">Trainer_top</text:span></text:p>
          </draw:text-box>
        </draw:frame>
        <draw:custom-shape draw:style-name="gr68"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11" draw:layer="layout" svg:width="3.668cm" svg:height="1.295cm" svg:x="5.065cm" svg:y="7.386cm">
          <draw:text-box>
            <text:p>Z_stack</text:p>
          </draw:text-box>
        </draw:frame>
        <draw:custom-shape draw:style-name="gr68" draw:text-style-name="P15" draw:layer="layout" svg:width="3.761cm" svg:height="6.154cm" svg:x="5.065cm" svg:y="7.386cm">
          <text:p/>
          <draw:enhanced-geometry svg:viewBox="0 0 21600 21600" draw:type="rectangle" draw:enhanced-path="M 0 0 L 21600 0 21600 21600 0 21600 0 0 Z N"/>
        </draw:custom-shape>
        <draw:frame draw:style-name="gr70" draw:text-style-name="P37" draw:layer="layout" svg:width="3.713cm" svg:height="2.123cm" svg:x="5.065cm" svg:y="7.386cm">
          <draw:text-box>
            <text:p><text:span text:style-name="T17">Activation</text:span><text:span text:style-name="T17"><text:line-break/></text:span><text:span text:style-name="T17">stack</text:span></text:p>
          </draw:text-box>
        </draw:frame>
        <draw:line draw:style-name="gr71" draw:text-style-name="P18" draw:layer="layout" svg:x1="16.795cm" svg:y1="10.918cm" svg:x2="18.796cm" svg:y2="10.918cm">
          <text:p/>
        </draw:line>
        <draw:custom-shape draw:style-name="gr72" draw:text-style-name="P15" draw:layer="layout" svg:width="5.366cm" svg:height="6.154cm" svg:x="11.398cm" svg:y="7.386cm">
          <text:p/>
          <draw:enhanced-geometry svg:viewBox="0 0 21600 21600" draw:type="rectangle" draw:enhanced-path="M 0 0 L 21600 0 21600 21600 0 21600 0 0 Z N"/>
        </draw:custom-shape>
        <draw:frame draw:style-name="gr73" draw:text-style-name="P37" draw:layer="layout" svg:width="6.99cm" svg:height="1.597cm" svg:x="11.365cm" svg:y="7.386cm">
          <draw:text-box>
            <text:p><text:span text:style-name="T17">Backpropagator</text:span></text:p>
          </draw:text-box>
        </draw:frame>
        <draw:line draw:style-name="gr71" draw:text-style-name="P18" draw:layer="layout" svg:x1="1.304cm" svg:y1="9.437cm" svg:x2="5.065cm" svg:y2="9.437cm">
          <text:p/>
        </draw:line>
        <draw:line draw:style-name="gr71" draw:text-style-name="P18" draw:layer="layout" svg:x1="1.27cm" svg:y1="10.918cm" svg:x2="5.031cm" svg:y2="10.918cm">
          <text:p/>
        </draw:line>
        <draw:line draw:style-name="gr71" draw:text-style-name="P18" draw:layer="layout" svg:x1="8.931cm" svg:y1="9.437cm" svg:x2="11.399cm" svg:y2="9.437cm">
          <text:p/>
        </draw:line>
        <draw:line draw:style-name="gr71" draw:text-style-name="P18" draw:layer="layout" svg:x1="8.909cm" svg:y1="10.918cm" svg:x2="11.377cm" svg:y2="10.918cm">
          <text:p/>
        </draw:line>
        <draw:line draw:style-name="gr71" draw:text-style-name="P18" draw:layer="layout" svg:x1="11.342cm" svg:y1="12.399cm" svg:x2="8.874cm" svg:y2="12.399cm">
          <text:p/>
        </draw:line>
        <draw:frame draw:style-name="gr82" draw:text-style-name="P39" draw:layer="layout" svg:width="1.627cm" svg:height="2.014cm" svg:x="1.386cm" svg:y="8.055cm">
          <draw:text-box>
            <text:p text:style-name="P38"><text:span text:style-name="T18">z</text:span><text:span text:style-name="T19">n</text:span></text:p>
          </draw:text-box>
        </draw:frame>
        <draw:frame draw:style-name="gr75" draw:text-style-name="P40" draw:layer="layout" svg:width="1.37cm" svg:height="2.013cm" svg:x="1.413cm" svg:y="9.579cm">
          <draw:text-box>
            <text:p><text:span text:style-name="T20">n</text:span></text:p>
          </draw:text-box>
        </draw:frame>
        <draw:frame draw:style-name="gr83" draw:text-style-name="P39" draw:layer="layout" svg:width="1.575cm" svg:height="2.014cm" svg:x="9.06cm" svg:y="8.055cm">
          <draw:text-box>
            <text:p text:style-name="P38"><text:span text:style-name="T18">z</text:span><text:span text:style-name="T19">x</text:span></text:p>
          </draw:text-box>
        </draw:frame>
        <draw:frame draw:style-name="gr84" draw:text-style-name="P39" draw:layer="layout" svg:width="1.285cm" svg:height="2.014cm" svg:x="9.331cm" svg:y="11.016cm">
          <draw:text-box>
            <text:p text:style-name="P38"><text:span text:style-name="T18">x</text:span></text:p>
          </draw:text-box>
        </draw:frame>
        <draw:frame draw:style-name="gr85" draw:text-style-name="P39" draw:layer="layout" svg:width="1.63cm" svg:height="2.013cm" svg:x="9.063cm" svg:y="9.536cm">
          <draw:text-box>
            <text:p text:style-name="P38"><text:span text:style-name="T18">z</text:span><text:span text:style-name="T19">x-1</text:span></text:p>
          </draw:text-box>
        </draw:frame>
        <draw:frame draw:style-name="gr86" draw:text-style-name="P39" draw:layer="layout" svg:width="1.917cm" svg:height="2.013cm" svg:x="17.272cm" svg:y="9.536cm">
          <draw:text-box>
            <text:p text:style-name="P38"><text:span text:style-name="T18">w</text:span><text:span text:style-name="T19">x</text:span></text:p>
          </draw:text-box>
        </draw:frame>
        <draw:frame draw:style-name="gr80" draw:text-style-name="P41" draw:layer="layout" svg:width="8.128cm" svg:height="7.721cm" svg:x="19.05cm" svg:y="6.35cm">
          <draw:text-box>
            <text:p><text:span text:style-name="T21">The trainer top module receives activations from the forward propagation module, and returns adjusted weight matrices.</text:span></text:p>
            <text:p><text:span text:style-name="T21">The activations are saved in the stack and fed to the backpropagator module which holds the weights.</text:span></text:p>
          </draw:text-box>
        </draw:frame>
        <draw:custom-shape draw:style-name="gr87"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8"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9" draw:text-style-name="P5" draw:layer="layout" svg:width="4.063cm" svg:height="1.953cm" svg:x="8.89cm" svg:y="13.54cm" svg:viewBox="0 0 4064 1954" draw:points="0,1954 4064,1954 4064,0">
          <text:p/>
        </draw:polyline>
        <draw:polyline draw:style-name="gr90" draw:text-style-name="P18" draw:layer="layout" svg:width="1cm" svg:height="3.301cm" draw:transform="rotate (-3.14159265358979) translate (5.065cm 15.494cm)" svg:viewBox="0 0 1001 3302" draw:points="1,0 1001,0 1001,3302 0,3302">
          <text:p/>
        </draw:polyline>
        <draw:polyline draw:style-name="gr90" draw:text-style-name="P18" draw:layer="layout" svg:width="6.095cm" svg:height="4.239cm" svg:x="8.89cm" svg:y="13.54cm" svg:viewBox="0 0 6096 4240" draw:points="0,4240 6096,4240 6096,0">
          <text:p/>
        </draw:polyline>
        <draw:line draw:style-name="gr90" draw:text-style-name="P18" draw:layer="layout" svg:x1="5.08cm" svg:y1="17.78cm" svg:x2="1.27cm" svg:y2="17.78cm">
          <text:p/>
        </draw:lin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35" draw:layer="layout" svg:width="25.199cm" svg:height="3.506cm" svg:x="1.4cm" svg:y="0.837cm" presentation:class="title">
          <draw:text-box>
            <text:p><text:span text:style-name="T17">Activation stack</text:span></text:p>
          </draw:text-box>
        </draw:frame>
        <draw:custom-shape draw:style-name="gr91" draw:text-style-name="P36" draw:layer="layout" svg:width="10.922cm" svg:height="8.128cm" svg:x="3.758cm" svg:y="5.592cm">
          <text:p/>
          <draw:enhanced-geometry svg:viewBox="0 0 21600 21600" draw:type="rectangle" draw:enhanced-path="M 0 0 L 21600 0 21600 21600 0 21600 0 0 Z N"/>
        </draw:custom-shape>
        <draw:frame draw:style-name="gr67" draw:text-style-name="P37" draw:layer="layout" svg:width="5.378cm" svg:height="1.598cm" svg:x="3.826cm" svg:y="5.588cm">
          <draw:text-box>
            <text:p><text:span text:style-name="T17">Activation stack</text:span></text:p>
          </draw:text-box>
        </draw:frame>
        <draw:line draw:style-name="gr71" draw:text-style-name="P18" draw:layer="layout" svg:x1="2.488cm" svg:y1="8.771cm" svg:x2="3.758cm" svg:y2="8.771cm">
          <text:p/>
        </draw:line>
        <draw:line draw:style-name="gr71" draw:text-style-name="P18" draw:layer="layout" svg:x1="2.488cm" svg:y1="10.252cm" svg:x2="3.758cm" svg:y2="10.252cm">
          <text:p/>
        </draw:line>
        <draw:line draw:style-name="gr71" draw:text-style-name="P18" draw:layer="layout" svg:x1="14.77cm" svg:y1="8.752cm" svg:x2="15.95cm" svg:y2="8.752cm">
          <text:p/>
        </draw:line>
        <draw:line draw:style-name="gr71" draw:text-style-name="P18" draw:layer="layout" svg:x1="14.748cm" svg:y1="10.233cm" svg:x2="15.95cm" svg:y2="10.233cm">
          <text:p/>
        </draw:line>
        <draw:line draw:style-name="gr71" draw:text-style-name="P18" draw:layer="layout" svg:x1="15.95cm" svg:y1="12.114cm" svg:x2="14.68cm" svg:y2="12.114cm">
          <text:p/>
        </draw:line>
        <draw:frame draw:style-name="gr92" draw:text-style-name="P39" draw:layer="layout" svg:width="1.627cm" svg:height="2.014cm" svg:x="2.364cm" svg:y="7.489cm">
          <draw:text-box>
            <text:p text:style-name="P38"><text:span text:style-name="T18">z</text:span><text:span text:style-name="T19">n</text:span></text:p>
          </draw:text-box>
        </draw:frame>
        <draw:frame draw:style-name="gr75" draw:text-style-name="P40" draw:layer="layout" svg:width="1.37cm" svg:height="2.013cm" svg:x="2.391cm" svg:y="9.013cm">
          <draw:text-box>
            <text:p><text:span text:style-name="T20">n</text:span></text:p>
          </draw:text-box>
        </draw:frame>
        <draw:frame draw:style-name="gr93" draw:text-style-name="P39" draw:layer="layout" svg:width="1.575cm" svg:height="2.014cm" svg:x="14.599cm" svg:y="7.47cm">
          <draw:text-box>
            <text:p text:style-name="P38"><text:span text:style-name="T18">z</text:span><text:span text:style-name="T19">x</text:span></text:p>
          </draw:text-box>
        </draw:frame>
        <draw:frame draw:style-name="gr94" draw:text-style-name="P39" draw:layer="layout" svg:width="1.285cm" svg:height="2.014cm" svg:x="14.973cm" svg:y="10.818cm">
          <draw:text-box>
            <text:p text:style-name="P38"><text:span text:style-name="T18">x</text:span></text:p>
          </draw:text-box>
        </draw:frame>
        <draw:frame draw:style-name="gr95" draw:text-style-name="P39" draw:layer="layout" svg:width="1.63cm" svg:height="2.013cm" svg:x="14.602cm" svg:y="8.951cm">
          <draw:text-box>
            <text:p text:style-name="P38"><text:span text:style-name="T18">z</text:span><text:span text:style-name="T19">x-1</text:span></text:p>
          </draw:text-box>
        </draw:frame>
        <draw:line draw:style-name="gr71" draw:text-style-name="P18" draw:layer="layout" svg:x1="3.798cm" svg:y1="8.752cm" svg:x2="6.044cm" svg:y2="8.752cm">
          <text:p/>
        </draw:line>
        <draw:frame draw:style-name="gr96" draw:text-style-name="P42" draw:layer="layout" svg:width="2.846cm" svg:height="2.014cm" svg:x="3.708cm" svg:y="7.992cm">
          <draw:text-box>
            <text:p text:style-name="P38"><text:span text:style-name="T22">input_data</text:span></text:p>
          </draw:text-box>
        </draw:frame>
        <draw:frame draw:style-name="gr97" draw:text-style-name="P42" draw:layer="layout" svg:width="2.541cm" svg:height="2.014cm" svg:x="3.713cm" svg:y="9.478cm">
          <draw:text-box>
            <text:p text:style-name="P38"><text:span text:style-name="T22">input_addr</text:span></text:p>
          </draw:text-box>
        </draw:frame>
        <draw:line draw:style-name="gr71" draw:text-style-name="P18" draw:layer="layout" svg:x1="3.773cm" svg:y1="10.252cm" svg:x2="6.019cm" svg:y2="10.252cm">
          <text:p/>
        </draw:line>
        <draw:line draw:style-name="gr71"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8"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1" draw:text-style-name="P18" draw:layer="layout" svg:x1="10.108cm" svg:y1="10.233cm" svg:x2="14.68cm" svg:y2="10.233cm">
          <text:p/>
        </draw:line>
        <draw:line draw:style-name="gr71" draw:text-style-name="P18" draw:layer="layout" svg:x1="10.083cm" svg:y1="8.733cm" svg:x2="14.68cm" svg:y2="8.733cm">
          <text:p/>
        </draw:line>
        <draw:custom-shape draw:style-name="gr99"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100" draw:text-style-name="P42" draw:layer="layout" svg:width="2.541cm" svg:height="2.014cm" svg:x="12.262cm" svg:y="11.978cm">
          <draw:text-box>
            <text:p text:style-name="P38"><text:span text:style-name="T22">output_addr</text:span></text:p>
          </draw:text-box>
        </draw:frame>
        <draw:frame draw:style-name="gr101" draw:text-style-name="P42" draw:layer="layout" svg:width="2.845cm" svg:height="2.014cm" svg:x="10.063cm" svg:y="7.978cm">
          <draw:text-box>
            <text:p text:style-name="P38"><text:span text:style-name="T22">output_data0</text:span></text:p>
          </draw:text-box>
        </draw:frame>
        <draw:frame draw:style-name="gr102" draw:text-style-name="P41" draw:layer="layout" svg:width="10.414cm" svg:height="9.569cm" svg:x="16.764cm" svg:y="5.417cm">
          <draw:text-box>
            <text:p><text:span text:style-name="T21">Activation stack is a parametrizable model for storing NN activations with one data and address input, and two outputs. </text:span></text:p>
            <text:p><text:span text:style-name="T21">The data is received from the forward propagation module, and is read by the backpropagation module. </text:span></text:p>
            <text:p><text:span text:style-name="T21">The two read buses read consecutive layer activations starting from the output layer down. </text:span></text:p>
          </draw:text-box>
        </draw:frame>
        <draw:frame draw:style-name="gr103" draw:text-style-name="P42" draw:layer="layout" svg:width="2.845cm" svg:height="2.014cm" svg:x="10.064cm" svg:y="9.478cm">
          <draw:text-box>
            <text:p text:style-name="P38"><text:span text:style-name="T22">output_data1</text:span></text:p>
          </draw:text-box>
        </draw:frame>
        <draw:line draw:style-name="gr71" draw:text-style-name="P18" draw:layer="layout" svg:x1="2.44cm" svg:y1="11.684cm" svg:x2="3.71cm" svg:y2="11.684cm">
          <text:p/>
        </draw:line>
        <draw:frame draw:style-name="gr104" draw:text-style-name="P42" draw:layer="layout" svg:width="2.816cm" svg:height="2.014cm" svg:x="3.588cm" svg:y="10.878cm">
          <draw:text-box>
            <text:p text:style-name="P38"><text:span text:style-name="T22">input_wr_en</text:span></text:p>
          </draw:text-box>
        </draw:frame>
        <draw:line draw:style-name="gr71" draw:text-style-name="P18" draw:layer="layout" svg:x1="3.81cm" svg:y1="11.652cm" svg:x2="6.056cm" svg:y2="11.652cm">
          <text:p/>
        </draw:line>
        <draw:frame draw:style-name="gr105"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35" draw:layer="layout" svg:width="25.199cm" svg:height="3.506cm" svg:x="1.4cm" svg:y="0.837cm" presentation:class="title" presentation:user-transformed="true">
          <draw:text-box>
            <text:p><text:span text:style-name="T17">Backpropagator</text:span></text:p>
          </draw:text-box>
        </draw:frame>
        <draw:custom-shape draw:style-name="gr106" draw:text-style-name="P36"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7"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8" draw:text-style-name="P15" draw:layer="layout" svg:width="6.013cm" svg:height="3.307cm" svg:x="11.839cm" svg:y="15.28cm">
          <text:p/>
          <draw:enhanced-geometry svg:viewBox="0 0 21600 21600" draw:type="rectangle" draw:enhanced-path="M 0 0 L 21600 0 21600 21600 0 21600 0 0 Z N"/>
        </draw:custom-shape>
        <draw:frame draw:style-name="gr109" draw:text-style-name="P37" draw:layer="layout" svg:width="6.914cm" svg:height="2.513cm" svg:x="11.839cm" svg:y="7.055cm">
          <draw:text-box>
            <text:p><text:span text:style-name="T17">Weight </text:span><text:span text:style-name="T17"><text:line-break/></text:span><text:span text:style-name="T17">controller</text:span></text:p>
          </draw:text-box>
        </draw:frame>
        <draw:frame draw:style-name="gr110" draw:text-style-name="P37" draw:layer="layout" svg:width="6.914cm" svg:height="2.512cm" svg:x="11.839cm" svg:y="15.105cm">
          <draw:text-box>
            <text:p><text:span text:style-name="T17">Error </text:span><text:span text:style-name="T17"><text:line-break/></text:span><text:span text:style-name="T17">controller</text:span></text:p>
          </draw:text-box>
        </draw:frame>
        <draw:line draw:style-name="gr71" draw:text-style-name="P18" draw:layer="layout" svg:x1="8.382cm" svg:y1="16.002cm" svg:x2="11.839cm" svg:y2="16.014cm">
          <text:p/>
        </draw:line>
        <draw:line draw:style-name="gr71" draw:text-style-name="P18" draw:layer="layout" svg:x1="8.382cm" svg:y1="17.767cm" svg:x2="11.839cm" svg:y2="17.767cm">
          <text:p/>
        </draw:line>
        <draw:frame draw:style-name="gr111" draw:text-style-name="P39" draw:layer="layout" svg:width="2.166cm" svg:height="3.244cm" svg:x="7.74cm" svg:y="14.478cm">
          <draw:text-box>
            <text:p text:style-name="P38"><text:span text:style-name="T18">z</text:span><text:span text:style-name="T19">x-1</text:span></text:p>
          </draw:text-box>
        </draw:frame>
        <draw:frame draw:style-name="gr112" draw:text-style-name="P44" draw:layer="layout" svg:width="1.93cm" svg:height="2.382cm" svg:x="7.743cm" svg:y="16.231cm">
          <draw:text-box>
            <text:p text:style-name="P43"><text:span text:style-name="T18">z</text:span><text:span text:style-name="T19">x</text:span></text:p>
          </draw:text-box>
        </draw:frame>
        <draw:frame draw:style-name="gr113" draw:text-style-name="P44" draw:layer="layout" svg:width="1.929cm" svg:height="2.382cm" svg:x="15.784cm" svg:y="11.636cm">
          <draw:text-box>
            <text:p text:style-name="P43"><text:span text:style-name="T18">w</text:span><text:span text:style-name="T19">x</text:span></text:p>
          </draw:text-box>
        </draw:frame>
        <draw:line draw:style-name="gr71" draw:text-style-name="P18" draw:layer="layout" svg:x1="15.809cm" svg:y1="13.269cm" svg:x2="19.558cm" svg:y2="13.269cm">
          <text:p/>
        </draw:line>
        <draw:frame draw:style-name="gr109" draw:text-style-name="P37" draw:layer="layout" svg:width="6.915cm" svg:height="2.513cm" svg:x="9.235cm" svg:y="5.644cm">
          <draw:text-box>
            <text:p><text:span text:style-name="T17">Backpropagator</text:span></text:p>
          </draw:text-box>
        </draw:frame>
        <draw:polyline draw:style-name="gr114" draw:text-style-name="P45" draw:layer="layout" svg:width="6.869cm" svg:height="1.678cm" draw:transform="rotate (1.5707963267949) translate (10.16cm 16.014cm)" svg:viewBox="0 0 6870 1679" draw:points="0,0 6870,0 6870,1679">
          <text:p/>
        </draw:polyline>
        <draw:frame draw:style-name="gr115" draw:text-style-name="P46" draw:layer="layout" svg:width="1.424cm" svg:height="1.497cm" svg:x="13.662cm" svg:y="11.611cm">
          <draw:text-box>
            <text:p text:style-name="P43"><text:span text:style-name="T23">δ</text:span><text:span text:style-name="T24">x</text:span></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116" draw:text-style-name="P36" draw:layer="layout" svg:width="14.224cm" svg:height="13.716cm" svg:x="6.604cm" svg:y="4.596cm">
          <text:p/>
          <draw:enhanced-geometry svg:viewBox="0 0 21600 21600" draw:type="rectangle" draw:enhanced-path="M 0 0 L 21600 0 21600 21600 0 21600 0 0 Z N"/>
        </draw:custom-shape>
        <draw:custom-shape draw:style-name="gr117" draw:text-style-name="P47" draw:layer="layout" svg:width="12.192cm" svg:height="6.604cm" svg:x="8.128cm" svg:y="11.454cm">
          <text:p/>
          <draw:enhanced-geometry svg:viewBox="0 0 21600 21600" draw:type="rectangle" draw:enhanced-path="M 0 0 L 21600 0 21600 21600 0 21600 0 0 Z N"/>
        </draw:custom-shape>
        <draw:frame presentation:style-name="pr1" draw:text-style-name="P35" draw:layer="layout" svg:width="25.199cm" svg:height="3.506cm" svg:x="1.4cm" svg:y="0.837cm" presentation:class="title" presentation:user-transformed="true">
          <draw:text-box>
            <text:p><text:span text:style-name="T17">Backpropagator</text:span></text:p>
          </draw:text-box>
        </draw:frame>
        <draw:custom-shape draw:style-name="gr107"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8"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9" draw:text-style-name="P37" draw:layer="layout" svg:width="6.914cm" svg:height="2.513cm" svg:x="9.539cm" svg:y="5.855cm">
          <draw:text-box>
            <text:p><text:span text:style-name="T17">Weight controller</text:span></text:p>
          </draw:text-box>
        </draw:frame>
        <draw:frame draw:style-name="gr110" draw:text-style-name="P37" draw:layer="layout" svg:width="3.545cm" svg:height="2.512cm" svg:x="9.495cm" svg:y="12.336cm">
          <draw:text-box>
            <text:p><text:span text:style-name="T17">Error </text:span><text:span text:style-name="T17"><text:line-break/></text:span><text:span text:style-name="T17">fetcher</text:span></text:p>
          </draw:text-box>
        </draw:frame>
        <draw:frame draw:style-name="gr119" draw:text-style-name="P39" draw:layer="layout" svg:width="1.795cm" svg:height="1.496cm" svg:x="5.108cm" svg:y="5.956cm">
          <draw:text-box>
            <text:p text:style-name="P38"><text:span text:style-name="T18">z</text:span><text:span text:style-name="T19">x-1</text:span></text:p>
          </draw:text-box>
        </draw:frame>
        <draw:frame draw:style-name="gr120" draw:text-style-name="P44" draw:layer="layout" svg:width="1.27cm" svg:height="1.778cm" svg:x="5.062cm" svg:y="11.432cm">
          <draw:text-box>
            <text:p text:style-name="P43"><text:span text:style-name="T18">z</text:span><text:span text:style-name="T19">x</text:span></text:p>
          </draw:text-box>
        </draw:frame>
        <draw:frame draw:style-name="gr121" draw:text-style-name="P44" draw:layer="layout" svg:width="1.488cm" svg:height="1.496cm" svg:x="20.884cm" svg:y="6.536cm">
          <draw:text-box>
            <text:p text:style-name="P43"><text:span text:style-name="T18">w</text:span><text:span text:style-name="T19">x</text:span></text:p>
          </draw:text-box>
        </draw:frame>
        <draw:custom-shape draw:style-name="gr118"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2" draw:text-style-name="P37" draw:layer="layout" svg:width="3.798cm" svg:height="3.059cm" svg:x="14.696cm" svg:y="12.336cm">
          <draw:text-box>
            <text:p><text:span text:style-name="T17">Error </text:span><text:span text:style-name="T17"><text:line-break/></text:span><text:span text:style-name="T17">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3"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4" draw:text-style-name="P37" draw:layer="layout" svg:width="6.915cm" svg:height="2.513cm" svg:x="8.115cm" svg:y="12.497cm">
          <draw:text-box>
            <text:p/>
          </draw:text-box>
        </draw:frame>
        <draw:frame draw:style-name="gr109" draw:text-style-name="P37" draw:layer="layout" svg:width="6.915cm" svg:height="2.513cm" svg:x="8.115cm" svg:y="16.897cm">
          <draw:text-box>
            <text:p><text:span text:style-name="T17">Error controller</text:span></text:p>
          </draw:text-box>
        </draw:frame>
        <draw:polyline draw:style-name="gr114" draw:text-style-name="P45" draw:layer="layout" svg:width="5.158cm" svg:height="8.381cm" draw:transform="rotate (-1.5707963267949) translate (15.748cm 7.352cm)" svg:viewBox="0 0 5159 8382" draw:points="0,8382 3848,8382 3848,0 5159,0">
          <text:p/>
        </draw:polyline>
        <draw:frame draw:style-name="gr125" draw:text-style-name="P37" draw:layer="layout" svg:width="11.19cm" svg:height="1.308cm" svg:x="6.614cm" svg:y="4.596cm">
          <draw:text-box>
            <text:p><text:span text:style-name="T17">Backpropagator</text:span></text:p>
          </draw:text-box>
        </draw:frame>
        <draw:frame draw:style-name="gr115" draw:text-style-name="P46" draw:layer="layout" svg:width="1.424cm" svg:height="1.497cm" svg:x="13.662cm" svg:y="9.612cm">
          <draw:text-box>
            <text:p text:style-name="P43"><text:span text:style-name="T23">δ</text:span><text:span text:style-name="T24">x</text:span></text:p>
          </draw:text-box>
        </draw:frame>
        <draw:frame draw:style-name="gr126" draw:text-style-name="P49" draw:layer="layout" svg:width="2.775cm" svg:height="1.778cm" svg:x="3.556cm" svg:y="12.632cm">
          <draw:text-box>
            <text:p text:style-name="P48"><text:span text:style-name="T18">layer</text:span></text:p>
          </draw:text-box>
        </draw:frame>
        <draw:line draw:style-name="gr6" draw:text-style-name="P5" xml:id="id60" draw:id="id60" draw:layer="layout" svg:x1="5.334cm" svg:y1="14.04cm" svg:x2="9.495cm" svg:y2="14.048cm">
          <draw:glue-point draw:id="4" svg:x="-1.336cm" svg:y="-5cm"/>
          <text:p/>
        </draw:line>
        <draw:frame draw:style-name="gr127" draw:text-style-name="P49" draw:layer="layout" svg:width="3.538cm" svg:height="2.741cm" svg:x="2.794cm" svg:y="13.732cm">
          <draw:text-box>
            <text:p text:style-name="P48"><text:span text:style-name="T18">sample</text:span></text:p>
          </draw:text-box>
        </draw:frame>
        <draw:line draw:style-name="gr6" draw:text-style-name="P5" draw:layer="layout" svg:x1="5.335cm" svg:y1="15.14cm" svg:x2="9.496cm" svg:y2="15.148cm">
          <text:p/>
        </draw:line>
        <draw:frame draw:style-name="gr128" draw:text-style-name="P50" draw:layer="layout" svg:width="2.286cm" svg:height="0.772cm" svg:x="16.764cm" svg:y="16.026cm">
          <draw:text-box>
            <text:p><text:span text:style-name="T25">prop_delta</text:span></text:p>
          </draw:text-box>
        </draw:frame>
        <draw:frame draw:style-name="gr129" draw:text-style-name="P50" draw:layer="layout" svg:width="3.978cm" svg:height="1.293cm" draw:transform="rotate (1.5707963267949) translate (13.294cm 14.216cm)">
          <draw:text-box>
            <text:p><text:span text:style-name="T25">fetcher_delta</text:span></text:p>
          </draw:text-box>
        </draw:frame>
        <draw:frame draw:style-name="gr130" draw:text-style-name="P46" draw:layer="layout" svg:width="2.694cm" svg:height="2.741cm" svg:x="17.434cm" svg:y="12.932cm">
          <draw:text-box>
            <text:p text:style-name="P43"><text:span text:style-name="T23">δ</text:span><text:span text:style-name="T24">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ckpropagator state machine</text:p>
          </draw:text-box>
        </draw:frame>
        <draw:custom-shape draw:style-name="gr131" draw:text-style-name="P15" xml:id="id62" draw:id="id62" draw:layer="layout" svg:width="2.54cm" svg:height="2.54cm" svg:x="3.302cm" svg:y="6.35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5" xml:id="id63" draw:id="id63" draw:layer="layout" svg:width="2.54cm" svg:height="2.54cm" svg:x="9.803cm" svg:y="6.35cm">
          <text:p text:style-name="P3">FE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5" xml:id="id65" draw:id="id65" draw:layer="layout" svg:width="2.54cm" svg:height="2.54cm" svg:x="3.303cm" svg:y="12.55cm">
          <text:p text:style-name="P3">UPD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5" xml:id="id64" draw:id="id64" draw:layer="layout" svg:width="2.54cm" svg:height="2.54cm" svg:x="9.803cm" svg:y="12.55cm">
          <text:p text:style-name="P3">PRO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2" draw:text-style-name="P5" draw:layer="layout" draw:type="line" svg:x1="5.842cm" svg:y1="7.62cm" svg:x2="9.803cm" svg:y2="7.62cm" draw:start-shape="id62" draw:start-glue-point="10" draw:end-shape="id63" draw:end-glue-point="6" svg:d="M5842 7620h3961" svg:viewBox="0 0 3962 1">
          <text:p text:style-name="P3"/>
        </draw:connector>
        <draw:connector draw:style-name="gr28" draw:text-style-name="P5" draw:layer="layout" draw:type="line" svg:x1="11.073cm" svg:y1="8.89cm" svg:x2="11.073cm" svg:y2="12.55cm" draw:start-shape="id63" draw:start-glue-point="8" draw:end-shape="id64" draw:end-glue-point="4" svg:d="M11073 8890v3660" svg:viewBox="0 0 1 3661">
          <text:p/>
        </draw:connector>
        <draw:connector draw:style-name="gr28" draw:text-style-name="P5" draw:layer="layout" draw:type="line" svg:x1="9.803cm" svg:y1="13.82cm" svg:x2="5.843cm" svg:y2="13.82cm" draw:start-shape="id64" draw:start-glue-point="6" draw:end-shape="id65" draw:end-glue-point="10" svg:d="M9803 13820h-3960" svg:viewBox="0 0 3961 1">
          <text:p/>
        </draw:connector>
        <draw:connector draw:style-name="gr28" draw:text-style-name="P5" draw:layer="layout" draw:type="line" svg:x1="4.573cm" svg:y1="12.55cm" svg:x2="4.572cm" svg:y2="8.89cm" draw:start-shape="id65" draw:start-glue-point="4" draw:end-shape="id62" draw:end-glue-point="8" svg:d="M4573 12550l-1-3660" svg:viewBox="0 0 2 3661">
          <text:p/>
        </draw:connector>
        <draw:frame draw:style-name="gr133" draw:text-style-name="P11" draw:layer="layout" svg:width="1.92cm" svg:height="1.187cm" svg:x="5.912cm" svg:y="6.504cm">
          <draw:text-box>
            <text:p>start</text:p>
          </draw:text-box>
        </draw:frame>
        <draw:frame draw:style-name="gr29" draw:text-style-name="P11" draw:layer="layout" svg:width="3.556cm" svg:height="1.187cm" svg:x="11.13cm" svg:y="8.644cm">
          <draw:text-box>
            <text:p>ef_valid</text:p>
          </draw:text-box>
        </draw:frame>
        <draw:frame draw:style-name="gr29" draw:text-style-name="P11" draw:layer="layout" svg:width="3.302cm" svg:height="1.187cm" svg:x="6.896cm" svg:y="13.678cm">
          <draw:text-box>
            <text:p>ep_valid</text:p>
          </draw:text-box>
        </draw:frame>
        <draw:frame draw:style-name="gr29" draw:text-style-name="P11" draw:layer="layout" svg:width="3.556cm" svg:height="1.187cm" svg:x="1.408cm" svg:y="11.36cm">
          <draw:text-box>
            <text:p>wc_valid</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6" draw:text-style-name="P36" draw:layer="layout" svg:width="14.224cm" svg:height="13.716cm" svg:x="6.604cm" svg:y="4.596cm">
          <text:p/>
          <draw:enhanced-geometry svg:viewBox="0 0 21600 21600" draw:type="rectangle" draw:enhanced-path="M 0 0 L 21600 0 21600 21600 0 21600 0 0 Z N"/>
        </draw:custom-shape>
        <draw:custom-shape draw:style-name="gr117" draw:text-style-name="P47" draw:layer="layout" svg:width="12.192cm" svg:height="6.604cm" svg:x="8.128cm" svg:y="11.454cm">
          <text:p/>
          <draw:enhanced-geometry svg:viewBox="0 0 21600 21600" draw:type="rectangle" draw:enhanced-path="M 0 0 L 21600 0 21600 21600 0 21600 0 0 Z N"/>
        </draw:custom-shape>
        <draw:frame presentation:style-name="pr1" draw:text-style-name="P35" draw:layer="layout" svg:width="25.199cm" svg:height="3.506cm" svg:x="1.4cm" svg:y="0.837cm" presentation:class="title" presentation:user-transformed="true">
          <draw:text-box>
            <text:p><text:span text:style-name="T17">Backpropagator</text:span></text:p>
          </draw:text-box>
        </draw:frame>
        <draw:custom-shape draw:style-name="gr107"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8"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9" draw:text-style-name="P37" draw:layer="layout" svg:width="6.914cm" svg:height="2.513cm" svg:x="9.539cm" svg:y="5.855cm">
          <draw:text-box>
            <text:p><text:span text:style-name="T17">Weight controller</text:span></text:p>
          </draw:text-box>
        </draw:frame>
        <draw:frame draw:style-name="gr110" draw:text-style-name="P37" draw:layer="layout" svg:width="3.545cm" svg:height="2.512cm" svg:x="9.495cm" svg:y="12.336cm">
          <draw:text-box>
            <text:p><text:span text:style-name="T17">Error </text:span><text:span text:style-name="T17"><text:line-break/></text:span><text:span text:style-name="T17">fetcher</text:span></text:p>
          </draw:text-box>
        </draw:frame>
        <draw:frame draw:style-name="gr134" draw:text-style-name="P39" draw:layer="layout" svg:width="1.795cm" svg:height="1.496cm" svg:x="5.108cm" svg:y="5.956cm">
          <draw:text-box>
            <text:p text:style-name="P38"><text:span text:style-name="T18">z</text:span><text:span text:style-name="T19">x-1</text:span></text:p>
          </draw:text-box>
        </draw:frame>
        <draw:frame draw:style-name="gr135" draw:text-style-name="P44" draw:layer="layout" svg:width="1.27cm" svg:height="1.778cm" svg:x="5.062cm" svg:y="11.432cm">
          <draw:text-box>
            <text:p text:style-name="P43"><text:span text:style-name="T18">z</text:span><text:span text:style-name="T19">x</text:span></text:p>
          </draw:text-box>
        </draw:frame>
        <draw:frame draw:style-name="gr136" draw:text-style-name="P44" draw:layer="layout" svg:width="1.488cm" svg:height="1.496cm" svg:x="20.884cm" svg:y="6.536cm">
          <draw:text-box>
            <text:p text:style-name="P43"><text:span text:style-name="T18">w</text:span><text:span text:style-name="T19">x</text:span></text:p>
          </draw:text-box>
        </draw:frame>
        <draw:custom-shape draw:style-name="gr118"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2" draw:text-style-name="P37" draw:layer="layout" svg:width="3.798cm" svg:height="3.059cm" svg:x="14.696cm" svg:y="12.336cm">
          <draw:text-box>
            <text:p><text:span text:style-name="T17">Error </text:span><text:span text:style-name="T17"><text:line-break/></text:span><text:span text:style-name="T17">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3"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37"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37" draw:text-style-name="P5" draw:layer="layout" svg:x1="5.334cm" svg:y1="7.39cm" svg:x2="9.539cm" svg:y2="7.352cm">
          <text:p/>
        </draw:line>
        <draw:frame draw:style-name="gr124" draw:text-style-name="P37" draw:layer="layout" svg:width="6.915cm" svg:height="2.513cm" svg:x="8.115cm" svg:y="12.497cm">
          <draw:text-box>
            <text:p/>
          </draw:text-box>
        </draw:frame>
        <draw:frame draw:style-name="gr109" draw:text-style-name="P37" draw:layer="layout" svg:width="6.915cm" svg:height="2.513cm" svg:x="8.115cm" svg:y="16.897cm">
          <draw:text-box>
            <text:p><text:span text:style-name="T17">Error controller</text:span></text:p>
          </draw:text-box>
        </draw:frame>
        <draw:polyline draw:style-name="gr138" draw:text-style-name="P45" draw:layer="layout" svg:width="5.158cm" svg:height="8.381cm" draw:transform="rotate (-1.5707963267949) translate (15.748cm 7.352cm)" svg:viewBox="0 0 5159 8382" draw:points="0,8382 3848,8382 3848,0 5159,0">
          <text:p/>
        </draw:polyline>
        <draw:frame draw:style-name="gr125" draw:text-style-name="P37" draw:layer="layout" svg:width="11.19cm" svg:height="1.308cm" svg:x="6.614cm" svg:y="4.596cm">
          <draw:text-box>
            <text:p><text:span text:style-name="T17">Backpropagator</text:span></text:p>
          </draw:text-box>
        </draw:frame>
        <draw:frame draw:style-name="gr115" draw:text-style-name="P46" draw:layer="layout" svg:width="1.424cm" svg:height="1.497cm" svg:x="13.662cm" svg:y="9.612cm">
          <draw:text-box>
            <text:p text:style-name="P43"><text:span text:style-name="T23">δ</text:span><text:span text:style-name="T24">x</text:span></text:p>
          </draw:text-box>
        </draw:frame>
        <draw:frame draw:style-name="gr139" draw:text-style-name="P49" draw:layer="layout" svg:width="2.775cm" svg:height="1.778cm" svg:x="3.556cm" svg:y="12.632cm">
          <draw:text-box>
            <text:p text:style-name="P48"><text:span text:style-name="T18">layer</text:span></text:p>
          </draw:text-box>
        </draw:frame>
        <draw:line draw:style-name="gr140" draw:text-style-name="P51" xml:id="id68" draw:id="id68" draw:layer="layout" svg:x1="5.334cm" svg:y1="14.04cm" svg:x2="9.495cm" svg:y2="14.048cm">
          <draw:glue-point draw:id="4" svg:x="-1.336cm" svg:y="-5cm"/>
          <text:p/>
        </draw:line>
        <draw:frame draw:style-name="gr141" draw:text-style-name="P49" draw:layer="layout" svg:width="3.538cm" svg:height="2.741cm" svg:x="2.794cm" svg:y="13.732cm">
          <draw:text-box>
            <text:p text:style-name="P48"><text:span text:style-name="T18">sample</text:span></text:p>
          </draw:text-box>
        </draw:frame>
        <draw:line draw:style-name="gr137" draw:text-style-name="P5" draw:layer="layout" svg:x1="5.335cm" svg:y1="15.14cm" svg:x2="9.496cm" svg:y2="15.148cm">
          <text:p/>
        </draw:line>
        <draw:frame draw:style-name="gr128" draw:text-style-name="P50" draw:layer="layout" svg:width="2.286cm" svg:height="0.772cm" svg:x="16.764cm" svg:y="16.026cm">
          <draw:text-box>
            <text:p><text:span text:style-name="T25">prop_delta</text:span></text:p>
          </draw:text-box>
        </draw:frame>
        <draw:frame draw:style-name="gr129" draw:text-style-name="P50" draw:layer="layout" svg:width="3.978cm" svg:height="1.293cm" draw:transform="rotate (1.5707963267949) translate (13.294cm 14.216cm)">
          <draw:text-box>
            <text:p><text:span text:style-name="T25">fetcher_delta</text:span></text:p>
          </draw:text-box>
        </draw:frame>
        <draw:frame draw:style-name="gr130" draw:text-style-name="P46" draw:layer="layout" svg:width="2.694cm" svg:height="2.741cm" svg:x="17.434cm" svg:y="12.932cm">
          <draw:text-box>
            <text:p text:style-name="P43"><text:span text:style-name="T23">δ</text:span><text:span text:style-name="T24">x-1</text:span></text:p>
          </draw:text-box>
        </draw:frame>
        <draw:connector draw:style-name="gr142" draw:text-style-name="P5" draw:layer="layout" svg:x1="6.859cm" svg:y1="14.04cm" svg:x2="9.54cm" svg:y2="8.705cm" draw:start-shape="id68" draw:start-glue-point="4" draw:end-shape="id69" draw:end-glue-point="4" svg:d="M6859 14040v-5335h2681" svg:viewBox="0 0 2682 5336">
          <text:p/>
        </draw:connector>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43" draw:text-style-name="P36" draw:layer="layout" svg:width="16.602cm" svg:height="14.15cm" svg:x="2.985cm" svg:y="5.408cm">
          <text:p/>
          <draw:enhanced-geometry svg:viewBox="0 0 21600 21600" draw:type="rectangle" draw:enhanced-path="M 0 0 L 21600 0 21600 21600 0 21600 0 0 Z N"/>
        </draw:custom-shape>
        <draw:custom-shape draw:style-name="gr144" draw:text-style-name="P47" draw:layer="layout" svg:width="10.414cm" svg:height="4.773cm" svg:x="5.75cm" svg:y="6.619cm">
          <text:p/>
          <draw:enhanced-geometry svg:viewBox="0 0 21600 21600" draw:type="rectangle" draw:enhanced-path="M 0 0 L 21600 0 21600 21600 0 21600 0 0 Z N"/>
        </draw:custom-shape>
        <draw:custom-shape draw:style-name="gr145" draw:text-style-name="P47"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46" draw:text-style-name="P15" draw:layer="layout" svg:width="3.81cm" svg:height="3.048cm" svg:x="7.774cm" svg:y="12.24cm">
          <text:p/>
          <draw:enhanced-geometry svg:viewBox="0 0 21600 21600" draw:type="rectangle" draw:enhanced-path="M 0 0 L 21600 0 21600 21600 0 21600 0 0 Z N"/>
        </draw:custom-shape>
        <draw:custom-shape draw:style-name="gr146" draw:text-style-name="P15" draw:layer="layout" svg:width="3.81cm" svg:height="3.048cm" svg:x="7.274cm" svg:y="7.84cm">
          <text:p/>
          <draw:enhanced-geometry svg:viewBox="0 0 21600 21600" draw:type="rectangle" draw:enhanced-path="M 0 0 L 21600 0 21600 21600 0 21600 0 0 Z N"/>
        </draw:custom-shape>
        <draw:custom-shape draw:style-name="gr147" draw:text-style-name="P15" draw:layer="layout" svg:width="1.27cm" svg:height="1.27cm" svg:x="14.47cm" svg:y="8.778cm">
          <text:p/>
          <draw:enhanced-geometry svg:viewBox="0 0 21600 21600" draw:type="rectangle" draw:enhanced-path="M 0 0 L 21600 0 21600 21600 0 21600 0 0 Z N"/>
        </draw:custom-shape>
        <draw:frame draw:style-name="gr148" draw:text-style-name="P37" draw:layer="layout" svg:width="2.826cm" svg:height="2.123cm" svg:x="7.282cm" svg:y="7.716cm">
          <draw:text-box>
            <text:p><text:span text:style-name="T17">Tensor</text:span><text:span text:style-name="T17"><text:line-break/></text:span><text:span text:style-name="T17">product</text:span></text:p>
          </draw:text-box>
        </draw:frame>
        <draw:frame draw:style-name="gr149" draw:text-style-name="P37" draw:layer="layout" svg:width="3.089cm" svg:height="2.123cm" svg:x="7.782cm" svg:y="12.117cm">
          <draw:text-box>
            <text:p><text:span text:style-name="T17">Weights </text:span><text:span text:style-name="T17"><text:line-break/></text:span><text:span text:style-name="T17">BRAM</text:span></text:p>
          </draw:text-box>
        </draw:frame>
        <draw:frame draw:style-name="gr150" draw:text-style-name="P37" draw:layer="layout" svg:width="0.887cm" svg:height="1.187cm" svg:x="14.682cm" svg:y="8.817cm">
          <draw:text-box>
            <text:p><text:span text:style-name="T17">+</text:span></text:p>
          </draw:text-box>
        </draw:frame>
        <draw:line draw:style-name="gr114" draw:text-style-name="P45" draw:layer="layout" svg:x1="11.084cm" svg:y1="9.378cm" svg:x2="12.27cm" svg:y2="9.404cm">
          <text:p/>
        </draw:line>
        <draw:line draw:style-name="gr114" draw:text-style-name="P45" draw:layer="layout" svg:x1="1.94cm" svg:y1="13.936cm" svg:x2="7.774cm" svg:y2="13.948cm">
          <text:p/>
        </draw:line>
        <draw:polyline draw:style-name="gr114" draw:text-style-name="P45" draw:layer="layout" svg:width="2.561cm" svg:height="3.047cm" draw:transform="rotate (-1.5707963267949) translate (9.298cm 13.948cm)" svg:viewBox="0 0 2562 3048" draw:points="0,3048 2540,3048 2562,0 1340,0">
          <text:p/>
        </draw:polyline>
        <draw:custom-shape draw:style-name="gr147" draw:text-style-name="P15" draw:layer="layout" svg:width="1.27cm" svg:height="1.27cm" svg:x="3.67cm" svg:y="8.078cm">
          <text:p/>
          <draw:enhanced-geometry svg:viewBox="0 0 21600 21600" draw:type="rectangle" draw:enhanced-path="M 0 0 L 21600 0 21600 21600 0 21600 0 0 Z N"/>
        </draw:custom-shape>
        <draw:frame draw:style-name="gr151" draw:text-style-name="P37" draw:layer="layout" svg:width="0.845cm" svg:height="1.187cm" svg:x="3.882cm" svg:y="8.117cm">
          <draw:text-box>
            <text:p><text:span text:style-name="T17">σ</text:span></text:p>
          </draw:text-box>
        </draw:frame>
        <draw:line draw:style-name="gr152" draw:text-style-name="P45" draw:layer="layout" svg:x1="4.94cm" svg:y1="8.77cm" svg:x2="7.274cm" svg:y2="8.77cm">
          <text:p/>
        </draw:line>
        <draw:line draw:style-name="gr152" draw:text-style-name="P45" draw:layer="layout" svg:x1="1.94cm" svg:y1="8.77cm" svg:x2="3.649cm" svg:y2="8.77cm">
          <text:p/>
        </draw:line>
        <draw:line draw:style-name="gr152" draw:text-style-name="P45" draw:layer="layout" svg:x1="1.94cm" svg:y1="10.17cm" svg:x2="7.249cm" svg:y2="10.17cm">
          <text:p/>
        </draw:line>
        <draw:polyline draw:style-name="gr114" draw:text-style-name="P45" draw:layer="layout" svg:width="9.278cm" svg:height="0.033cm" svg:x="11.584cm" svg:y="13.936cm" svg:viewBox="0 0 9279 34" draw:points="0,0 262,0 9279,34">
          <text:p/>
        </draw:polyline>
        <draw:line draw:style-name="gr114" draw:text-style-name="P45" draw:layer="layout" svg:x1="15.124cm" svg:y1="13.936cm" svg:x2="15.124cm" svg:y2="10.048cm">
          <text:p/>
        </draw:line>
        <draw:polyline draw:style-name="gr114" draw:text-style-name="P45" draw:layer="layout" svg:width="8.473cm" svg:height="7.077cm" svg:x="9.814cm" svg:y="9.398cm" svg:viewBox="0 0 8474 7078" draw:points="5926,0 8474,0 8474,7078 0,7078 0,5890">
          <text:p/>
        </draw:polyline>
        <draw:frame draw:style-name="gr153" draw:text-style-name="P37" draw:layer="layout" svg:width="5.401cm" svg:height="2.123cm" svg:x="5.683cm" svg:y="16.418cm">
          <draw:text-box>
            <text:p><text:span text:style-name="T17">Weight loader</text:span></text:p>
          </draw:text-box>
        </draw:frame>
        <draw:frame draw:style-name="gr153" draw:text-style-name="P37" draw:layer="layout" svg:width="5.401cm" svg:height="2.123cm" svg:x="5.684cm" svg:y="6.519cm">
          <draw:text-box>
            <text:p><text:span text:style-name="T17">Weight updater</text:span></text:p>
          </draw:text-box>
        </draw:frame>
        <draw:frame draw:style-name="gr153" draw:text-style-name="P37" draw:layer="layout" svg:width="6.321cm" svg:height="2.123cm" svg:x="2.985cm" svg:y="5.32cm">
          <draw:text-box>
            <text:p><text:span text:style-name="T17">Weight controller</text:span></text:p>
          </draw:text-box>
        </draw:frame>
        <draw:frame draw:style-name="gr154" draw:text-style-name="P44" draw:layer="layout" svg:width="1.778cm" svg:height="2.741cm" svg:x="1.478cm" svg:y="7.443cm">
          <draw:text-box>
            <text:p text:style-name="P43"><text:span text:style-name="T18">z</text:span><text:span text:style-name="T19">x-1</text:span></text:p>
          </draw:text-box>
        </draw:frame>
        <draw:frame draw:style-name="gr155" draw:text-style-name="P44" draw:layer="layout" svg:width="2.096cm" svg:height="2.741cm" svg:x="5.686cm" svg:y="7.443cm">
          <draw:text-box>
            <text:p text:style-name="P43"><text:span text:style-name="T18">a</text:span><text:span text:style-name="T19">x-1</text:span></text:p>
          </draw:text-box>
        </draw:frame>
        <draw:frame draw:style-name="gr156" draw:text-style-name="P44" draw:layer="layout" svg:width="2.306cm" svg:height="2.741cm" svg:x="10.964cm" svg:y="7.497cm">
          <draw:text-box>
            <text:p text:style-name="P43"><text:span text:style-name="T18">Δw</text:span><text:span text:style-name="T19">x</text:span></text:p>
          </draw:text-box>
        </draw:frame>
        <draw:frame draw:style-name="gr157" draw:text-style-name="P44" draw:layer="layout" svg:width="3.72cm" svg:height="1.52cm" svg:x="16.164cm" svg:y="8.098cm">
          <draw:text-box>
            <text:p text:style-name="P43"><text:span text:style-name="T26">w</text:span><text:span text:style-name="T24">x</text:span><text:span text:style-name="T18">+</text:span><text:span text:style-name="T26">Δw</text:span><text:span text:style-name="T19">x</text:span></text:p>
          </draw:text-box>
        </draw:frame>
        <draw:frame draw:style-name="gr158" draw:text-style-name="P52" draw:layer="layout" svg:width="3.503cm" svg:height="1.497cm" svg:x="10.259cm" svg:y="12.689cm">
          <draw:text-box>
            <text:p text:style-name="P43"><text:span text:style-name="T26">w</text:span><text:span text:style-name="T24">x</text:span></text:p>
          </draw:text-box>
        </draw:frame>
        <draw:frame draw:style-name="gr158" draw:text-style-name="P52" draw:layer="layout" svg:width="3.503cm" svg:height="1.497cm" svg:x="-0.801cm" svg:y="12.589cm">
          <draw:text-box>
            <text:p text:style-name="P43"><text:span text:style-name="T26">x</text:span></text:p>
          </draw:text-box>
        </draw:frame>
        <draw:frame draw:style-name="gr158" draw:text-style-name="P53" draw:layer="layout" svg:width="3.503cm" svg:height="1.497cm" svg:x="4.16cm" svg:y="12.99cm">
          <draw:text-box>
            <text:p text:style-name="P43"><text:span text:style-name="T27">rd_addr</text:span></text:p>
          </draw:text-box>
        </draw:frame>
        <draw:frame draw:style-name="gr158" draw:text-style-name="P52" draw:layer="layout" svg:width="3.503cm" svg:height="1.497cm" svg:x="17.36cm" svg:y="12.69cm">
          <draw:text-box>
            <text:p text:style-name="P43"><text:span text:style-name="T26">w</text:span><text:span text:style-name="T24">x</text:span></text:p>
          </draw:text-box>
        </draw:frame>
        <draw:frame draw:style-name="gr115" draw:text-style-name="P46" draw:layer="layout" svg:width="1.424cm" svg:height="1.497cm" svg:x="1.186cm" svg:y="8.77cm">
          <draw:text-box>
            <text:p text:style-name="P43"><text:span text:style-name="T23">δ</text:span><text:span text:style-name="T24">x</text:span></text:p>
          </draw:text-box>
        </draw:frame>
        <draw:frame draw:style-name="gr158" draw:text-style-name="P53" draw:layer="layout" svg:width="3.503cm" svg:height="1.497cm" svg:x="5.761cm" svg:y="15.591cm">
          <draw:text-box>
            <text:p text:style-name="P43"><text:span text:style-name="T27">wr_addr</text:span></text:p>
          </draw:text-box>
        </draw:frame>
        <draw:frame draw:style-name="gr158" draw:text-style-name="P53" draw:layer="layout" svg:width="3.503cm" svg:height="1.497cm" svg:x="8.462cm" svg:y="15.592cm">
          <draw:text-box>
            <text:p text:style-name="P43"><text:span text:style-name="T27">wr_data</text:span></text:p>
          </draw:text-box>
        </draw:frame>
        <draw:custom-shape draw:style-name="gr159"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61" draw:text-style-name="P11" draw:layer="layout" svg:width="1.92cm" svg:height="1.187cm" svg:x="24.03cm" svg:y="7.443cm">
          <draw:text-box>
            <text:p>start</text:p>
          </draw:text-box>
        </draw:frame>
        <draw:frame draw:style-name="gr162" draw:text-style-name="P11" draw:layer="layout" svg:width="3.427cm" svg:height="2.123cm" svg:x="23.946cm" svg:y="10.174cm">
          <draw:text-box>
            <text:p>activation<text:line-break/>stable</text:p>
          </draw:text-box>
        </draw:frame>
        <draw:frame draw:style-name="gr163"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64" draw:text-style-name="P54"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65"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4" draw:text-style-name="P45" draw:layer="layout" svg:x1="13.559cm" svg:y1="9.378cm" svg:x2="14.47cm" svg:y2="9.398cm">
          <text:p/>
        </draw:lin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66" draw:text-style-name="P47"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46" draw:text-style-name="P15" draw:layer="layout" svg:width="3.81cm" svg:height="3.048cm" svg:x="4.23cm" svg:y="5.869cm">
          <text:p/>
          <draw:enhanced-geometry svg:viewBox="0 0 21600 21600" draw:type="rectangle" draw:enhanced-path="M 0 0 L 21600 0 21600 21600 0 21600 0 0 Z N"/>
        </draw:custom-shape>
        <draw:custom-shape draw:style-name="gr147" draw:text-style-name="P15" draw:layer="layout" svg:width="1.27cm" svg:height="1.27cm" svg:x="9.926cm" svg:y="6.807cm">
          <text:p/>
          <draw:enhanced-geometry svg:viewBox="0 0 21600 21600" draw:type="rectangle" draw:enhanced-path="M 0 0 L 21600 0 21600 21600 0 21600 0 0 Z N"/>
        </draw:custom-shape>
        <draw:frame draw:style-name="gr148" draw:text-style-name="P37" draw:layer="layout" svg:width="2.826cm" svg:height="2.123cm" svg:x="4.238cm" svg:y="5.745cm">
          <draw:text-box>
            <text:p><text:span text:style-name="T17">Tensor </text:span></text:p>
            <text:p><text:span text:style-name="T17">product</text:span></text:p>
          </draw:text-box>
        </draw:frame>
        <draw:frame draw:style-name="gr150" draw:text-style-name="P37" draw:layer="layout" svg:width="0.887cm" svg:height="1.187cm" svg:x="10.138cm" svg:y="6.846cm">
          <draw:text-box>
            <text:p><text:span text:style-name="T17">+</text:span></text:p>
          </draw:text-box>
        </draw:frame>
        <draw:line draw:style-name="gr114" draw:text-style-name="P45" draw:layer="layout" svg:x1="8.04cm" svg:y1="7.407cm" svg:x2="9.926cm" svg:y2="7.407cm">
          <text:p/>
        </draw:line>
        <draw:line draw:style-name="gr152" draw:text-style-name="P45" draw:layer="layout" svg:x1="2.032cm" svg:y1="6.799cm" svg:x2="4.23cm" svg:y2="6.799cm">
          <text:p/>
        </draw:line>
        <draw:line draw:style-name="gr152" draw:text-style-name="P45" draw:layer="layout" svg:x1="2.032cm" svg:y1="8.199cm" svg:x2="4.205cm" svg:y2="8.199cm">
          <text:p/>
        </draw:line>
        <draw:line draw:style-name="gr114" draw:text-style-name="P45" draw:layer="layout" svg:x1="10.58cm" svg:y1="9.933cm" svg:x2="10.58cm" svg:y2="8.077cm">
          <text:p/>
        </draw:line>
        <draw:frame draw:style-name="gr153" draw:text-style-name="P37" draw:layer="layout" svg:width="5.401cm" svg:height="2.123cm" svg:x="2.64cm" svg:y="4.548cm">
          <draw:text-box>
            <text:p><text:span text:style-name="T17">Weight updater</text:span></text:p>
          </draw:text-box>
        </draw:frame>
        <draw:frame draw:style-name="gr167" draw:text-style-name="P44" draw:layer="layout" svg:width="1.334cm" svg:height="2.741cm" svg:x="1.524cm" svg:y="5.472cm">
          <draw:text-box>
            <text:p text:style-name="P43"><text:span text:style-name="T18">a</text:span><text:span text:style-name="T19">L</text:span></text:p>
          </draw:text-box>
        </draw:frame>
        <draw:frame draw:style-name="gr168" draw:text-style-name="P44" draw:layer="layout" svg:width="2.306cm" svg:height="2.741cm" svg:x="8.02cm" svg:y="6.126cm">
          <draw:text-box>
            <text:p text:style-name="P43"><text:span text:style-name="T18">Δw</text:span><text:span text:style-name="T19">L</text:span></text:p>
          </draw:text-box>
        </draw:frame>
        <draw:frame draw:style-name="gr169" draw:text-style-name="P44" draw:layer="layout" svg:width="3.72cm" svg:height="2.741cm" svg:x="11.52cm" svg:y="6.127cm">
          <draw:text-box>
            <text:p text:style-name="P43"><text:span text:style-name="T26">w</text:span><text:span text:style-name="T24">L</text:span><text:span text:style-name="T18">+</text:span><text:span text:style-name="T26">Δw</text:span><text:span text:style-name="T19">L</text:span></text:p>
          </draw:text-box>
        </draw:frame>
        <draw:frame draw:style-name="gr158" draw:text-style-name="P52" draw:layer="layout" svg:width="3.503cm" svg:height="1.497cm" svg:x="7.927cm" svg:y="9.679cm">
          <draw:text-box>
            <text:p text:style-name="P43"><text:span text:style-name="T26">w</text:span><text:span text:style-name="T24">L</text:span></text:p>
          </draw:text-box>
        </draw:frame>
        <draw:line draw:style-name="gr5" draw:text-style-name="P5" draw:layer="layout" svg:x1="11.196cm" svg:y1="7.393cm" svg:x2="15.24cm" svg:y2="7.393cm">
          <text:p/>
        </draw:line>
        <draw:frame draw:style-name="gr170" draw:text-style-name="P11" draw:layer="layout" svg:width="11.176cm" svg:height="8.843cm" svg:x="15.748cm" svg:y="4.557cm">
          <draw:text-box>
            <text:p>Weight updater receives the neuron activations and their errors, and computes <text:s/><text:span text:style-name="T28">ΔW</text:span><text:span text:style-name="T29"> as a matrix product of </text:span><text:span text:style-name="T28">a </text:span><text:span text:style-name="T30">and </text:span><text:span text:style-name="T28">δ</text:span><text:span text:style-name="T30">. The updates matrix is added with the weights matrix and is sent out.</text:span></text:p>
            <text:p><text:span text:style-name="T30">The product is calculated as a matrix product of a vertical vector </text:span><text:span text:style-name="T28">a</text:span><text:span text:style-name="T30"> and a horizontal vector </text:span><text:span text:style-name="T28">δ</text:span><text:span text:style-name="T30">.</text:span></text:p>
          </draw:text-box>
        </draw:frame>
        <draw:frame draw:style-name="gr115" draw:text-style-name="P46" draw:layer="layout" svg:width="1.424cm" svg:height="1.497cm" svg:x="1.27cm" svg:y="6.799cm">
          <draw:text-box>
            <text:p text:style-name="P43"><text:span text:style-name="T23">δ</text:span><text:span text:style-name="T24">x</text:span></text:p>
          </draw:text-box>
        </draw:frame>
        <draw:custom-shape draw:style-name="gr171" draw:text-style-name="P15" xml:id="id75" draw:id="id75"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5" xml:id="id76" draw:id="id76"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5" xml:id="id77" draw:id="id77"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5" draw:start-glue-point="10" draw:end-shape="id76" draw:end-glue-point="6" svg:d="M4668 13018h1416v1h1415" svg:viewBox="0 0 2832 2">
          <text:p/>
        </draw:connector>
        <draw:connector draw:style-name="gr5" draw:text-style-name="P5" draw:layer="layout" svg:x1="8.866cm" svg:y1="14.386cm" svg:x2="8.871cm" svg:y2="15.372cm" draw:start-shape="id76" draw:start-glue-point="8" draw:end-shape="id77" draw:end-glue-point="4" svg:d="M8866 14386v494h5v492" svg:viewBox="0 0 6 987">
          <text:p/>
        </draw:connector>
        <draw:connector draw:style-name="gr5" draw:text-style-name="P5" draw:layer="layout" svg:x1="7.728cm" svg:y1="16.515cm" svg:x2="3.49cm" svg:y2="14.196cm" draw:start-shape="id77" draw:start-glue-point="6" draw:end-shape="id75" draw:end-glue-point="8" svg:d="M7728 16515h-4238v-2319" svg:viewBox="0 0 4239 2320">
          <text:p/>
        </draw:connector>
        <draw:frame draw:style-name="gr161" draw:text-style-name="P11" draw:layer="layout" svg:width="1.92cm" svg:height="1.187cm" svg:x="4.642cm" svg:y="11.834cm">
          <draw:text-box>
            <text:p>start</text:p>
          </draw:text-box>
        </draw:frame>
        <draw:frame draw:style-name="gr173" draw:text-style-name="P11" draw:layer="layout" svg:width="4.748cm" svg:height="1.187cm" svg:x="8.868cm" svg:y="14.048cm">
          <draw:text-box>
            <text:p>product_finish</text:p>
          </draw:text-box>
        </draw:frame>
        <draw:frame draw:style-name="gr174"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75" draw:text-style-name="P47" draw:layer="layout" svg:width="11.746cm" svg:height="8.874cm" svg:x="4.764cm" svg:y="5.142cm">
          <text:p/>
          <draw:enhanced-geometry svg:viewBox="0 0 21600 21600" draw:type="rectangle" draw:enhanced-path="M 0 0 L 21600 0 21600 21600 0 21600 0 0 Z N"/>
        </draw:custom-shape>
        <draw:line draw:style-name="gr152" draw:text-style-name="P45" draw:layer="layout" svg:x1="2.54cm" svg:y1="8.598cm" svg:x2="4.738cm" svg:y2="8.598cm">
          <text:p/>
        </draw:line>
        <draw:line draw:style-name="gr152" draw:text-style-name="P45" draw:layer="layout" svg:x1="2.546cm" svg:y1="10.651cm" svg:x2="4.719cm" svg:y2="10.651cm">
          <text:p/>
        </draw:line>
        <draw:frame draw:style-name="gr153" draw:text-style-name="P37" draw:layer="layout" svg:width="7.179cm" svg:height="2.123cm" svg:x="4.759cm" svg:y="12.872cm">
          <draw:text-box>
            <text:p><text:span text:style-name="T17">Tiled tensor product</text:span></text:p>
          </draw:text-box>
        </draw:frame>
        <draw:frame draw:style-name="gr176" draw:text-style-name="P44" draw:layer="layout" svg:width="1.016cm" svg:height="1.496cm" svg:x="2.032cm" svg:y="9.371cm">
          <draw:text-box>
            <text:p text:style-name="P43"><text:span text:style-name="T18">a</text:span></text:p>
          </draw:text-box>
        </draw:frame>
        <draw:frame draw:style-name="gr177" draw:text-style-name="P44" draw:layer="layout" svg:width="1.93cm" svg:height="2.383cm" svg:x="2.032cm" svg:y="7.284cm">
          <draw:text-box>
            <text:p text:style-name="P43"><text:span text:style-name="T18">b</text:span></text:p>
          </draw:text-box>
        </draw:frame>
        <draw:line draw:style-name="gr152" draw:text-style-name="P45" draw:layer="layout" svg:x1="6.604cm" svg:y1="8.598cm" svg:x2="8.382cm" svg:y2="8.598cm">
          <text:p/>
        </draw:line>
        <draw:line draw:style-name="gr152" draw:text-style-name="P45" draw:layer="layout" svg:x1="4.814cm" svg:y1="10.639cm" svg:x2="6.121cm" svg:y2="10.642cm">
          <text:p/>
        </draw:line>
        <draw:custom-shape draw:style-name="gr178"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9"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80" draw:text-style-name="P55" draw:layer="layout" svg:width="2.794cm" svg:height="2.7cm" svg:x="8.382cm" svg:y="8.268cm">
          <text:p text:style-name="P3"><text:span text:style-name="T21">tensor</text:span><text:span text:style-name="T21"><text:line-break/></text:span><text:span text:style-name="T21">product</text:span></text:p>
          <draw:enhanced-geometry svg:viewBox="0 0 21600 21600" draw:type="rectangle" draw:enhanced-path="M 0 0 L 21600 0 21600 21600 0 21600 0 0 Z N"/>
        </draw:custom-shape>
        <draw:frame draw:style-name="gr181" draw:text-style-name="P56" draw:layer="layout" svg:width="8.1cm" svg:height="1.293cm" svg:x="6.632cm" svg:y="10.885cm">
          <draw:text-box>
            <text:p text:style-name="P43"><text:span text:style-name="T22">tile_a=a[counter_h:counter_h+TILING_H]</text:span></text:p>
          </draw:text-box>
        </draw:frame>
        <draw:line draw:style-name="gr152" draw:text-style-name="P45" draw:layer="layout" svg:x1="2.528cm" svg:y1="5.774cm" svg:x2="4.726cm" svg:y2="5.774cm">
          <text:p/>
        </draw:line>
        <draw:frame draw:style-name="gr182" draw:text-style-name="P44" draw:layer="layout" svg:width="2.54cm" svg:height="1.496cm" svg:x="2.032cm" svg:y="4.427cm">
          <draw:text-box>
            <text:p text:style-name="P43"><text:span text:style-name="T18">start</text:span></text:p>
          </draw:text-box>
        </draw:frame>
        <draw:line draw:style-name="gr152" draw:text-style-name="P45" draw:layer="layout" svg:x1="16.304cm" svg:y1="10.66cm" svg:x2="18.502cm" svg:y2="10.66cm">
          <text:p/>
        </draw:line>
        <draw:frame draw:style-name="gr183" draw:text-style-name="P44" draw:layer="layout" svg:width="2.834cm" svg:height="3.986cm" svg:x="16.532cm" svg:y="9.297cm">
          <draw:text-box>
            <text:p text:style-name="P43"><text:span text:style-name="T18">valid</text:span></text:p>
          </draw:text-box>
        </draw:frame>
        <draw:line draw:style-name="gr152" draw:text-style-name="P45" draw:layer="layout" svg:x1="16.304cm" svg:y1="9.161cm" svg:x2="18.502cm" svg:y2="9.161cm">
          <text:p/>
        </draw:line>
        <draw:frame draw:style-name="gr184" draw:text-style-name="P44" draw:layer="layout" svg:width="2.834cm" svg:height="3.986cm" svg:x="16.532cm" svg:y="7.779cm">
          <draw:text-box>
            <text:p text:style-name="P43"><text:span text:style-name="T18">result</text:span></text:p>
          </draw:text-box>
        </draw:frame>
        <draw:frame draw:style-name="gr185" draw:text-style-name="P5" draw:layer="layout" svg:width="13.519cm" svg:height="2.846cm" svg:x="3.048cm" svg:y="14.934cm">
          <draw:image xlink:href="Pictures/1000020100000A5A0000022ECBBC6E7175C884A7.png" xlink:type="simple" xlink:show="embed" xlink:actuate="onLoad">
            <text:p/>
          </draw:image>
        </draw:frame>
        <draw:frame draw:style-name="gr186" draw:text-style-name="P58" draw:layer="layout" svg:width="7.112cm" svg:height="14.846cm" svg:x="19.558cm" svg:y="4.731cm">
          <draw:text-box>
            <text:p text:style-name="P57"><text:span text:style-name="T1">Tensor product is a generalized module that calculates the product of a vertical vector </text:span><text:span text:style-name="T31">a</text:span><text:span text:style-name="T32"> and a horizontal vector </text:span><text:span text:style-name="T31">b</text:span><text:span text:style-name="T33">, </text:span><text:span text:style-name="T32">as seen in the picture. On start, the result vector is cleared, and can be used once valid is high.</text:span></text:p>
            <text:p text:style-name="P57"><text:span text:style-name="T32"/></text:p>
            <text:p text:style-name="P57"><text:span text:style-name="T32">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7"><text:span text:style-name="T32"/></text:p>
            <text:p text:style-name="P57"><text:span text:style-name="T32">Vector </text:span><text:span text:style-name="T31">a</text:span><text:span text:style-name="T32"> is the vertical one, and </text:span><text:span text:style-name="T31">b</text:span><text:span text:style-name="T32"> is the horizontal one, so the TILING_V affects </text:span><text:span text:style-name="T31">a</text:span><text:span text:style-name="T32"> and TILING_H affect </text:span><text:span text:style-name="T31">b</text:span><text:span text:style-name="T32">.</text:span></text:p>
          </draw:text-box>
        </draw:frame>
        <draw:custom-shape draw:style-name="gr187"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78"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52" draw:text-style-name="P45"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88" draw:text-style-name="P56" draw:layer="layout" svg:width="3.174cm" svg:height="1.009cm" svg:x="15.232cm" svg:y="7.487cm">
          <draw:text-box>
            <text:p text:style-name="P43"><text:span text:style-name="T22">reset</text:span></text:p>
          </draw:text-box>
        </draw:frame>
        <draw:frame draw:style-name="gr189" draw:text-style-name="P56" draw:layer="layout" svg:width="7.592cm" svg:height="1.293cm" svg:x="6.732cm" svg:y="7.486cm">
          <draw:text-box>
            <text:p text:style-name="P43"><text:span text:style-name="T22">tile_b=b[counter_h:counter_h+TILING_H]</text:span></text:p>
          </draw:text-box>
        </draw:frame>
        <draw:frame draw:style-name="gr190" draw:text-style-name="P56" draw:layer="layout" svg:width="7.592cm" svg:height="1.293cm" svg:x="11.132cm" svg:y="9.686cm">
          <draw:text-box>
            <text:p text:style-name="P43"><text:span text:style-name="T22">tile_a</text:span><text:span text:style-name="T34">∗</text:span><text:span text:style-name="T22">tile_b</text:span></text:p>
          </draw:text-box>
        </draw:frame>
        <draw:line draw:style-name="gr152" draw:text-style-name="P45" draw:layer="layout" svg:x1="6.705cm" svg:y1="10.64cm" svg:x2="8.334cm" svg:y2="10.643cm">
          <text:p/>
        </draw:line>
        <draw:custom-shape draw:style-name="gr187"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191" draw:text-style-name="P50" draw:layer="layout" svg:width="22.86cm" svg:height="1.293cm" svg:x="2.202cm" svg:y="19.812cm">
          <draw:text-box>
            <text:p><text:span text:style-name="T25">*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92" draw:text-style-name="P59" xml:id="id80" draw:id="id80" draw:layer="layout" svg:width="4.826cm" svg:height="2.794cm" svg:x="2.98cm" svg:y="9.414cm">
          <text:p text:style-name="P3"><text:span text:style-name="T25"/></text:p>
          <text:p text:style-name="P3"><text:span text:style-name="T25">counter_h*TILING_H </text:span></text:p>
          <text:p text:style-name="P3"><text:span text:style-name="T25">&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3" draw:text-style-name="P60" xml:id="id78" draw:id="id78"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94" draw:text-style-name="P15" xml:id="id79" draw:id="id79"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95" draw:text-style-name="P15" xml:id="id81" draw:id="id81"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78" draw:start-glue-point="2" draw:end-shape="id79" draw:end-glue-point="0" svg:d="M5358 6574v762" svg:viewBox="0 0 1 763">
          <text:p/>
        </draw:connector>
        <draw:connector draw:style-name="gr5" draw:text-style-name="P5" draw:layer="layout" svg:x1="7.806cm" svg:y1="10.811cm" svg:x2="8.66cm" svg:y2="10.806cm" draw:start-shape="id80" draw:start-glue-point="7" draw:end-shape="id81" draw:end-glue-point="3" svg:d="M7806 10811h428v-5h426" svg:viewBox="0 0 855 6">
          <text:p/>
        </draw:connector>
        <draw:connector draw:style-name="gr5" draw:text-style-name="P5" draw:layer="layout" svg:x1="10.819cm" svg:y1="10.298cm" svg:x2="7.136cm" svg:y2="7.971cm" draw:start-shape="id81" draw:start-glue-point="0" draw:end-shape="id79" draw:end-glue-point="1" svg:d="M10819 10298v-2327h-3683" svg:viewBox="0 0 3684 2328">
          <text:p/>
        </draw:connector>
        <draw:custom-shape draw:style-name="gr196" draw:text-style-name="P15" xml:id="id84" draw:id="id84"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92" draw:text-style-name="P59" xml:id="id82" draw:id="id82" draw:layer="layout" svg:width="4.826cm" svg:height="2.794cm" svg:x="2.98cm" svg:y="12.97cm">
          <text:p text:style-name="P3"><text:span text:style-name="T25"/></text:p>
          <text:p text:style-name="P3"><text:span text:style-name="T25">counter_v*TILING_V </text:span></text:p>
          <text:p text:style-name="P3"><text:span text:style-name="T25">&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7" draw:text-style-name="P15" xml:id="id83" draw:id="id83"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79" draw:start-glue-point="2" draw:end-shape="id80" draw:end-glue-point="4" svg:d="M5358 8606v404h35v404" svg:viewBox="0 0 36 809">
          <text:p/>
        </draw:connector>
        <draw:connector draw:style-name="gr5" draw:text-style-name="P5" draw:layer="layout" svg:x1="5.393cm" svg:y1="12.208cm" svg:x2="5.393cm" svg:y2="12.97cm" draw:start-shape="id80" draw:start-glue-point="6" draw:end-shape="id82" draw:end-glue-point="4" svg:d="M5393 12208v762" svg:viewBox="0 0 1 763">
          <text:p/>
        </draw:connector>
        <draw:connector draw:style-name="gr5" draw:text-style-name="P5" draw:layer="layout" svg:x1="5.393cm" svg:y1="15.764cm" svg:x2="5.387cm" svg:y2="16.526cm" draw:start-shape="id82" draw:start-glue-point="6" draw:end-shape="id83" draw:end-glue-point="0" svg:d="M5393 15764v382h-6v380" svg:viewBox="0 0 7 763">
          <text:p/>
        </draw:connector>
        <draw:connector draw:style-name="gr5" draw:text-style-name="P5" draw:layer="layout" svg:x1="7.806cm" svg:y1="14.367cm" svg:x2="8.674cm" svg:y2="14.366cm" draw:start-shape="id82" draw:start-glue-point="7" draw:end-shape="id84" draw:end-glue-point="3" svg:d="M7806 14367h435v-1h433" svg:viewBox="0 0 869 2">
          <text:p/>
        </draw:connector>
        <draw:frame draw:style-name="gr198" draw:text-style-name="P11" draw:layer="layout" svg:width="0.891cm" svg:height="1.187cm" svg:x="7.552cm" svg:y="9.622cm">
          <draw:text-box>
            <text:p>n</text:p>
          </draw:text-box>
        </draw:frame>
        <draw:frame draw:style-name="gr151" draw:text-style-name="P11" draw:layer="layout" svg:width="0.845cm" svg:height="1.187cm" svg:x="5.453cm" svg:y="11.823cm">
          <draw:text-box>
            <text:p>y</text:p>
          </draw:text-box>
        </draw:frame>
        <draw:connector draw:style-name="gr5" draw:text-style-name="P5" draw:layer="layout" svg:x1="12.992cm" svg:y1="14.366cm" svg:x2="7.136cm" svg:y2="7.971cm" draw:start-shape="id84" draw:start-glue-point="1" draw:end-shape="id79"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99" draw:text-style-name="P50" draw:layer="layout" svg:width="6.492cm" svg:height="1.293cm" svg:x="14.986cm" svg:y="9.469cm">
          <draw:text-box>
            <text:p><text:span text:style-name="T25">Tiling progress of a 5x5 table, tiled </text:span></text:p>
            <text:p><text:span text:style-name="T25">with TILING_H=2 and TILING_V=3</text:span></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200" draw:text-style-name="P54"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01" draw:text-style-name="P15" xml:id="id87" draw:id="id87"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88" draw:id="id88"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90" draw:id="id90"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91" draw:id="id91"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86" draw:id="id86"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89" draw:id="id89"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2" draw:text-style-name="P15" xml:id="id85" draw:id="id85" draw:layer="layout" svg:width="2.54cm" svg:height="0.762cm" svg:x="10.736cm" svg:y="16.096cm">
          <text:p text:style-name="P3">counter</text:p>
          <draw:enhanced-geometry svg:viewBox="0 0 21600 21600" draw:type="rectangle" draw:enhanced-path="M 0 0 L 21600 0 21600 21600 0 21600 0 0 Z N"/>
        </draw:custom-shape>
        <draw:custom-shape draw:style-name="gr98" draw:text-style-name="P15" xml:id="id93" draw:id="id93" draw:layer="layout" svg:width="0.762cm" svg:height="0.762cm" svg:x="7.268cm" svg:y="16.096cm">
          <text:p text:style-name="P3">+1</text:p>
          <draw:enhanced-geometry svg:viewBox="0 0 21600 21600" draw:type="rectangle" draw:enhanced-path="M 0 0 L 21600 0 21600 21600 0 21600 0 0 Z N"/>
        </draw:custom-shape>
        <draw:custom-shape draw:style-name="gr98" draw:text-style-name="P15" xml:id="id92" draw:id="id92"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4" draw:id="id94" draw:layer="layout" svg:x1="10.736cm" svg:y1="16.477cm" svg:x2="9.058cm" svg:y2="14.849cm" draw:start-shape="id85" draw:start-glue-point="3" draw:end-shape="id86" draw:end-glue-point="5" svg:d="M10736 16477h-1678v-1628" svg:viewBox="0 0 1679 1629">
          <text:p/>
        </draw:connector>
        <draw:connector draw:style-name="gr71" draw:text-style-name="P18" draw:layer="layout" svg:x1="6.258cm" svg:y1="7.833cm" svg:x2="6.258cm" svg:y2="7.348cm" draw:start-shape="id87" draw:start-glue-point="7" draw:end-shape="id88" draw:end-glue-point="5" svg:d="M6258 7833v-485" svg:viewBox="0 0 1 486">
          <text:p/>
        </draw:connector>
        <draw:connector draw:style-name="gr71" draw:text-style-name="P18" draw:layer="layout" svg:x1="9.058cm" svg:y1="13.833cm" svg:x2="9.058cm" svg:y2="13.348cm" draw:start-shape="id86" draw:start-glue-point="7" draw:end-shape="id89" draw:end-glue-point="5" svg:d="M9058 13833v-485" svg:viewBox="0 0 1 486">
          <text:p/>
        </draw:connector>
        <draw:connector draw:style-name="gr71" draw:text-style-name="P18" draw:layer="layout" svg:x1="7.658cm" svg:y1="10.832cm" svg:x2="7.658cm" svg:y2="10.347cm" draw:start-shape="id90" draw:start-glue-point="7" draw:end-shape="id91" draw:end-glue-point="5" svg:d="M7658 10832v-485" svg:viewBox="0 0 1 486">
          <text:p/>
        </draw:connector>
        <draw:connector draw:style-name="gr5" draw:text-style-name="P5" draw:layer="layout" svg:x1="6.271cm" svg:y1="16.096cm" svg:x2="6.258cm" svg:y2="8.849cm" draw:start-shape="id92" draw:start-glue-point="0" draw:end-shape="id87" draw:end-glue-point="5" svg:d="M6271 16096v-3560h-13v-3687" svg:viewBox="0 0 14 7248">
          <text:p/>
        </draw:connector>
        <draw:connector draw:style-name="gr5" draw:text-style-name="P5" draw:layer="layout" svg:x1="7.649cm" svg:y1="16.096cm" svg:x2="7.658cm" svg:y2="11.848cm" draw:start-shape="id93" draw:start-glue-point="0" draw:end-shape="id90" draw:end-glue-point="5" svg:d="M7649 16096v-2060h9v-2188" svg:viewBox="0 0 10 4249">
          <text:p/>
        </draw:connector>
        <draw:connector draw:style-name="gr5" draw:text-style-name="P5" draw:layer="layout" svg:x1="9.058cm" svg:y1="16.477cm" svg:x2="8.03cm" svg:y2="16.477cm" draw:start-shape="id94" draw:start-glue-point="0" draw:end-shape="id93" draw:end-glue-point="1" svg:d="M9058 16477h-1028" svg:viewBox="0 0 1029 1">
          <text:p/>
        </draw:connector>
        <draw:connector draw:style-name="gr5" draw:text-style-name="P5" draw:layer="layout" svg:x1="7.268cm" svg:y1="16.477cm" svg:x2="6.652cm" svg:y2="16.477cm" draw:start-shape="id93" draw:start-glue-point="3" draw:end-shape="id92" draw:end-glue-point="1" svg:d="M7268 16477h-616" svg:viewBox="0 0 617 1">
          <text:p/>
        </draw:connector>
        <draw:measure draw:style-name="gr203" draw:text-style-name="P9" draw:layer="measurelines" svg:x1="5.75cm" svg:y1="18.496cm" svg:x2="9.26cm" svg:y2="18.495cm">
          <text:p text:style-name="P61"><text:span text:style-name="T8"><text:measure text:kind="gap"/></text:span><text:span text:style-name="T8">TILING</text:span></text:p>
        </draw:measure>
        <draw:custom-shape draw:style-name="gr204" draw:text-style-name="P15" xml:id="id95" draw:id="id95" draw:layer="layout" svg:width="1.016cm" svg:height="2.286cm" svg:x="6.974cm" svg:y="6.458cm">
          <text:p text:style-name="P3">+</text:p>
          <draw:enhanced-geometry svg:viewBox="0 0 21600 21600" draw:type="rectangle" draw:enhanced-path="M 0 0 L 21600 0 21600 21600 0 21600 0 0 Z N"/>
        </draw:custom-shape>
        <draw:custom-shape draw:style-name="gr204" draw:text-style-name="P15" xml:id="id96" draw:id="id96" draw:layer="layout" svg:width="1.016cm" svg:height="2.286cm" svg:x="8.374cm" svg:y="9.458cm">
          <text:p text:style-name="P3">+</text:p>
          <draw:enhanced-geometry svg:viewBox="0 0 21600 21600" draw:type="rectangle" draw:enhanced-path="M 0 0 L 21600 0 21600 21600 0 21600 0 0 Z N"/>
        </draw:custom-shape>
        <draw:custom-shape draw:style-name="gr204" draw:text-style-name="P15" xml:id="id97" draw:id="id97"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88" draw:start-glue-point="6" draw:end-shape="id95" draw:end-glue-point="3" svg:d="M6512 6840h232v761h230" svg:viewBox="0 0 463 762">
          <text:p/>
        </draw:connector>
        <draw:connector draw:style-name="gr5" draw:text-style-name="P5" draw:layer="layout" svg:x1="6.512cm" svg:y1="8.341cm" svg:x2="6.974cm" svg:y2="7.601cm" draw:start-shape="id87" draw:start-glue-point="6" draw:end-shape="id95" draw:end-glue-point="3" svg:d="M6512 8341h232v-740h230" svg:viewBox="0 0 463 741">
          <text:p/>
        </draw:connector>
        <draw:connector draw:style-name="gr5" draw:text-style-name="P5" draw:layer="layout" svg:x1="7.912cm" svg:y1="9.839cm" svg:x2="8.374cm" svg:y2="10.601cm" draw:start-shape="id91" draw:start-glue-point="6" draw:end-shape="id96" draw:end-glue-point="3" svg:d="M7912 9839h232v762h230" svg:viewBox="0 0 463 763">
          <text:p/>
        </draw:connector>
        <draw:connector draw:style-name="gr5" draw:text-style-name="P5" draw:layer="layout" svg:x1="7.912cm" svg:y1="11.34cm" svg:x2="8.374cm" svg:y2="10.601cm" draw:start-shape="id90" draw:start-glue-point="6" draw:end-shape="id96" draw:end-glue-point="3" svg:d="M7912 11340h232v-739h230" svg:viewBox="0 0 463 740">
          <text:p/>
        </draw:connector>
        <draw:connector draw:style-name="gr5" draw:text-style-name="P5" draw:layer="layout" svg:x1="9.312cm" svg:y1="12.84cm" svg:x2="9.874cm" svg:y2="13.601cm" draw:start-shape="id89" draw:start-glue-point="6" draw:end-shape="id97" draw:end-glue-point="3" svg:d="M9312 12840h282v761h280" svg:viewBox="0 0 563 762">
          <text:p/>
        </draw:connector>
        <draw:connector draw:style-name="gr5" draw:text-style-name="P5" draw:layer="layout" svg:x1="9.312cm" svg:y1="14.341cm" svg:x2="9.874cm" svg:y2="13.601cm" draw:start-shape="id86" draw:start-glue-point="6" draw:end-shape="id97" draw:end-glue-point="3" svg:d="M9312 14341h282v-740h280" svg:viewBox="0 0 563 741">
          <text:p/>
        </draw:connector>
        <draw:custom-shape draw:style-name="gr205" draw:text-style-name="P15" xml:id="id103" draw:id="id103"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5" draw:start-glue-point="1" draw:end-shape="id98"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8" draw:text-style-name="P15" xml:id="id99" draw:id="id99" draw:layer="layout" svg:width="0.762cm" svg:height="0.762cm" svg:x="16.468cm" svg:y="16.096cm">
          <text:p text:style-name="P3">+1</text:p>
          <draw:enhanced-geometry svg:viewBox="0 0 21600 21600" draw:type="rectangle" draw:enhanced-path="M 0 0 L 21600 0 21600 21600 0 21600 0 0 Z N"/>
        </draw:custom-shape>
        <draw:custom-shape draw:style-name="gr98" draw:text-style-name="P15" xml:id="id98" draw:id="id98"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98" draw:start-glue-point="1" draw:end-shape="id99"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03" draw:text-style-name="P9" draw:layer="layout" svg:x1="13.85cm" svg:y1="18.451cm" svg:x2="17.36cm" svg:y2="18.45cm">
          <text:p text:style-name="P61"><text:span text:style-name="T8"><text:measure text:kind="gap"/></text:span><text:span text:style-name="T8">TILING</text:span></text:p>
        </draw:measure>
        <draw:connector draw:style-name="gr5" draw:text-style-name="P5" xml:id="id100" draw:id="id100" draw:layer="layout" svg:x1="0.85cm" svg:y1="15.719cm" svg:x2="2.967cm" svg:y2="15.719cm" svg:d="M850 15719h2117" svg:viewBox="0 0 2118 1">
          <text:p/>
        </draw:connector>
        <draw:connector draw:style-name="gr5" draw:text-style-name="P5" draw:layer="layout" svg:x1="2.967cm" svg:y1="15.719cm" svg:x2="6.004cm" svg:y2="8.341cm" draw:start-shape="id100" draw:start-glue-point="3" draw:end-shape="id87" draw:end-glue-point="4" svg:d="M2967 15719h1493v-7378h1544" svg:viewBox="0 0 3038 7379">
          <text:p/>
        </draw:connector>
        <draw:connector draw:style-name="gr5" draw:text-style-name="P5" draw:layer="layout" svg:x1="4.451cm" svg:y1="11.338cm" svg:x2="7.404cm" svg:y2="11.34cm" draw:end-shape="id90" draw:end-glue-point="4" svg:d="M4451 11338h1201v2h1752" svg:viewBox="0 0 2954 3">
          <text:p/>
        </draw:connector>
        <draw:connector draw:style-name="gr5" draw:text-style-name="P5" draw:layer="layout" svg:x1="4.435cm" svg:y1="14.35cm" svg:x2="8.804cm" svg:y2="14.341cm" draw:end-shape="id86" draw:end-glue-point="4" svg:d="M4435 14350h1909v-9h2460" svg:viewBox="0 0 4370 10">
          <text:p/>
        </draw:connector>
        <draw:connector draw:style-name="gr5" draw:text-style-name="P5" xml:id="id101" draw:id="id101"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1" draw:start-glue-point="3" draw:end-shape="id88" draw:end-glue-point="4" svg:d="M2964 14785h454v-7945h2586" svg:viewBox="0 0 3041 7946">
          <text:p/>
        </draw:connector>
        <draw:connector draw:style-name="gr5" draw:text-style-name="P5" draw:layer="layout" svg:x1="3.396cm" svg:y1="9.834cm" svg:x2="7.404cm" svg:y2="9.839cm" draw:end-shape="id91" svg:d="M3396 9834h1729v5h2279" svg:viewBox="0 0 4009 6">
          <text:p/>
        </draw:connector>
        <draw:connector draw:style-name="gr5" draw:text-style-name="P5" draw:layer="layout" svg:x1="3.439cm" svg:y1="12.84cm" svg:x2="8.804cm" svg:y2="12.84cm" draw:end-shape="id89" draw:end-glue-point="4" svg:d="M3439 12840h5365" svg:viewBox="0 0 5366 1">
          <text:p/>
        </draw:connector>
        <draw:frame draw:style-name="gr206" draw:text-style-name="P11" draw:layer="layout" svg:width="0.853cm" svg:height="1.187cm" svg:x="0.878cm" svg:y="13.653cm">
          <draw:text-box>
            <text:p>a</text:p>
          </draw:text-box>
        </draw:frame>
        <draw:frame draw:style-name="gr206" draw:text-style-name="P11" draw:layer="layout" svg:width="0.853cm" svg:height="1.187cm" svg:x="0.879cm" svg:y="14.654cm">
          <draw:text-box>
            <text:p>b</text:p>
          </draw:text-box>
        </draw:frame>
        <draw:custom-shape draw:style-name="gr207" draw:text-style-name="P15" xml:id="id102" draw:id="id102"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5" draw:start-glue-point="0" draw:end-shape="id102" draw:end-glue-point="3" svg:d="M12006 16096v-2907h5128" svg:viewBox="0 0 5129 2908">
          <text:p/>
        </draw:connector>
        <draw:connector draw:style-name="gr5" draw:text-style-name="P5" draw:layer="layout" svg:x1="19.42cm" svg:y1="10.014cm" svg:x2="21.63cm" svg:y2="10.02cm" draw:start-shape="id103"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08" draw:text-style-name="P11" draw:layer="layout" svg:width="3.556cm" svg:height="5.867cm" svg:x="20.436cm" svg:y="8.842cm">
          <draw:text-box>
            <text:p>result</text:p>
          </draw:text-box>
        </draw:frame>
        <draw:frame draw:style-name="gr208" draw:text-style-name="P11" draw:layer="layout" svg:width="4.317cm" svg:height="5.867cm" svg:x="20.437cm" svg:y="12.043cm">
          <draw:text-box>
            <text:p>finish</text:p>
          </draw:text-box>
        </draw:frame>
        <draw:frame draw:style-name="gr209" draw:text-style-name="P11" draw:layer="layout" svg:width="5.231cm" svg:height="1.187cm" svg:x="3.013cm" svg:y="4.934cm">
          <draw:text-box>
            <text:p>Tiled vector add</text:p>
          </draw:text-box>
        </draw:frame>
        <draw:frame draw:style-name="gr210" draw:text-style-name="P58" draw:layer="layout" svg:width="4.9cm" svg:height="10.346cm" svg:x="22.606cm" svg:y="5.08cm">
          <draw:text-box>
            <text:p text:style-name="P57"><text:span text:style-name="T1">Tiled vector add sums two vectors </text:span><text:span text:style-name="T31">a </text:span><text:span text:style-name="T32">and </text:span><text:span text:style-name="T31">b</text:span><text:span text:style-name="T1">. The </text:span><text:span text:style-name="T35">TILING</text:span><text:span text:style-name="T1"> parameter controls how many adders are created, affecting the number of cycles needed to add the two vectors.</text:span></text:p>
            <text:p text:style-name="P57"><text:span text:style-name="T1"/></text:p>
            <text:p text:style-name="P57"><text:span text:style-name="T1">The size of the vectors is determined by A_CELL_WIDTH and B_CELL_WIDTH parameters. The fractions are A_</text:span></text:p>
          </draw:text-box>
        </draw:frame>
        <draw:frame draw:style-name="gr211" draw:text-style-name="P50" draw:layer="layout" svg:width="12.271cm" svg:height="0.772cm" svg:x="2.758cm" svg:y="19.548cm">
          <draw:text-box>
            <text:p><text:span text:style-name="T25">*This document might be </text:span><text:span text:style-name="T36">too </text:span><text:span text:style-name="T37">descriptive? Abstract the tiling logic away?</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212" draw:text-style-name="P3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3" draw:text-style-name="P15" draw:layer="layout" svg:width="2.032cm" svg:height="2.032cm" svg:x="9.814cm" svg:y="7.847cm">
          <text:p/>
          <draw:enhanced-geometry svg:viewBox="0 0 21600 21600" draw:type="rectangle" draw:enhanced-path="M 0 0 L 21600 0 21600 21600 0 21600 0 0 Z N"/>
        </draw:custom-shape>
        <draw:custom-shape draw:style-name="gr214" draw:text-style-name="P15" draw:layer="layout" svg:width="3.81cm" svg:height="3.81cm" svg:x="4.226cm" svg:y="11.403cm">
          <text:p/>
          <draw:enhanced-geometry svg:viewBox="0 0 21600 21600" draw:type="rectangle" draw:enhanced-path="M 0 0 L 21600 0 21600 21600 0 21600 0 0 Z N"/>
        </draw:custom-shape>
        <draw:custom-shape draw:style-name="gr214" draw:text-style-name="P15" draw:layer="layout" svg:width="3.81cm" svg:height="3.81cm" svg:x="9.026cm" svg:y="11.403cm">
          <text:p/>
          <draw:enhanced-geometry svg:viewBox="0 0 21600 21600" draw:type="rectangle" draw:enhanced-path="M 0 0 L 21600 0 21600 21600 0 21600 0 0 Z N"/>
        </draw:custom-shape>
        <draw:polyline draw:style-name="gr215" draw:text-style-name="P62" draw:layer="layout" svg:width="2.285cm" svg:height="0.761cm" svg:x="2.956cm" svg:y="10.641cm" svg:viewBox="0 0 2286 762" draw:points="0,0 2286,0 2286,762">
          <text:p/>
        </draw:polyline>
        <draw:line draw:style-name="gr215" draw:text-style-name="P62" draw:layer="layout" svg:x1="6.004cm" svg:y1="6.604cm" svg:x2="6.004cm" svg:y2="11.403cm">
          <text:p/>
        </draw:line>
        <draw:polyline draw:style-name="gr215" draw:text-style-name="P62" draw:layer="layout" svg:width="0.761cm" svg:height="3.301cm" draw:transform="rotate (1.5707963267949) translate (6.766cm 11.403cm)" svg:viewBox="0 0 762 3302" draw:points="0,0 762,0 762,3302 0,3302">
          <text:p/>
        </draw:polyline>
        <draw:line draw:style-name="gr215" draw:text-style-name="P62" draw:layer="layout" svg:x1="10.83cm" svg:y1="9.879cm" svg:x2="10.83cm" svg:y2="11.403cm">
          <text:p/>
        </draw:line>
        <draw:polyline draw:style-name="gr215" draw:text-style-name="P62" draw:layer="layout" svg:width="0.761cm" svg:height="3.039cm" draw:transform="rotate (1.5707963267949) translate (11.592cm 11.403cm)" svg:viewBox="0 0 762 3040" draw:points="0,0 762,0 745,3040">
          <text:p/>
        </draw:polyline>
        <draw:line draw:style-name="gr215" draw:text-style-name="P62" draw:layer="layout" svg:x1="10.804cm" svg:y1="6.577cm" svg:x2="10.804cm" svg:y2="7.86cm">
          <text:p/>
        </draw:line>
        <draw:frame draw:style-name="gr216" draw:text-style-name="P11" draw:layer="layout" svg:width="2.526cm" svg:height="3.059cm" svg:x="4.18cm" svg:y="11.311cm">
          <draw:text-box>
            <text:p>Matrix<text:line-break/>vector <text:line-break/>mult.</text:p>
          </draw:text-box>
        </draw:frame>
        <draw:frame draw:style-name="gr217" draw:text-style-name="P11" draw:layer="layout" svg:width="2.75cm" svg:height="2.123cm" svg:x="8.98cm" svg:y="11.312cm">
          <draw:text-box>
            <text:p>Dot<text:line-break/>product</text:p>
          </draw:text-box>
        </draw:frame>
        <draw:frame draw:style-name="gr218" draw:text-style-name="P63" draw:layer="layout" svg:width="1.27cm" svg:height="1.606cm" svg:x="10.322cm" svg:y="7.983cm">
          <draw:text-box>
            <text:p><text:span text:style-name="T38">σ</text:span></text:p>
          </draw:text-box>
        </draw:frame>
        <draw:frame draw:style-name="gr219" draw:text-style-name="P11" draw:layer="layout" svg:width="5.527cm" svg:height="1.187cm" svg:x="3.78cm" svg:y="15.313cm">
          <draw:text-box>
            <text:p>Error propagator</text:p>
          </draw:text-box>
        </draw:frame>
        <draw:frame draw:style-name="gr158" draw:text-style-name="P52" draw:layer="layout" svg:width="3.503cm" svg:height="1.497cm" svg:x="3.364cm" svg:y="5.334cm">
          <draw:text-box>
            <text:p text:style-name="P43"><text:span text:style-name="T26">w</text:span><text:span text:style-name="T24">L</text:span></text:p>
          </draw:text-box>
        </draw:frame>
        <draw:frame draw:style-name="gr220" draw:text-style-name="P39" draw:layer="layout" svg:width="1.795cm" svg:height="1.496cm" svg:x="10.322cm" svg:y="5.335cm">
          <draw:text-box>
            <text:p text:style-name="P38"><text:span text:style-name="T18">z</text:span><text:span text:style-name="T19">L-1</text:span></text:p>
          </draw:text-box>
        </draw:frame>
        <draw:frame draw:style-name="gr130" draw:text-style-name="P46" draw:layer="layout" svg:width="1.778cm" svg:height="2.741cm" svg:x="2.108cm" svg:y="9.334cm">
          <draw:text-box>
            <text:p text:style-name="P43"><text:span text:style-name="T23">δ</text:span><text:span text:style-name="T24">L</text:span></text:p>
          </draw:text-box>
        </draw:frame>
        <draw:frame draw:style-name="gr130" draw:text-style-name="P46" draw:layer="layout" svg:width="1.778cm" svg:height="2.741cm" svg:x="13.208cm" svg:y="9.335cm">
          <draw:text-box>
            <text:p text:style-name="P43"><text:span text:style-name="T23">δ</text:span><text:span text:style-name="T24">L-1</text:span></text:p>
          </draw:text-box>
        </draw:frame>
        <draw:frame draw:style-name="gr221" draw:text-style-name="P2" draw:layer="layout" svg:width="9.906cm" svg:height="9.611cm" svg:x="16.51cm" svg:y="6.35cm">
          <draw:text-box>
            <text:p><text:span text:style-name="T6">The error propagator passes errors through layers, going from top to bottom.</text:span></text:p>
            <text:p><text:span text:style-name="T39"/></text:p>
            <text:p><text:span text:style-name="T39">After the matrix and dot product, the width of the signal grows. How do we set the width of the signal without significantly raising the number of parameters?</text:span></text:p>
            <text:p><text:span text:style-name="T40">By setting the width high enough and </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212" draw:text-style-name="P3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3" draw:text-style-name="P15" draw:layer="layout" svg:width="2.032cm" svg:height="2.032cm" svg:x="9.814cm" svg:y="7.847cm">
          <text:p/>
          <draw:enhanced-geometry svg:viewBox="0 0 21600 21600" draw:type="rectangle" draw:enhanced-path="M 0 0 L 21600 0 21600 21600 0 21600 0 0 Z N"/>
        </draw:custom-shape>
        <draw:custom-shape draw:style-name="gr214" draw:text-style-name="P15" draw:layer="layout" svg:width="3.81cm" svg:height="3.81cm" svg:x="4.226cm" svg:y="11.403cm">
          <text:p/>
          <draw:enhanced-geometry svg:viewBox="0 0 21600 21600" draw:type="rectangle" draw:enhanced-path="M 0 0 L 21600 0 21600 21600 0 21600 0 0 Z N"/>
        </draw:custom-shape>
        <draw:custom-shape draw:style-name="gr214" draw:text-style-name="P15" draw:layer="layout" svg:width="3.81cm" svg:height="3.81cm" svg:x="9.026cm" svg:y="11.403cm">
          <text:p/>
          <draw:enhanced-geometry svg:viewBox="0 0 21600 21600" draw:type="rectangle" draw:enhanced-path="M 0 0 L 21600 0 21600 21600 0 21600 0 0 Z N"/>
        </draw:custom-shape>
        <draw:polyline draw:style-name="gr215" draw:text-style-name="P62" draw:layer="layout" svg:width="3.133cm" svg:height="0.761cm" svg:x="2.108cm" svg:y="10.641cm" svg:viewBox="0 0 3134 762" draw:points="0,27 3134,0 3134,762">
          <text:p/>
        </draw:polyline>
        <draw:line draw:style-name="gr215" draw:text-style-name="P62" draw:layer="layout" svg:x1="6.004cm" svg:y1="5.842cm" svg:x2="6.004cm" svg:y2="11.403cm">
          <text:p/>
        </draw:line>
        <draw:polyline draw:style-name="gr215" draw:text-style-name="P62" draw:layer="layout" svg:width="0.761cm" svg:height="3.301cm" draw:transform="rotate (1.5707963267949) translate (6.766cm 11.403cm)" svg:viewBox="0 0 762 3302" draw:points="0,0 762,0 762,3302 0,3302">
          <text:p/>
        </draw:polyline>
        <draw:line draw:style-name="gr215" draw:text-style-name="P62" draw:layer="layout" svg:x1="10.83cm" svg:y1="9.879cm" svg:x2="10.83cm" svg:y2="11.403cm">
          <text:p/>
        </draw:line>
        <draw:polyline draw:style-name="gr215" draw:text-style-name="P62" draw:layer="layout" svg:width="0.761cm" svg:height="3.039cm" draw:transform="rotate (1.5707963267949) translate (11.592cm 11.403cm)" svg:viewBox="0 0 762 3040" draw:points="0,0 762,0 745,3040">
          <text:p/>
        </draw:polyline>
        <draw:line draw:style-name="gr215" draw:text-style-name="P62" draw:layer="layout" svg:x1="10.804cm" svg:y1="5.842cm" svg:x2="10.804cm" svg:y2="7.86cm">
          <text:p/>
        </draw:line>
        <draw:frame draw:style-name="gr216" draw:text-style-name="P11" draw:layer="layout" svg:width="2.526cm" svg:height="3.059cm" svg:x="4.18cm" svg:y="11.311cm">
          <draw:text-box>
            <text:p>Matrix<text:line-break/>vector <text:line-break/>mult.</text:p>
          </draw:text-box>
        </draw:frame>
        <draw:frame draw:style-name="gr217" draw:text-style-name="P11" draw:layer="layout" svg:width="2.75cm" svg:height="2.123cm" svg:x="8.98cm" svg:y="11.312cm">
          <draw:text-box>
            <text:p>Dot<text:line-break/>product</text:p>
          </draw:text-box>
        </draw:frame>
        <draw:frame draw:style-name="gr218" draw:text-style-name="P63" draw:layer="layout" svg:width="1.27cm" svg:height="1.606cm" svg:x="10.322cm" svg:y="7.983cm">
          <draw:text-box>
            <text:p><text:span text:style-name="T38">σ</text:span></text:p>
          </draw:text-box>
        </draw:frame>
        <draw:frame draw:style-name="gr219" draw:text-style-name="P11" draw:layer="layout" svg:width="5.527cm" svg:height="1.187cm" svg:x="3.78cm" svg:y="15.313cm">
          <draw:text-box>
            <text:p>Error propagator</text:p>
          </draw:text-box>
        </draw:frame>
        <draw:frame draw:style-name="gr158" draw:text-style-name="P52" draw:layer="layout" svg:width="3.503cm" svg:height="1.497cm" svg:x="3.364cm" svg:y="4.534cm">
          <draw:text-box>
            <text:p text:style-name="P43"><text:span text:style-name="T26">w</text:span><text:span text:style-name="T24">L</text:span></text:p>
          </draw:text-box>
        </draw:frame>
        <draw:frame draw:style-name="gr222" draw:text-style-name="P39" draw:layer="layout" svg:width="1.795cm" svg:height="1.496cm" svg:x="10.322cm" svg:y="4.535cm">
          <draw:text-box>
            <text:p text:style-name="P38"><text:span text:style-name="T18">z</text:span><text:span text:style-name="T19">L-1</text:span></text:p>
          </draw:text-box>
        </draw:frame>
        <draw:frame draw:style-name="gr130" draw:text-style-name="P46" draw:layer="layout" svg:width="1.778cm" svg:height="2.741cm" svg:x="1.27cm" svg:y="9.298cm">
          <draw:text-box>
            <text:p text:style-name="P43"><text:span text:style-name="T23">δ</text:span><text:span text:style-name="T24">L</text:span></text:p>
          </draw:text-box>
        </draw:frame>
        <draw:frame draw:style-name="gr130" draw:text-style-name="P46" draw:layer="layout" svg:width="1.778cm" svg:height="2.741cm" svg:x="13.208cm" svg:y="9.335cm">
          <draw:text-box>
            <text:p text:style-name="P43"><text:span text:style-name="T23">δ</text:span><text:span text:style-name="T24">L-1</text:span></text:p>
          </draw:text-box>
        </draw:frame>
        <draw:frame draw:style-name="gr223" draw:text-style-name="P64"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1">The output from the matrix vector multiplication and the dot product have the size of delta.</text:span></text:p>
          </draw:text-box>
        </draw:frame>
        <draw:frame draw:style-name="gr224" draw:text-style-name="P65" draw:layer="layout" svg:width="3.338cm" svg:height="1.097cm" svg:x="0.508cm" svg:y="10.622cm">
          <draw:text-box>
            <text:p><text:span text:style-name="T42">VECTOR_WIDTH ==</text:span></text:p>
            <text:p><text:span text:style-name="T42">MATRIX_HEIGHT</text:span></text:p>
          </draw:text-box>
        </draw:frame>
        <draw:frame draw:style-name="gr225" draw:text-style-name="P65" draw:layer="layout" svg:width="3.025cm" svg:height="1.52cm" svg:x="6.009cm" svg:y="5.922cm">
          <draw:text-box>
            <text:p><text:span text:style-name="T42">MATRIX_WIDTH*</text:span></text:p>
            <text:p><text:span text:style-name="T42">MATRIX_HEIGHT</text:span></text:p>
            <text:p><text:span text:style-name="T42"/></text:p>
          </draw:text-box>
        </draw:frame>
        <draw:frame draw:style-name="gr226" draw:text-style-name="P65" draw:layer="layout" svg:width="2.864cm" svg:height="0.674cm" svg:x="10.805cm" svg:y="6.184cm">
          <draw:text-box>
            <text:p><text:span text:style-name="T42">MATRIX_WIDTH</text:span></text:p>
          </draw:text-box>
        </draw:frame>
        <draw:frame draw:style-name="gr226" draw:text-style-name="P65" draw:layer="layout" svg:width="2.864cm" svg:height="0.674cm" svg:x="13.462cm" svg:y="10.729cm">
          <draw:text-box>
            <text:p><text:span text:style-name="T42">MATRIX_WIDTH</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212" draw:text-style-name="P3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3" draw:text-style-name="P15" draw:layer="layout" svg:width="2.032cm" svg:height="2.032cm" svg:x="9.814cm" svg:y="7.847cm">
          <text:p/>
          <draw:enhanced-geometry svg:viewBox="0 0 21600 21600" draw:type="rectangle" draw:enhanced-path="M 0 0 L 21600 0 21600 21600 0 21600 0 0 Z N"/>
        </draw:custom-shape>
        <draw:custom-shape draw:style-name="gr214" draw:text-style-name="P15" draw:layer="layout" svg:width="3.81cm" svg:height="3.81cm" svg:x="4.226cm" svg:y="11.403cm">
          <text:p/>
          <draw:enhanced-geometry svg:viewBox="0 0 21600 21600" draw:type="rectangle" draw:enhanced-path="M 0 0 L 21600 0 21600 21600 0 21600 0 0 Z N"/>
        </draw:custom-shape>
        <draw:custom-shape draw:style-name="gr214" draw:text-style-name="P15" draw:layer="layout" svg:width="3.81cm" svg:height="3.81cm" svg:x="9.026cm" svg:y="11.403cm">
          <text:p/>
          <draw:enhanced-geometry svg:viewBox="0 0 21600 21600" draw:type="rectangle" draw:enhanced-path="M 0 0 L 21600 0 21600 21600 0 21600 0 0 Z N"/>
        </draw:custom-shape>
        <draw:polyline draw:style-name="gr215" draw:text-style-name="P62" draw:layer="layout" svg:width="3.133cm" svg:height="0.761cm" svg:x="2.108cm" svg:y="10.641cm" svg:viewBox="0 0 3134 762" draw:points="0,27 3134,0 3134,762">
          <text:p/>
        </draw:polyline>
        <draw:line draw:style-name="gr215" draw:text-style-name="P62" draw:layer="layout" svg:x1="6.004cm" svg:y1="5.842cm" svg:x2="6.004cm" svg:y2="11.403cm">
          <text:p/>
        </draw:line>
        <draw:polyline draw:style-name="gr215" draw:text-style-name="P62" draw:layer="layout" svg:width="0.761cm" svg:height="3.301cm" draw:transform="rotate (1.5707963267949) translate (6.766cm 11.403cm)" svg:viewBox="0 0 762 3302" draw:points="0,0 762,0 762,3302 0,3302">
          <text:p/>
        </draw:polyline>
        <draw:line draw:style-name="gr215" draw:text-style-name="P62" draw:layer="layout" svg:x1="10.83cm" svg:y1="9.879cm" svg:x2="10.83cm" svg:y2="11.403cm">
          <text:p/>
        </draw:line>
        <draw:polyline draw:style-name="gr215" draw:text-style-name="P62" draw:layer="layout" svg:width="0.761cm" svg:height="3.039cm" draw:transform="rotate (1.5707963267949) translate (11.592cm 11.403cm)" svg:viewBox="0 0 762 3040" draw:points="0,0 762,0 745,3040">
          <text:p/>
        </draw:polyline>
        <draw:line draw:style-name="gr215" draw:text-style-name="P62" draw:layer="layout" svg:x1="10.804cm" svg:y1="5.842cm" svg:x2="10.804cm" svg:y2="7.86cm">
          <text:p/>
        </draw:line>
        <draw:frame draw:style-name="gr216" draw:text-style-name="P11" draw:layer="layout" svg:width="2.526cm" svg:height="3.059cm" svg:x="4.18cm" svg:y="11.311cm">
          <draw:text-box>
            <text:p>Matrix<text:line-break/>vector <text:line-break/>mult.</text:p>
          </draw:text-box>
        </draw:frame>
        <draw:frame draw:style-name="gr217" draw:text-style-name="P11" draw:layer="layout" svg:width="2.75cm" svg:height="2.123cm" svg:x="8.98cm" svg:y="11.312cm">
          <draw:text-box>
            <text:p>Dot<text:line-break/>product</text:p>
          </draw:text-box>
        </draw:frame>
        <draw:frame draw:style-name="gr218" draw:text-style-name="P63" draw:layer="layout" svg:width="1.27cm" svg:height="1.606cm" svg:x="10.322cm" svg:y="7.983cm">
          <draw:text-box>
            <text:p><text:span text:style-name="T38">σ</text:span></text:p>
          </draw:text-box>
        </draw:frame>
        <draw:frame draw:style-name="gr219" draw:text-style-name="P11" draw:layer="layout" svg:width="5.527cm" svg:height="1.187cm" svg:x="3.78cm" svg:y="15.313cm">
          <draw:text-box>
            <text:p>Error propagator</text:p>
          </draw:text-box>
        </draw:frame>
        <draw:frame draw:style-name="gr158" draw:text-style-name="P52" draw:layer="layout" svg:width="3.503cm" svg:height="1.497cm" svg:x="3.364cm" svg:y="4.534cm">
          <draw:text-box>
            <text:p text:style-name="P43"><text:span text:style-name="T26">w</text:span><text:span text:style-name="T24">L</text:span></text:p>
          </draw:text-box>
        </draw:frame>
        <draw:frame draw:style-name="gr227" draw:text-style-name="P39" draw:layer="layout" svg:width="1.795cm" svg:height="1.496cm" svg:x="10.322cm" svg:y="4.535cm">
          <draw:text-box>
            <text:p text:style-name="P38"><text:span text:style-name="T18">z</text:span><text:span text:style-name="T19">L-1</text:span></text:p>
          </draw:text-box>
        </draw:frame>
        <draw:frame draw:style-name="gr130" draw:text-style-name="P46" draw:layer="layout" svg:width="1.778cm" svg:height="2.741cm" svg:x="1.27cm" svg:y="9.298cm">
          <draw:text-box>
            <text:p text:style-name="P43"><text:span text:style-name="T23">δ</text:span><text:span text:style-name="T24">L</text:span></text:p>
          </draw:text-box>
        </draw:frame>
        <draw:frame draw:style-name="gr130" draw:text-style-name="P46" draw:layer="layout" svg:width="1.778cm" svg:height="2.741cm" svg:x="13.208cm" svg:y="9.335cm">
          <draw:text-box>
            <text:p text:style-name="P43"><text:span text:style-name="T23">δ</text:span><text:span text:style-name="T24">L-1</text:span></text:p>
          </draw:text-box>
        </draw:frame>
        <draw:frame draw:style-name="gr36" draw:text-style-name="P11" draw:layer="layout" svg:width="0.762cm" svg:height="1.187cm" svg:x="2.956cm" svg:y="10.414cm">
          <draw:text-box>
            <text:p>a</text:p>
          </draw:text-box>
        </draw:frame>
        <draw:frame draw:style-name="gr36" draw:text-style-name="P11" draw:layer="layout" svg:width="0.762cm" svg:height="1.187cm" svg:x="6.806cm" svg:y="10.414cm">
          <draw:text-box>
            <text:p>a</text:p>
          </draw:text-box>
        </draw:frame>
        <draw:frame draw:style-name="gr36" draw:text-style-name="P11" draw:layer="layout" svg:width="0.762cm" svg:height="1.187cm" svg:x="11.606cm" svg:y="10.415cm">
          <draw:text-box>
            <text:p>a</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28" draw:text-style-name="P66"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29" draw:text-style-name="P67" xml:id="id106" draw:id="id106"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230" draw:text-style-name="P64" xml:id="id114" draw:id="id114" draw:layer="layout" svg:width="2.293cm" svg:height="1.187cm" svg:x="3.886cm" svg:y="7.963cm">
          <draw:text-box>
            <text:p><text:span text:style-name="T11">vector</text:span></text:p>
          </draw:text-box>
        </draw:frame>
        <draw:custom-shape draw:style-name="gr229" draw:text-style-name="P67" xml:id="id107" draw:id="id107"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229" draw:text-style-name="P67" xml:id="id108" draw:id="id108"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231" draw:text-style-name="P64" xml:id="id104" draw:id="id104" draw:layer="layout" svg:width="2.487cm" svg:height="1.187cm" svg:x="3.687cm" svg:y="11.464cm">
          <draw:text-box>
            <text:p><text:span text:style-name="T11">matrix</text:span></text:p>
          </draw:text-box>
        </draw:frame>
        <draw:connector draw:style-name="gr71" draw:text-style-name="P68" draw:layer="layout" svg:x1="6.174cm" svg:y1="12.057cm" svg:x2="8.958cm" svg:y2="12.054cm" draw:start-shape="id104" draw:start-glue-point="1" draw:end-shape="id105" draw:end-glue-point="5" svg:d="M6174 12057h1366v-3h1418" svg:viewBox="0 0 2785 4">
          <text:p/>
        </draw:connector>
        <draw:connector draw:style-name="gr71" draw:text-style-name="P68" draw:layer="layout" draw:line-skew="-0.151cm" svg:x1="9.466cm" svg:y1="11.669cm" svg:x2="9.867cm" svg:y2="7.588cm" draw:start-shape="id105" draw:start-glue-point="9" draw:end-shape="id106" draw:end-glue-point="4" svg:d="M9466 11669h401v-2229-1852" svg:viewBox="0 0 402 4082">
          <text:p/>
        </draw:connector>
        <draw:connector draw:style-name="gr71" draw:text-style-name="P68" draw:layer="layout" svg:x1="9.466cm" svg:y1="12.054cm" svg:x2="11.137cm" svg:y2="9.188cm" draw:start-shape="id105" draw:start-glue-point="7" draw:end-shape="id107" draw:end-glue-point="4" svg:d="M9466 12054h1671v-2866" svg:viewBox="0 0 1672 2867">
          <text:p/>
        </draw:connector>
        <draw:connector draw:style-name="gr71" draw:text-style-name="P68" draw:layer="layout" svg:x1="9.466cm" svg:y1="12.429cm" svg:x2="12.407cm" svg:y2="10.788cm" draw:start-shape="id105" draw:start-glue-point="8" draw:end-shape="id108" draw:end-glue-point="4" svg:d="M9466 12429h2941v-1641" svg:viewBox="0 0 2942 1642">
          <text:p/>
        </draw:connector>
        <draw:custom-shape draw:style-name="gr232" draw:text-style-name="P67" xml:id="id109" draw:id="id109"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71" draw:text-style-name="P68" draw:layer="layout" svg:x1="11.998cm" svg:y1="13.783cm" svg:x2="9.212cm" svg:y2="12.626cm" draw:start-shape="id109" draw:start-glue-point="3" draw:end-shape="id105" draw:end-glue-point="4" svg:d="M11998 13783h-2786v-1157" svg:viewBox="0 0 2787 1158">
          <text:p/>
        </draw:connector>
        <draw:custom-shape draw:style-name="gr233" draw:text-style-name="P67" xml:id="id105" draw:id="id105"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4" draw:text-style-name="P67" xml:id="id110" draw:id="id110"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71" draw:text-style-name="P68" draw:layer="layout" svg:x1="14.608cm" svg:y1="6.953cm" svg:x2="17.828cm" svg:y2="6.947cm" draw:start-shape="id106" draw:start-glue-point="1" draw:end-shape="id110" draw:end-glue-point="5" svg:d="M14608 6953h1610v-6h1610" svg:viewBox="0 0 3221 7">
          <text:p/>
        </draw:connector>
        <draw:connector draw:style-name="gr71" draw:text-style-name="P68" draw:layer="layout" svg:x1="15.808cm" svg:y1="8.553cm" svg:x2="17.828cm" svg:y2="8.548cm" draw:start-shape="id107" draw:start-glue-point="1" draw:end-shape="id110" draw:end-glue-point="3" svg:d="M15808 8553h1010v-5h1010" svg:viewBox="0 0 2021 6">
          <text:p/>
        </draw:connector>
        <draw:connector draw:style-name="gr71" draw:text-style-name="P68" draw:layer="layout" svg:x1="17.008cm" svg:y1="10.153cm" svg:x2="17.828cm" svg:y2="10.164cm" draw:start-shape="id108" draw:start-glue-point="1" draw:end-shape="id110" draw:end-glue-point="6" svg:d="M17008 10153h410v11h410" svg:viewBox="0 0 821 12">
          <text:p/>
        </draw:connector>
        <draw:connector draw:style-name="gr71" draw:text-style-name="P68" draw:layer="layout" svg:x1="14.792cm" svg:y1="13.783cm" svg:x2="18.027cm" svg:y2="10.425cm" draw:start-shape="id109" draw:start-glue-point="1" draw:end-shape="id110" draw:end-glue-point="4" svg:d="M14792 13783h3235v-3358" svg:viewBox="0 0 3236 3359">
          <text:p/>
        </draw:connector>
        <draw:connector draw:style-name="gr71" draw:text-style-name="P68" draw:layer="layout" svg:x1="20.296cm" svg:y1="8.548cm" svg:x2="22.041cm" svg:y2="8.549cm" draw:start-shape="id110" draw:start-glue-point="1" draw:end-shape="id111" draw:end-glue-point="3" svg:d="M20296 8548h898v1h847" svg:viewBox="0 0 1746 2">
          <text:p/>
        </draw:connector>
        <draw:frame draw:style-name="gr235" draw:text-style-name="P64" xml:id="id111" draw:id="id111" draw:layer="layout" svg:width="2.229cm" svg:height="1.187cm" svg:x="22.041cm" svg:y="7.956cm">
          <draw:text-box>
            <text:p><text:span text:style-name="T11">result</text:span></text:p>
          </draw:text-box>
        </draw:frame>
        <draw:custom-shape draw:style-name="gr236" draw:text-style-name="P67" xml:id="id112" draw:id="id112"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71" draw:text-style-name="P68" draw:layer="layout" svg:x1="14.792cm" svg:y1="13.783cm" svg:x2="18.648cm" svg:y2="13.78cm" draw:start-shape="id109" draw:start-glue-point="1" draw:end-shape="id112" draw:end-glue-point="3" svg:d="M14792 13783h1928v-3h1928" svg:viewBox="0 0 3857 4">
          <text:p/>
        </draw:connector>
        <draw:connector draw:style-name="gr71" draw:text-style-name="P68" draw:layer="layout" draw:line-skew="-0.653cm" svg:x1="20.28cm" svg:y1="13.78cm" svg:x2="22.042cm" svg:y2="9.55cm" draw:start-shape="id112" draw:start-glue-point="1" draw:end-shape="id113" draw:end-glue-point="3" svg:d="M20280 13780h254v-4230h1508" svg:viewBox="0 0 1763 4231">
          <text:p/>
        </draw:connector>
        <draw:frame draw:style-name="gr237" draw:text-style-name="P64" xml:id="id113" draw:id="id113" draw:layer="layout" svg:width="1.958cm" svg:height="1.187cm" svg:x="22.042cm" svg:y="8.957cm">
          <draw:text-box>
            <text:p><text:span text:style-name="T11">valid</text:span></text:p>
          </draw:text-box>
        </draw:frame>
        <draw:frame draw:style-name="gr238" draw:text-style-name="P64" draw:layer="layout" svg:width="2.161cm" svg:height="1.187cm" svg:x="6.572cm" svg:y="5.058cm">
          <draw:text-box>
            <text:p><text:span text:style-name="T11">MVM</text:span></text:p>
          </draw:text-box>
        </draw:frame>
        <draw:frame draw:style-name="gr9" draw:text-style-name="P69" draw:layer="layout" svg:width="21.606cm" svg:height="4.619cm" svg:x="3.032cm" svg:y="16.256cm">
          <draw:text-box>
            <text:p text:style-name="P57"><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39" draw:text-style-name="P67"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240" draw:text-style-name="P70"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114" draw:start-glue-point="1" draw:end-shape="id106" draw:end-glue-point="3" svg:d="M6179 8556h1649v-1603h1700" svg:viewBox="0 0 3350 1604">
          <text:p/>
        </draw:connector>
        <draw:connector draw:style-name="gr5" draw:text-style-name="P5" draw:layer="layout" svg:x1="6.179cm" svg:y1="8.556cm" svg:x2="10.728cm" svg:y2="8.553cm" draw:start-shape="id114" draw:start-glue-point="1" draw:end-shape="id107" draw:end-glue-point="3" svg:d="M6179 8556h2249v-3h2300" svg:viewBox="0 0 4550 4">
          <text:p/>
        </draw:connector>
        <draw:connector draw:style-name="gr5" draw:text-style-name="P5" draw:layer="layout" draw:line-skew="-1.201cm" svg:x1="6.179cm" svg:y1="8.556cm" svg:x2="11.928cm" svg:y2="10.153cm" draw:start-shape="id114" draw:start-glue-point="1" draw:end-shape="id108" draw:end-glue-point="3" svg:d="M6179 8556h1648v1597h4101" svg:viewBox="0 0 5750 1598">
          <text:p/>
        </draw:connector>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atrix vector multiplication</text:p>
          </draw:text-box>
        </draw:frame>
        <draw:custom-shape draw:style-name="gr241" draw:text-style-name="P71"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42"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43"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50" draw:text-style-name="P11" draw:layer="layout" svg:width="0.887cm" svg:height="1.187cm" svg:x="13.462cm" svg:y="6.941cm">
          <draw:text-box>
            <text:p>=</text:p>
          </draw:text-box>
        </draw:frame>
        <draw:frame draw:style-name="gr244" draw:text-style-name="P11" draw:layer="layout" svg:width="0.82cm" svg:height="1.187cm" svg:x="5.588cm" svg:y="7.112cm">
          <draw:text-box>
            <text:p>*</text:p>
          </draw:text-box>
        </draw:frame>
        <draw:custom-shape draw:style-name="gr241" draw:text-style-name="P71"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42"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43"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50" draw:text-style-name="P11" draw:layer="layout" svg:width="0.887cm" svg:height="1.187cm" svg:x="9.398cm" svg:y="14.942cm">
          <draw:text-box>
            <text:p>=</text:p>
          </draw:text-box>
        </draw:frame>
        <draw:frame draw:style-name="gr245" draw:text-style-name="P11" draw:layer="layout" svg:width="0.68cm" svg:height="1.187cm" svg:x="5.588cm" svg:y="14.813cm">
          <draw:text-box>
            <text:p>.</text:p>
          </draw:text-box>
        </draw:frame>
        <draw:custom-shape draw:style-name="gr246" draw:text-style-name="P71" draw:layer="layout" svg:width="1.016cm" svg:height="3.048cm" svg:x="6.35cm" svg:y="6.096cm">
          <text:p/>
          <draw:enhanced-geometry svg:viewBox="0 0 21600 21600" draw:type="rectangle" draw:enhanced-path="M 0 0 L 21600 0 21600 21600 0 21600 0 0 Z N"/>
        </draw:custom-shape>
        <draw:custom-shape draw:style-name="gr247" draw:text-style-name="P71" draw:layer="layout" svg:width="1.016cm" svg:height="1.016cm" svg:x="14.478cm" svg:y="7.112cm">
          <text:p/>
          <draw:enhanced-geometry svg:viewBox="0 0 21600 21600" draw:type="rectangle" draw:enhanced-path="M 0 0 L 21600 0 21600 21600 0 21600 0 0 Z N"/>
        </draw:custom-shape>
        <draw:custom-shape draw:style-name="gr248" draw:text-style-name="P71" draw:layer="layout" svg:width="3.048cm" svg:height="0.889cm" svg:x="6.35cm" svg:y="12.192cm">
          <text:p/>
          <draw:enhanced-geometry svg:viewBox="0 0 21600 21600" draw:type="rectangle" draw:enhanced-path="M 0 0 L 21600 0 21600 21600 0 21600 0 0 Z N"/>
        </draw:custom-shape>
        <draw:custom-shape draw:style-name="gr247" draw:text-style-name="P71" draw:layer="layout" svg:width="1.016cm" svg:height="1.016cm" svg:x="10.414cm" svg:y="15.113cm">
          <text:p/>
          <draw:enhanced-geometry svg:viewBox="0 0 21600 21600" draw:type="rectangle" draw:enhanced-path="M 0 0 L 21600 0 21600 21600 0 21600 0 0 Z N"/>
        </draw:custom-shape>
        <draw:frame draw:style-name="gr221" draw:text-style-name="P72" draw:layer="layout" svg:width="6.858cm" svg:height="9.611cm" svg:x="18.796cm" svg:y="9.906cm">
          <draw:text-box>
            <text:p text:style-name="P57">By transposing the matrix, we can perform the matrix vector multiplication by using a vector dot product on the matrix rows. The pink blocks in the image show an example. </text:p>
          </draw:text-box>
        </draw:frame>
        <draw:frame draw:style-name="gr249" draw:text-style-name="P73" draw:layer="layout" svg:width="3.81cm" svg:height="1.703cm" svg:x="6.628cm" svg:y="9.606cm">
          <draw:text-box>
            <text:p><text:span text:style-name="T12">&lt;=&gt;</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00" draw:text-style-name="P54" draw:layer="layout" svg:width="17.226cm" svg:height="13.624cm" svg:x="4.903cm" svg:y="4.426cm">
          <text:p/>
          <draw:enhanced-geometry svg:viewBox="0 0 21600 21600" draw:type="rectangle" draw:enhanced-path="M 0 0 L 21600 0 21600 21600 0 21600 0 0 Z N"/>
        </draw:custom-shape>
        <draw:custom-shape draw:style-name="gr201" draw:text-style-name="P15" xml:id="id117" draw:id="id11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18" draw:id="id11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20" draw:id="id12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21" draw:id="id12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16" draw:id="id11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19" draw:id="id11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2" draw:text-style-name="P15" xml:id="id115" draw:id="id115" draw:layer="layout" svg:width="2.54cm" svg:height="0.762cm" svg:x="12.683cm" svg:y="15.588cm">
          <text:p text:style-name="P3">counter</text:p>
          <draw:enhanced-geometry svg:viewBox="0 0 21600 21600" draw:type="rectangle" draw:enhanced-path="M 0 0 L 21600 0 21600 21600 0 21600 0 0 Z N"/>
        </draw:custom-shape>
        <draw:custom-shape draw:style-name="gr98" draw:text-style-name="P15" xml:id="id123" draw:id="id123" draw:layer="layout" svg:width="0.762cm" svg:height="0.762cm" svg:x="9.215cm" svg:y="15.588cm">
          <text:p text:style-name="P3">+1</text:p>
          <draw:enhanced-geometry svg:viewBox="0 0 21600 21600" draw:type="rectangle" draw:enhanced-path="M 0 0 L 21600 0 21600 21600 0 21600 0 0 Z N"/>
        </draw:custom-shape>
        <draw:custom-shape draw:style-name="gr98" draw:text-style-name="P15" xml:id="id122" draw:id="id12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4" draw:id="id124" draw:layer="layout" svg:x1="12.683cm" svg:y1="15.969cm" svg:x2="11.005cm" svg:y2="14.341cm" draw:start-shape="id115" draw:start-glue-point="3" draw:end-shape="id116" draw:end-glue-point="5" svg:d="M12683 15969h-1678v-1628" svg:viewBox="0 0 1679 1629">
          <text:p/>
        </draw:connector>
        <draw:connector draw:style-name="gr71" draw:text-style-name="P18" draw:layer="layout" svg:x1="8.205cm" svg:y1="7.325cm" svg:x2="8.205cm" svg:y2="6.84cm" draw:start-shape="id117" draw:start-glue-point="7" draw:end-shape="id118" draw:end-glue-point="5" svg:d="M8205 7325v-485" svg:viewBox="0 0 1 486">
          <text:p/>
        </draw:connector>
        <draw:connector draw:style-name="gr71" draw:text-style-name="P18" draw:layer="layout" svg:x1="11.005cm" svg:y1="13.325cm" svg:x2="11.005cm" svg:y2="12.84cm" draw:start-shape="id116" draw:start-glue-point="7" draw:end-shape="id119" draw:end-glue-point="5" svg:d="M11005 13325v-485" svg:viewBox="0 0 1 486">
          <text:p/>
        </draw:connector>
        <draw:connector draw:style-name="gr71" draw:text-style-name="P18" draw:layer="layout" svg:x1="9.605cm" svg:y1="10.324cm" svg:x2="9.605cm" svg:y2="9.839cm" draw:start-shape="id120" draw:start-glue-point="7" draw:end-shape="id121" draw:end-glue-point="5" svg:d="M9605 10324v-485" svg:viewBox="0 0 1 486">
          <text:p/>
        </draw:connector>
        <draw:connector draw:style-name="gr5" draw:text-style-name="P5" draw:layer="layout" svg:x1="8.218cm" svg:y1="15.588cm" svg:x2="8.205cm" svg:y2="8.341cm" draw:start-shape="id122" draw:start-glue-point="0" draw:end-shape="id117" draw:end-glue-point="5" svg:d="M8218 15588v-3560h-13v-3687" svg:viewBox="0 0 14 7248">
          <text:p/>
        </draw:connector>
        <draw:connector draw:style-name="gr5" draw:text-style-name="P5" draw:layer="layout" svg:x1="9.596cm" svg:y1="15.588cm" svg:x2="9.605cm" svg:y2="11.34cm" draw:start-shape="id123" draw:start-glue-point="0" draw:end-shape="id120" draw:end-glue-point="5" svg:d="M9596 15588v-2060h9v-2188" svg:viewBox="0 0 10 4249">
          <text:p/>
        </draw:connector>
        <draw:connector draw:style-name="gr5" draw:text-style-name="P5" draw:layer="layout" svg:x1="11.005cm" svg:y1="15.969cm" svg:x2="9.977cm" svg:y2="15.969cm" draw:start-shape="id124" draw:start-glue-point="0" draw:end-shape="id123" draw:end-glue-point="1" svg:d="M11005 15969h-1028" svg:viewBox="0 0 1029 1">
          <text:p/>
        </draw:connector>
        <draw:connector draw:style-name="gr5" draw:text-style-name="P5" draw:layer="layout" svg:x1="9.215cm" svg:y1="15.969cm" svg:x2="8.599cm" svg:y2="15.969cm" draw:start-shape="id123" draw:start-glue-point="3" draw:end-shape="id122" draw:end-glue-point="1" svg:d="M9215 15969h-616" svg:viewBox="0 0 617 1">
          <text:p/>
        </draw:connector>
        <draw:measure draw:style-name="gr203" draw:text-style-name="P9" draw:layer="layout" svg:x1="7.697cm" svg:y1="17.988cm" svg:x2="11.207cm" svg:y2="17.987cm">
          <text:p text:style-name="P61"><text:span text:style-name="T8"><text:measure text:kind="gap"/></text:span><text:span text:style-name="T8">TILING</text:span></text:p>
        </draw:measure>
        <draw:custom-shape draw:style-name="gr204" draw:text-style-name="P15" xml:id="id125" draw:id="id125" draw:layer="layout" svg:width="1.016cm" svg:height="2.286cm" svg:x="8.921cm" svg:y="5.95cm">
          <text:p text:style-name="P3">*</text:p>
          <draw:enhanced-geometry svg:viewBox="0 0 21600 21600" draw:type="rectangle" draw:enhanced-path="M 0 0 L 21600 0 21600 21600 0 21600 0 0 Z N"/>
        </draw:custom-shape>
        <draw:custom-shape draw:style-name="gr204" draw:text-style-name="P15" xml:id="id126" draw:id="id126" draw:layer="layout" svg:width="1.016cm" svg:height="2.286cm" svg:x="10.321cm" svg:y="8.95cm">
          <text:p text:style-name="P3">*</text:p>
          <draw:enhanced-geometry svg:viewBox="0 0 21600 21600" draw:type="rectangle" draw:enhanced-path="M 0 0 L 21600 0 21600 21600 0 21600 0 0 Z N"/>
        </draw:custom-shape>
        <draw:custom-shape draw:style-name="gr204" draw:text-style-name="P15" xml:id="id127" draw:id="id12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18" draw:start-glue-point="6" draw:end-shape="id125" draw:end-glue-point="3" svg:d="M8459 6332h232v761h230" svg:viewBox="0 0 463 762">
          <text:p/>
        </draw:connector>
        <draw:connector draw:style-name="gr5" draw:text-style-name="P5" draw:layer="layout" svg:x1="8.459cm" svg:y1="7.833cm" svg:x2="8.921cm" svg:y2="7.093cm" draw:start-shape="id117" draw:start-glue-point="6" draw:end-shape="id125" draw:end-glue-point="3" svg:d="M8459 7833h232v-740h230" svg:viewBox="0 0 463 741">
          <text:p/>
        </draw:connector>
        <draw:connector draw:style-name="gr5" draw:text-style-name="P5" draw:layer="layout" svg:x1="9.859cm" svg:y1="9.331cm" svg:x2="10.321cm" svg:y2="10.093cm" draw:start-shape="id121" draw:start-glue-point="6" draw:end-shape="id126" draw:end-glue-point="3" svg:d="M9859 9331h232v762h230" svg:viewBox="0 0 463 763">
          <text:p/>
        </draw:connector>
        <draw:connector draw:style-name="gr5" draw:text-style-name="P5" draw:layer="layout" svg:x1="9.859cm" svg:y1="10.832cm" svg:x2="10.321cm" svg:y2="10.093cm" draw:start-shape="id120" draw:start-glue-point="6" draw:end-shape="id126" draw:end-glue-point="3" svg:d="M9859 10832h232v-739h230" svg:viewBox="0 0 463 740">
          <text:p/>
        </draw:connector>
        <draw:connector draw:style-name="gr5" draw:text-style-name="P5" draw:layer="layout" svg:x1="11.259cm" svg:y1="12.332cm" svg:x2="11.821cm" svg:y2="13.093cm" draw:start-shape="id119" draw:start-glue-point="6" draw:end-shape="id127" draw:end-glue-point="3" svg:d="M11259 12332h282v761h280" svg:viewBox="0 0 563 762">
          <text:p/>
        </draw:connector>
        <draw:connector draw:style-name="gr5" draw:text-style-name="P5" draw:layer="layout" svg:x1="11.259cm" svg:y1="13.833cm" svg:x2="11.821cm" svg:y2="13.093cm" draw:start-shape="id116" draw:start-glue-point="6" draw:end-shape="id127" draw:end-glue-point="3" svg:d="M11259 13833h282v-740h280" svg:viewBox="0 0 563 741">
          <text:p/>
        </draw:connector>
        <draw:custom-shape draw:style-name="gr250" draw:text-style-name="P15" xml:id="id132" draw:id="id13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28" draw:id="id128" draw:layer="layout" svg:x1="2.797cm" svg:y1="15.211cm" svg:x2="4.914cm" svg:y2="15.211cm" svg:d="M2797 15211h2117" svg:viewBox="0 0 2118 1">
          <text:p/>
        </draw:connector>
        <draw:connector draw:style-name="gr5" draw:text-style-name="P5" draw:layer="layout" svg:x1="4.914cm" svg:y1="15.211cm" svg:x2="7.951cm" svg:y2="7.833cm" draw:start-shape="id128" draw:start-glue-point="3" draw:end-shape="id117" draw:end-glue-point="4" svg:d="M4914 15211h1493v-7378h1544" svg:viewBox="0 0 3038 7379">
          <text:p/>
        </draw:connector>
        <draw:connector draw:style-name="gr5" draw:text-style-name="P5" draw:layer="layout" svg:x1="6.398cm" svg:y1="10.83cm" svg:x2="9.351cm" svg:y2="10.832cm" draw:end-shape="id120" draw:end-glue-point="4" svg:d="M6398 10830h1201v2h1752" svg:viewBox="0 0 2954 3">
          <text:p/>
        </draw:connector>
        <draw:connector draw:style-name="gr5" draw:text-style-name="P5" draw:layer="layout" svg:x1="6.382cm" svg:y1="13.842cm" svg:x2="10.751cm" svg:y2="13.833cm" draw:end-shape="id116" draw:end-glue-point="4" svg:d="M6382 13842h1909v-9h2460" svg:viewBox="0 0 4370 10">
          <text:p/>
        </draw:connector>
        <draw:connector draw:style-name="gr5" draw:text-style-name="P5" xml:id="id129" draw:id="id12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29" draw:start-glue-point="3" draw:end-shape="id118" draw:end-glue-point="4" svg:d="M4911 14277h454v-7945h2586" svg:viewBox="0 0 3041 7946">
          <text:p/>
        </draw:connector>
        <draw:connector draw:style-name="gr5" draw:text-style-name="P5" draw:layer="layout" svg:x1="5.343cm" svg:y1="9.326cm" svg:x2="9.351cm" svg:y2="9.331cm" draw:end-shape="id121" svg:d="M5343 9326h1729v5h2279" svg:viewBox="0 0 4009 6">
          <text:p/>
        </draw:connector>
        <draw:connector draw:style-name="gr5" draw:text-style-name="P5" draw:layer="layout" svg:x1="5.386cm" svg:y1="12.332cm" svg:x2="10.751cm" svg:y2="12.332cm" draw:end-shape="id119" draw:end-glue-point="4" svg:d="M5386 12332h5365" svg:viewBox="0 0 5366 1">
          <text:p/>
        </draw:connector>
        <draw:frame draw:style-name="gr206" draw:text-style-name="P11" draw:layer="layout" svg:width="0.853cm" svg:height="1.187cm" svg:x="2.825cm" svg:y="13.145cm">
          <draw:text-box>
            <text:p>a</text:p>
          </draw:text-box>
        </draw:frame>
        <draw:frame draw:style-name="gr206" draw:text-style-name="P11" draw:layer="layout" svg:width="0.853cm" svg:height="1.187cm" svg:x="2.826cm" svg:y="14.146cm">
          <draw:text-box>
            <text:p>b</text:p>
          </draw:text-box>
        </draw:frame>
        <draw:custom-shape draw:style-name="gr207" draw:text-style-name="P15" xml:id="id130" draw:id="id13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06" draw:text-style-name="P11" xml:id="id133" draw:id="id133" draw:layer="layout" svg:width="3.556cm" svg:height="1.187cm" svg:x="22.983cm" svg:y="8.914cm">
          <draw:text-box>
            <text:p>result</text:p>
          </draw:text-box>
        </draw:frame>
        <draw:frame draw:style-name="gr209" draw:text-style-name="P11" draw:layer="layout" svg:width="5.231cm" svg:height="1.187cm" svg:x="4.96cm" svg:y="4.426cm">
          <draw:text-box>
            <text:p>Tiled vector add</text:p>
          </draw:text-box>
        </draw:frame>
        <draw:frame draw:style-name="gr206" draw:text-style-name="P11" xml:id="id131" draw:id="id131" draw:layer="layout" svg:width="3.556cm" svg:height="1.187cm" svg:x="22.983cm" svg:y="15.375cm">
          <draw:text-box>
            <text:p>valid</text:p>
          </draw:text-box>
        </draw:frame>
        <draw:connector draw:style-name="gr71" draw:text-style-name="P68" draw:layer="layout" svg:x1="15.223cm" svg:y1="15.969cm" svg:x2="19.096cm" svg:y2="15.969cm" draw:start-shape="id115" draw:start-glue-point="1" draw:end-shape="id130" draw:end-glue-point="3" svg:d="M15223 15969h3873" svg:viewBox="0 0 3874 1">
          <text:p/>
        </draw:connector>
        <draw:connector draw:style-name="gr71" draw:text-style-name="P68" draw:layer="layout" svg:x1="21.382cm" svg:y1="15.969cm" svg:x2="22.983cm" svg:y2="15.968cm" draw:start-shape="id130" draw:end-shape="id131" svg:d="M21382 15969h826v-1h775" svg:viewBox="0 0 1602 2">
          <text:p/>
        </draw:connector>
        <draw:connector draw:style-name="gr71" draw:text-style-name="P68" draw:layer="layout" svg:x1="21.367cm" svg:y1="9.506cm" svg:x2="22.983cm" svg:y2="9.507cm" draw:start-shape="id132" draw:start-glue-point="1" draw:end-shape="id133" draw:end-glue-point="3" svg:d="M21367 9506h833v1h783" svg:viewBox="0 0 1617 2">
          <text:p/>
        </draw:connector>
        <draw:connector draw:style-name="gr71" draw:text-style-name="P68" draw:layer="layout" svg:x1="15.223cm" svg:y1="15.969cm" svg:x2="17.781cm" svg:y2="10.522cm" draw:start-shape="id115" draw:start-glue-point="1" draw:end-shape="id132" draw:end-glue-point="4" svg:d="M15223 15969h2558v-5447" svg:viewBox="0 0 2559 5448">
          <text:p/>
        </draw:connector>
        <draw:custom-shape draw:style-name="gr251" draw:text-style-name="P67" xml:id="id134" draw:id="id13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71" draw:text-style-name="P68" draw:layer="layout" svg:x1="16.51cm" svg:y1="9.506cm" svg:x2="17.018cm" svg:y2="9.506cm" draw:start-shape="id134" draw:start-glue-point="1" draw:end-shape="id132" draw:end-glue-point="3" svg:d="M16510 9506h508" svg:viewBox="0 0 509 1">
          <text:p/>
        </draw:connector>
        <draw:frame draw:style-name="gr37" draw:text-style-name="P64"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00" draw:text-style-name="P54" draw:layer="layout" svg:width="17.226cm" svg:height="13.624cm" svg:x="4.903cm" svg:y="4.426cm">
          <text:p/>
          <draw:enhanced-geometry svg:viewBox="0 0 21600 21600" draw:type="rectangle" draw:enhanced-path="M 0 0 L 21600 0 21600 21600 0 21600 0 0 Z N"/>
        </draw:custom-shape>
        <draw:custom-shape draw:style-name="gr201" draw:text-style-name="P15" xml:id="id137" draw:id="id13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38" draw:id="id13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40" draw:id="id14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41" draw:id="id14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36" draw:id="id13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1" draw:text-style-name="P15" xml:id="id139" draw:id="id13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2" draw:text-style-name="P15" xml:id="id135" draw:id="id135" draw:layer="layout" svg:width="2.54cm" svg:height="0.762cm" svg:x="12.683cm" svg:y="15.588cm">
          <text:p text:style-name="P3">counter</text:p>
          <draw:enhanced-geometry svg:viewBox="0 0 21600 21600" draw:type="rectangle" draw:enhanced-path="M 0 0 L 21600 0 21600 21600 0 21600 0 0 Z N"/>
        </draw:custom-shape>
        <draw:custom-shape draw:style-name="gr98" draw:text-style-name="P15" xml:id="id143" draw:id="id143" draw:layer="layout" svg:width="0.762cm" svg:height="0.762cm" svg:x="9.215cm" svg:y="15.588cm">
          <text:p text:style-name="P3">+1</text:p>
          <draw:enhanced-geometry svg:viewBox="0 0 21600 21600" draw:type="rectangle" draw:enhanced-path="M 0 0 L 21600 0 21600 21600 0 21600 0 0 Z N"/>
        </draw:custom-shape>
        <draw:custom-shape draw:style-name="gr98" draw:text-style-name="P15" xml:id="id142" draw:id="id14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4" draw:id="id144" draw:layer="layout" svg:x1="12.683cm" svg:y1="15.969cm" svg:x2="11.005cm" svg:y2="14.341cm" draw:start-shape="id135" draw:start-glue-point="3" draw:end-shape="id136" draw:end-glue-point="5" svg:d="M12683 15969h-1678v-1628" svg:viewBox="0 0 1679 1629">
          <text:p/>
        </draw:connector>
        <draw:connector draw:style-name="gr71" draw:text-style-name="P18" draw:layer="layout" svg:x1="8.205cm" svg:y1="7.325cm" svg:x2="8.205cm" svg:y2="6.84cm" draw:start-shape="id137" draw:start-glue-point="7" draw:end-shape="id138" draw:end-glue-point="5" svg:d="M8205 7325v-485" svg:viewBox="0 0 1 486">
          <text:p/>
        </draw:connector>
        <draw:connector draw:style-name="gr71" draw:text-style-name="P18" draw:layer="layout" svg:x1="11.005cm" svg:y1="13.325cm" svg:x2="11.005cm" svg:y2="12.84cm" draw:start-shape="id136" draw:start-glue-point="7" draw:end-shape="id139" draw:end-glue-point="5" svg:d="M11005 13325v-485" svg:viewBox="0 0 1 486">
          <text:p/>
        </draw:connector>
        <draw:connector draw:style-name="gr71" draw:text-style-name="P18" draw:layer="layout" svg:x1="9.605cm" svg:y1="10.324cm" svg:x2="9.605cm" svg:y2="9.839cm" draw:start-shape="id140" draw:start-glue-point="7" draw:end-shape="id141" draw:end-glue-point="5" svg:d="M9605 10324v-485" svg:viewBox="0 0 1 486">
          <text:p/>
        </draw:connector>
        <draw:connector draw:style-name="gr5" draw:text-style-name="P5" draw:layer="layout" svg:x1="8.218cm" svg:y1="15.588cm" svg:x2="8.205cm" svg:y2="8.341cm" draw:start-shape="id142" draw:start-glue-point="0" draw:end-shape="id137" draw:end-glue-point="5" svg:d="M8218 15588v-3560h-13v-3687" svg:viewBox="0 0 14 7248">
          <text:p/>
        </draw:connector>
        <draw:connector draw:style-name="gr5" draw:text-style-name="P5" draw:layer="layout" svg:x1="9.596cm" svg:y1="15.588cm" svg:x2="9.605cm" svg:y2="11.34cm" draw:start-shape="id143" draw:start-glue-point="0" draw:end-shape="id140" draw:end-glue-point="5" svg:d="M9596 15588v-2060h9v-2188" svg:viewBox="0 0 10 4249">
          <text:p/>
        </draw:connector>
        <draw:connector draw:style-name="gr5" draw:text-style-name="P5" draw:layer="layout" svg:x1="11.005cm" svg:y1="15.969cm" svg:x2="9.977cm" svg:y2="15.969cm" draw:start-shape="id144" draw:start-glue-point="0" draw:end-shape="id143" draw:end-glue-point="1" svg:d="M11005 15969h-1028" svg:viewBox="0 0 1029 1">
          <text:p/>
        </draw:connector>
        <draw:connector draw:style-name="gr5" draw:text-style-name="P5" draw:layer="layout" svg:x1="9.215cm" svg:y1="15.969cm" svg:x2="8.599cm" svg:y2="15.969cm" draw:start-shape="id143" draw:start-glue-point="3" draw:end-shape="id142" draw:end-glue-point="1" svg:d="M9215 15969h-616" svg:viewBox="0 0 617 1">
          <text:p/>
        </draw:connector>
        <draw:measure draw:style-name="gr203" draw:text-style-name="P9" draw:layer="layout" svg:x1="7.697cm" svg:y1="17.988cm" svg:x2="11.207cm" svg:y2="17.987cm">
          <text:p text:style-name="P61"><text:span text:style-name="T8"><text:measure text:kind="gap"/></text:span><text:span text:style-name="T8">TILING</text:span></text:p>
        </draw:measure>
        <draw:custom-shape draw:style-name="gr204" draw:text-style-name="P15" xml:id="id145" draw:id="id145" draw:layer="layout" svg:width="1.016cm" svg:height="2.286cm" svg:x="8.921cm" svg:y="5.95cm">
          <text:p text:style-name="P3">*</text:p>
          <draw:enhanced-geometry svg:viewBox="0 0 21600 21600" draw:type="rectangle" draw:enhanced-path="M 0 0 L 21600 0 21600 21600 0 21600 0 0 Z N"/>
        </draw:custom-shape>
        <draw:custom-shape draw:style-name="gr204" draw:text-style-name="P15" xml:id="id146" draw:id="id146" draw:layer="layout" svg:width="1.016cm" svg:height="2.286cm" svg:x="10.321cm" svg:y="8.95cm">
          <text:p text:style-name="P3">*</text:p>
          <draw:enhanced-geometry svg:viewBox="0 0 21600 21600" draw:type="rectangle" draw:enhanced-path="M 0 0 L 21600 0 21600 21600 0 21600 0 0 Z N"/>
        </draw:custom-shape>
        <draw:custom-shape draw:style-name="gr204" draw:text-style-name="P15" xml:id="id147" draw:id="id14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38" draw:start-glue-point="6" draw:end-shape="id145" draw:end-glue-point="3" svg:d="M8459 6332h232v761h230" svg:viewBox="0 0 463 762">
          <text:p/>
        </draw:connector>
        <draw:connector draw:style-name="gr5" draw:text-style-name="P5" draw:layer="layout" svg:x1="8.459cm" svg:y1="7.833cm" svg:x2="8.921cm" svg:y2="7.093cm" draw:start-shape="id137" draw:start-glue-point="6" draw:end-shape="id145" draw:end-glue-point="3" svg:d="M8459 7833h232v-740h230" svg:viewBox="0 0 463 741">
          <text:p/>
        </draw:connector>
        <draw:connector draw:style-name="gr5" draw:text-style-name="P5" draw:layer="layout" svg:x1="9.859cm" svg:y1="9.331cm" svg:x2="10.321cm" svg:y2="10.093cm" draw:start-shape="id141" draw:start-glue-point="6" draw:end-shape="id146" draw:end-glue-point="3" svg:d="M9859 9331h232v762h230" svg:viewBox="0 0 463 763">
          <text:p/>
        </draw:connector>
        <draw:connector draw:style-name="gr5" draw:text-style-name="P5" draw:layer="layout" svg:x1="9.859cm" svg:y1="10.832cm" svg:x2="10.321cm" svg:y2="10.093cm" draw:start-shape="id140" draw:start-glue-point="6" draw:end-shape="id146" draw:end-glue-point="3" svg:d="M9859 10832h232v-739h230" svg:viewBox="0 0 463 740">
          <text:p/>
        </draw:connector>
        <draw:connector draw:style-name="gr5" draw:text-style-name="P5" draw:layer="layout" svg:x1="11.259cm" svg:y1="12.332cm" svg:x2="11.821cm" svg:y2="13.093cm" draw:start-shape="id139" draw:start-glue-point="6" draw:end-shape="id147" draw:end-glue-point="3" svg:d="M11259 12332h282v761h280" svg:viewBox="0 0 563 762">
          <text:p/>
        </draw:connector>
        <draw:connector draw:style-name="gr5" draw:text-style-name="P5" draw:layer="layout" svg:x1="11.259cm" svg:y1="13.833cm" svg:x2="11.821cm" svg:y2="13.093cm" draw:start-shape="id136" draw:start-glue-point="6" draw:end-shape="id147" draw:end-glue-point="3" svg:d="M11259 13833h282v-740h280" svg:viewBox="0 0 563 741">
          <text:p/>
        </draw:connector>
        <draw:custom-shape draw:style-name="gr250" draw:text-style-name="P15" xml:id="id152" draw:id="id15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48" draw:id="id148" draw:layer="layout" svg:x1="2.797cm" svg:y1="15.211cm" svg:x2="4.914cm" svg:y2="15.211cm" svg:d="M2797 15211h2117" svg:viewBox="0 0 2118 1">
          <text:p/>
        </draw:connector>
        <draw:connector draw:style-name="gr5" draw:text-style-name="P5" draw:layer="layout" svg:x1="4.914cm" svg:y1="15.211cm" svg:x2="7.951cm" svg:y2="7.833cm" draw:start-shape="id148" draw:start-glue-point="3" draw:end-shape="id137" draw:end-glue-point="4" svg:d="M4914 15211h1493v-7378h1544" svg:viewBox="0 0 3038 7379">
          <text:p/>
        </draw:connector>
        <draw:connector draw:style-name="gr5" draw:text-style-name="P5" draw:layer="layout" svg:x1="6.398cm" svg:y1="10.83cm" svg:x2="9.351cm" svg:y2="10.832cm" draw:end-shape="id140" draw:end-glue-point="4" svg:d="M6398 10830h1201v2h1752" svg:viewBox="0 0 2954 3">
          <text:p/>
        </draw:connector>
        <draw:connector draw:style-name="gr5" draw:text-style-name="P5" draw:layer="layout" svg:x1="6.382cm" svg:y1="13.842cm" svg:x2="10.751cm" svg:y2="13.833cm" draw:end-shape="id136" draw:end-glue-point="4" svg:d="M6382 13842h1909v-9h2460" svg:viewBox="0 0 4370 10">
          <text:p/>
        </draw:connector>
        <draw:connector draw:style-name="gr5" draw:text-style-name="P5" xml:id="id149" draw:id="id14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49" draw:start-glue-point="3" draw:end-shape="id138" draw:end-glue-point="4" svg:d="M4911 14277h454v-7945h2586" svg:viewBox="0 0 3041 7946">
          <text:p/>
        </draw:connector>
        <draw:connector draw:style-name="gr5" draw:text-style-name="P5" draw:layer="layout" svg:x1="5.343cm" svg:y1="9.326cm" svg:x2="9.351cm" svg:y2="9.331cm" draw:end-shape="id141" svg:d="M5343 9326h1729v5h2279" svg:viewBox="0 0 4009 6">
          <text:p/>
        </draw:connector>
        <draw:connector draw:style-name="gr5" draw:text-style-name="P5" draw:layer="layout" svg:x1="5.386cm" svg:y1="12.332cm" svg:x2="10.751cm" svg:y2="12.332cm" draw:end-shape="id139" draw:end-glue-point="4" svg:d="M5386 12332h5365" svg:viewBox="0 0 5366 1">
          <text:p/>
        </draw:connector>
        <draw:frame draw:style-name="gr206" draw:text-style-name="P11" draw:layer="layout" svg:width="0.853cm" svg:height="1.187cm" svg:x="2.825cm" svg:y="13.145cm">
          <draw:text-box>
            <text:p>a</text:p>
          </draw:text-box>
        </draw:frame>
        <draw:frame draw:style-name="gr206" draw:text-style-name="P11" draw:layer="layout" svg:width="0.853cm" svg:height="1.187cm" svg:x="2.826cm" svg:y="14.146cm">
          <draw:text-box>
            <text:p>b</text:p>
          </draw:text-box>
        </draw:frame>
        <draw:custom-shape draw:style-name="gr207" draw:text-style-name="P15" xml:id="id150" draw:id="id15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06" draw:text-style-name="P11" xml:id="id153" draw:id="id153" draw:layer="layout" svg:width="3.556cm" svg:height="1.187cm" svg:x="22.983cm" svg:y="8.914cm">
          <draw:text-box>
            <text:p>result</text:p>
          </draw:text-box>
        </draw:frame>
        <draw:frame draw:style-name="gr209" draw:text-style-name="P11" draw:layer="layout" svg:width="5.231cm" svg:height="1.187cm" svg:x="4.96cm" svg:y="4.426cm">
          <draw:text-box>
            <text:p>Tiled vector add</text:p>
          </draw:text-box>
        </draw:frame>
        <draw:frame draw:style-name="gr206" draw:text-style-name="P11" xml:id="id151" draw:id="id151" draw:layer="layout" svg:width="3.556cm" svg:height="1.187cm" svg:x="22.983cm" svg:y="15.375cm">
          <draw:text-box>
            <text:p>valid</text:p>
          </draw:text-box>
        </draw:frame>
        <draw:connector draw:style-name="gr71" draw:text-style-name="P68" draw:layer="layout" svg:x1="15.223cm" svg:y1="15.969cm" svg:x2="19.096cm" svg:y2="15.969cm" draw:start-shape="id135" draw:start-glue-point="1" draw:end-shape="id150" draw:end-glue-point="3" svg:d="M15223 15969h3873" svg:viewBox="0 0 3874 1">
          <text:p/>
        </draw:connector>
        <draw:connector draw:style-name="gr71" draw:text-style-name="P68" draw:layer="layout" svg:x1="21.382cm" svg:y1="15.969cm" svg:x2="22.983cm" svg:y2="15.968cm" draw:start-shape="id150" draw:end-shape="id151" svg:d="M21382 15969h826v-1h775" svg:viewBox="0 0 1602 2">
          <text:p/>
        </draw:connector>
        <draw:connector draw:style-name="gr71" draw:text-style-name="P68" draw:layer="layout" svg:x1="21.367cm" svg:y1="9.506cm" svg:x2="22.983cm" svg:y2="9.507cm" draw:start-shape="id152" draw:start-glue-point="1" draw:end-shape="id153" draw:end-glue-point="3" svg:d="M21367 9506h833v1h783" svg:viewBox="0 0 1617 2">
          <text:p/>
        </draw:connector>
        <draw:connector draw:style-name="gr71" draw:text-style-name="P68" draw:layer="layout" svg:x1="15.223cm" svg:y1="15.969cm" svg:x2="17.781cm" svg:y2="10.522cm" draw:start-shape="id135" draw:start-glue-point="1" draw:end-shape="id152" draw:end-glue-point="4" svg:d="M15223 15969h2558v-5447" svg:viewBox="0 0 2559 5448">
          <text:p/>
        </draw:connector>
        <draw:custom-shape draw:style-name="gr252" draw:text-style-name="P74" xml:id="id154" draw:id="id15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71" draw:text-style-name="P68" draw:layer="layout" svg:x1="16.51cm" svg:y1="9.506cm" svg:x2="17.018cm" svg:y2="9.506cm" draw:start-shape="id154" draw:start-glue-point="1" draw:end-shape="id152" draw:end-glue-point="3" svg:d="M16510 9506h508" svg:viewBox="0 0 509 1">
          <text:p/>
        </draw:connector>
        <draw:frame draw:style-name="gr37"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custom-shape draw:style-name="gr253" draw:text-style-name="P66"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54" draw:text-style-name="P67" xml:id="id156" draw:id="id156"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231" draw:text-style-name="P64" xml:id="id155" draw:id="id155" draw:layer="layout" svg:width="2.487cm" svg:height="1.187cm" svg:x="7.986cm" svg:y="7.202cm">
          <draw:text-box>
            <text:p><text:span text:style-name="T11">matrix</text:span></text:p>
          </draw:text-box>
        </draw:frame>
        <draw:frame draw:style-name="gr255" draw:text-style-name="P64" xml:id="id157" draw:id="id157" draw:layer="layout" svg:width="3.355cm" svg:height="1.187cm" svg:x="16.127cm" svg:y="7.202cm">
          <draw:text-box>
            <text:p><text:span text:style-name="T11">transpose</text:span></text:p>
          </draw:text-box>
        </draw:frame>
        <draw:connector draw:style-name="gr256" draw:text-style-name="P75" draw:layer="layout" svg:x1="10.473cm" svg:y1="7.795cm" svg:x2="11.804cm" svg:y2="7.793cm" draw:start-shape="id155" draw:start-glue-point="1" draw:end-shape="id156" draw:end-glue-point="3" svg:d="M10473 7795h640v-2h691" svg:viewBox="0 0 1332 3">
          <text:p/>
        </draw:connector>
        <draw:connector draw:style-name="gr256" draw:text-style-name="P75" draw:layer="layout" svg:x1="14.852cm" svg:y1="7.793cm" svg:x2="16.127cm" svg:y2="7.795cm" draw:start-shape="id156" draw:start-glue-point="1" draw:end-shape="id157" draw:end-glue-point="3" svg:d="M14852 7793h663v2h612" svg:viewBox="0 0 1276 3">
          <text:p/>
        </draw:connector>
        <draw:frame draw:style-name="gr257" draw:text-style-name="P64" draw:layer="layout" svg:width="3.533cm" svg:height="1.187cm" svg:x="11.116cm" svg:y="5.096cm">
          <draw:text-box>
            <text:p><text:span text:style-name="T11">Transpose</text:span></text:p>
          </draw:text-box>
        </draw:frame>
        <draw:frame draw:style-name="gr258" draw:text-style-name="P64" draw:layer="layout" svg:width="21.082cm" svg:height="7.366cm" svg:x="3.81cm" svg:y="11.43cm">
          <draw:text-box>
            <text:p><text:span text:style-name="T11">Transpose module takes a WIDTH*HEIGHT matrix of ELEMENT_WIDTH wide cells, and outputs a HEIGHT*WIDTH transposed matrix. The module is completely combinatorial. </text:span><text:span text:style-name="T11"><text:line-break/></text:span><text:span text:style-name="T43">Perhaps we should clock this module?</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frame draw:style-name="gr259" draw:text-style-name="P76" draw:layer="layout" svg:width="6.098cm" svg:height="11.901cm" svg:x="20.826cm" svg:y="6.133cm">
          <draw:text-box>
            <text:p text:style-name="P57"><text:span text:style-name="T25">Error fetcher calculates the errors of the output layer, and chooses which error to push depending on the layer currently processed. </text:span></text:p>
            <text:p text:style-name="P57"><text:span text:style-name="T25">The </text:span><text:span text:style-name="T44">z </text:span><text:span text:style-name="T45">signal is the activation of the highest layer from which the error is calculated using the target stored in BRAM.</text:span></text:p>
            <text:p text:style-name="P57"><text:span text:style-name="T45">The delta signal is the error calculated from the previous layer, which is valid only when the layer processed is not the output layer. </text:span></text:p>
            <text:p text:style-name="P57"><text:span text:style-name="T45">The mux chooses between the delta signal and the calculated layer depending on whether the layer input is equal to the max layer.</text:span></text:p>
            <text:p text:style-name="P57"><text:span text:style-name="T45">The valid signal is high when delta from the input is valid and picked, or when the dot finishes processing the output activations.</text:span></text:p>
          </draw:text-box>
        </draw:frame>
        <draw:custom-shape draw:style-name="gr260" draw:text-style-name="P54" draw:layer="layout" svg:width="14.84cm" svg:height="13.437cm" svg:x="3.55cm" svg:y="5.143cm">
          <text:p/>
          <draw:enhanced-geometry svg:viewBox="0 0 21600 21600" draw:type="rectangle" draw:enhanced-path="M 0 0 L 21600 0 21600 21600 0 21600 0 0 Z N"/>
        </draw:custom-shape>
        <draw:frame draw:style-name="gr261" draw:text-style-name="P23" draw:layer="layout" svg:width="4.354cm" svg:height="1.187cm" svg:x="3.512cm" svg:y="5.047cm">
          <draw:text-box>
            <text:p><text:span text:style-name="T46">Error fetcher</text:span></text:p>
          </draw:text-box>
        </draw:frame>
        <draw:frame draw:style-name="gr158" draw:text-style-name="P77" draw:layer="layout" svg:width="3.503cm" svg:height="1.497cm" svg:x="5.409cm" svg:y="14.919cm">
          <draw:text-box>
            <text:p text:style-name="P43"><text:span text:style-name="T26">y</text:span></text:p>
          </draw:text-box>
        </draw:frame>
        <draw:custom-shape draw:style-name="gr213" draw:text-style-name="P15" draw:layer="layout" svg:width="2.032cm" svg:height="2.032cm" svg:x="12.614cm" svg:y="15.4cm">
          <text:p/>
          <draw:enhanced-geometry svg:viewBox="0 0 21600 21600" draw:type="rectangle" draw:enhanced-path="M 0 0 L 21600 0 21600 21600 0 21600 0 0 Z N"/>
        </draw:custom-shape>
        <draw:frame draw:style-name="gr262" draw:text-style-name="P63" draw:layer="layout" svg:width="4.064cm" svg:height="4.316cm" svg:x="12.714cm" svg:y="15.636cm">
          <draw:text-box>
            <text:p><text:span text:style-name="T38">dot</text:span></text:p>
          </draw:text-box>
        </draw:frame>
        <draw:line draw:style-name="gr215" draw:text-style-name="P62" draw:layer="layout" svg:x1="11.344cm" svg:y1="16.416cm" svg:x2="12.614cm" svg:y2="16.416cm">
          <text:p/>
        </draw:line>
        <draw:custom-shape draw:style-name="gr26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5" draw:text-style-name="P62" draw:layer="layout" svg:x1="10.328cm" svg:y1="13.876cm" svg:x2="10.328cm" svg:y2="15.3cm">
          <text:p/>
        </draw:line>
        <draw:line draw:style-name="gr215" draw:text-style-name="P62" draw:layer="layout" svg:x1="13.63cm" svg:y1="13.876cm" svg:x2="13.63cm" svg:y2="15.4cm">
          <text:p/>
        </draw:line>
        <draw:custom-shape draw:style-name="gr264" draw:text-style-name="P15" draw:layer="layout" svg:width="3.556cm" svg:height="2.794cm" svg:x="4.313cm" svg:y="15.175cm">
          <text:p/>
          <draw:enhanced-geometry svg:viewBox="0 0 21600 21600" draw:type="rectangle" draw:enhanced-path="M 0 0 L 21600 0 21600 21600 0 21600 0 0 Z N"/>
        </draw:custom-shape>
        <draw:frame draw:style-name="gr265" draw:text-style-name="P78" draw:layer="layout" svg:width="4.064cm" svg:height="4.316cm" svg:x="4.232cm" svg:y="14.894cm">
          <draw:text-box>
            <text:p><text:span text:style-name="T38">Target</text:span><text:span text:style-name="T38"><text:line-break/></text:span><text:span text:style-name="T38">BRAM</text:span></text:p>
          </draw:text-box>
        </draw:frame>
        <draw:frame draw:style-name="gr262" draw:text-style-name="P63" draw:layer="layout" svg:width="4.064cm" svg:height="4.316cm" svg:x="9.914cm" svg:y="15.436cm">
          <draw:text-box>
            <text:p><text:span text:style-name="T38">-</text:span></text:p>
          </draw:text-box>
        </draw:frame>
        <draw:line draw:style-name="gr215" draw:text-style-name="P62" draw:layer="layout" svg:x1="7.869cm" svg:y1="16.416cm" svg:x2="9.289cm" svg:y2="16.416cm">
          <text:p/>
        </draw:line>
        <draw:polyline draw:style-name="gr215" draw:text-style-name="P62" draw:layer="layout" svg:width="10.921cm" svg:height="1.269cm" svg:x="2.708cm" svg:y="10.674cm" svg:viewBox="0 0 10922 1270" draw:points="0,0 10922,0 10922,1270">
          <text:p/>
        </draw:polyline>
        <draw:line draw:style-name="gr215" draw:text-style-name="P62" draw:layer="layout" svg:x1="10.328cm" svg:y1="10.674cm" svg:x2="10.328cm" svg:y2="11.944cm">
          <text:p/>
        </draw:line>
        <draw:polyline draw:style-name="gr215" draw:text-style-name="P62" draw:layer="layout" svg:width="2.539cm" svg:height="5.841cm" svg:x="14.646cm" svg:y="10.574cm" svg:viewBox="0 0 2540 5842" draw:points="0,5842 1270,5842 1270,0 2540,0">
          <text:p/>
        </draw:polyline>
        <draw:custom-shape draw:style-name="gr26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7" draw:text-style-name="P62" draw:layer="layout" svg:x1="2.708cm" svg:y1="9.558cm" svg:x2="17.186cm" svg:y2="9.558cm">
          <text:p/>
        </draw:line>
        <draw:line draw:style-name="gr215" draw:text-style-name="P62" draw:layer="layout" svg:x1="17.948cm" svg:y1="10.066cm" svg:x2="19.66cm" svg:y2="10.066cm">
          <text:p/>
        </draw:line>
        <draw:frame draw:style-name="gr268" draw:text-style-name="P11" draw:layer="layout" svg:width="0.502cm" svg:height="1.187cm" svg:x="8.55cm" svg:y="17.432cm">
          <draw:text-box>
            <text:p/>
          </draw:text-box>
        </draw:frame>
        <draw:frame draw:style-name="gr269" draw:text-style-name="P39" draw:layer="layout" svg:width="1.795cm" svg:height="1.496cm" svg:x="2.516cm" svg:y="9.448cm">
          <draw:text-box>
            <text:p text:style-name="P38"><text:span text:style-name="T18">z</text:span><text:span text:style-name="T19">L</text:span></text:p>
          </draw:text-box>
        </draw:frame>
        <draw:frame draw:style-name="gr270" draw:text-style-name="P39" draw:layer="layout" svg:width="1.795cm" svg:height="1.496cm" svg:x="10.328cm" svg:y="13.804cm">
          <draw:text-box>
            <text:p text:style-name="P38"><text:span text:style-name="T18">a</text:span><text:span text:style-name="T19">L</text:span></text:p>
          </draw:text-box>
        </draw:frame>
        <draw:frame draw:style-name="gr271" draw:text-style-name="P44" draw:layer="layout" svg:width="1.93cm" svg:height="2.383cm" svg:x="18.746cm" svg:y="8.751cm">
          <draw:text-box>
            <text:p/>
          </draw:text-box>
        </draw:frame>
        <draw:frame draw:style-name="gr272" draw:text-style-name="P11" draw:layer="layout" svg:width="0.853cm" svg:height="2.123cm" svg:x="17.095cm" svg:y="8.959cm">
          <draw:text-box>
            <text:p>0<text:line-break/>1</text:p>
          </draw:text-box>
        </draw:frame>
        <draw:frame draw:style-name="gr130" draw:text-style-name="P46" draw:layer="layout" svg:width="1.778cm" svg:height="2.741cm" svg:x="1.972cm" svg:y="8.334cm">
          <draw:text-box>
            <text:p text:style-name="P43"><text:span text:style-name="T23">δ</text:span><text:span text:style-name="T24">n</text:span></text:p>
          </draw:text-box>
        </draw:frame>
        <draw:polyline draw:style-name="gr6" draw:text-style-name="P5" draw:layer="layout" svg:width="14.921cm" svg:height="1.047cm" svg:x="2.706cm" svg:y="8.134cm" svg:viewBox="0 0 14922 1048" draw:points="0,0 14922,0 14922,1048">
          <text:p/>
        </draw:polyline>
        <draw:custom-shape draw:style-name="gr27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30" draw:text-style-name="P46" draw:layer="layout" svg:width="3.194cm" svg:height="2.741cm" svg:x="0.356cm" svg:y="6.935cm">
          <draw:text-box>
            <text:p text:style-name="P43"><text:span text:style-name="T23">layer</text:span></text:p>
          </draw:text-box>
        </draw:frame>
        <draw:frame draw:style-name="gr130" draw:text-style-name="P46" draw:layer="layout" svg:width="1.778cm" svg:height="2.741cm" svg:x="17.472cm" svg:y="8.735cm">
          <draw:text-box>
            <text:p text:style-name="P43"><text:span text:style-name="T23">δ</text:span></text:p>
          </draw:text-box>
        </draw:frame>
        <draw:custom-shape draw:style-name="gr213" draw:text-style-name="P15" draw:layer="layout" svg:width="2.032cm" svg:height="2.032cm" svg:x="9.312cm" svg:y="11.944cm">
          <text:p/>
          <draw:enhanced-geometry svg:viewBox="0 0 21600 21600" draw:type="rectangle" draw:enhanced-path="M 0 0 L 21600 0 21600 21600 0 21600 0 0 Z N"/>
        </draw:custom-shape>
        <draw:frame draw:style-name="gr218" draw:text-style-name="P63" draw:layer="layout" svg:width="1.27cm" svg:height="1.606cm" svg:x="9.82cm" svg:y="12.08cm">
          <draw:text-box>
            <text:p><text:span text:style-name="T38">σ</text:span></text:p>
          </draw:text-box>
        </draw:frame>
        <draw:custom-shape draw:style-name="gr213" draw:text-style-name="P15" draw:layer="layout" svg:width="2.032cm" svg:height="2.032cm" svg:x="12.614cm" svg:y="11.944cm">
          <text:p/>
          <draw:enhanced-geometry svg:viewBox="0 0 21600 21600" draw:type="rectangle" draw:enhanced-path="M 0 0 L 21600 0 21600 21600 0 21600 0 0 Z N"/>
        </draw:custom-shape>
        <draw:frame draw:style-name="gr218" draw:text-style-name="P63" draw:layer="layout" svg:width="1.27cm" svg:height="1.606cm" svg:x="13.122cm" svg:y="12.08cm">
          <draw:text-box>
            <text:p><text:span text:style-name="T38">σ’</text:span></text:p>
          </draw:text-box>
        </draw:frame>
        <draw:line draw:style-name="gr215" draw:text-style-name="P62" draw:layer="layout" svg:x1="17.923cm" svg:y1="6.366cm" svg:x2="19.635cm" svg:y2="6.366cm">
          <text:p/>
        </draw:line>
        <draw:custom-shape draw:style-name="gr274" draw:text-style-name="P60"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30" draw:text-style-name="P46" draw:layer="layout" svg:width="3.348cm" svg:height="2.741cm" svg:x="17.472cm" svg:y="5.036cm">
          <draw:text-box>
            <text:p text:style-name="P43"><text:span text:style-name="T23">valid</text:span></text:p>
          </draw:text-box>
        </draw:frame>
        <draw:frame draw:style-name="gr275" draw:text-style-name="P42" draw:layer="layout" svg:width="2.872cm" svg:height="1.496cm" svg:x="13.53cm" svg:y="14.254cm">
          <draw:text-box>
            <text:p text:style-name="P38"><text:span text:style-name="T22">sigma_der_z</text:span></text:p>
          </draw:text-box>
        </draw:frame>
        <draw:frame draw:style-name="gr130" draw:text-style-name="P46" draw:layer="layout" svg:width="1.778cm" svg:height="2.741cm" svg:x="14.078cm" svg:y="15.124cm">
          <draw:text-box>
            <text:p text:style-name="P43"><text:span text:style-name="T23">δ</text:span><text:span text:style-name="T24">L</text:span></text:p>
          </draw:text-box>
        </draw:frame>
        <draw:polyline draw:style-name="gr6" draw:text-style-name="P79" draw:layer="layout" svg:width="3.48cm" svg:height="1.42cm" svg:x="2.661cm" svg:y="13.754cm" svg:viewBox="0 0 3481 1421" draw:points="0,0 3481,0 3481,1421">
          <text:p/>
        </draw:polyline>
        <draw:frame draw:style-name="gr276" draw:text-style-name="P39" draw:layer="layout" svg:width="3.38cm" svg:height="1.496cm" svg:x="0.422cm" svg:y="12.448cm">
          <draw:text-box>
            <text:p text:style-name="P38"><text:span text:style-name="T18">sample</text:span></text:p>
          </draw:text-box>
        </draw:frame>
        <draw:frame draw:style-name="gr277" draw:text-style-name="P46" draw:layer="layout" svg:width="4.5cm" svg:height="1.496cm" svg:x="-0.828cm" svg:y="5.635cm">
          <draw:text-box>
            <text:p text:style-name="P43"><text:span text:style-name="T23">δ_valid</text:span></text:p>
          </draw:text-box>
        </draw:frame>
        <draw:polyline draw:style-name="gr6" draw:text-style-name="P79" draw:layer="layout" svg:width="13.299cm" svg:height="0.488cm" svg:x="2.786cm" svg:y="6.642cm" svg:viewBox="0 0 13300 489" draw:points="0,489 12192,489 12192,0 13300,0">
          <text:p/>
        </draw:polyline>
        <draw:line draw:style-name="gr6" draw:text-style-name="P79" draw:layer="layout" svg:x1="14.522cm" svg:y1="5.98cm" svg:x2="16.086cm" svg:y2="5.98cm">
          <text:p/>
        </draw:line>
        <draw:custom-shape draw:style-name="gr278" draw:text-style-name="P60"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 - widths</text:p>
          </draw:text-box>
        </draw:frame>
        <draw:custom-shape draw:style-name="gr260" draw:text-style-name="P54" draw:layer="layout" svg:width="14.84cm" svg:height="13.437cm" svg:x="3.55cm" svg:y="5.143cm">
          <text:p/>
          <draw:enhanced-geometry svg:viewBox="0 0 21600 21600" draw:type="rectangle" draw:enhanced-path="M 0 0 L 21600 0 21600 21600 0 21600 0 0 Z N"/>
        </draw:custom-shape>
        <draw:frame draw:style-name="gr261" draw:text-style-name="P23" draw:layer="layout" svg:width="4.354cm" svg:height="1.187cm" svg:x="3.512cm" svg:y="5.047cm">
          <draw:text-box>
            <text:p><text:span text:style-name="T46">Error fetcher</text:span></text:p>
          </draw:text-box>
        </draw:frame>
        <draw:frame draw:style-name="gr158" draw:text-style-name="P77" draw:layer="layout" svg:width="3.503cm" svg:height="1.497cm" svg:x="5.895cm" svg:y="15.013cm">
          <draw:text-box>
            <text:p text:style-name="P43"><text:span text:style-name="T26">aw</text:span></text:p>
          </draw:text-box>
        </draw:frame>
        <draw:custom-shape draw:style-name="gr213" draw:text-style-name="P15" draw:layer="layout" svg:width="2.032cm" svg:height="2.032cm" svg:x="12.614cm" svg:y="15.4cm">
          <text:p/>
          <draw:enhanced-geometry svg:viewBox="0 0 21600 21600" draw:type="rectangle" draw:enhanced-path="M 0 0 L 21600 0 21600 21600 0 21600 0 0 Z N"/>
        </draw:custom-shape>
        <draw:frame draw:style-name="gr262" draw:text-style-name="P63" draw:layer="layout" svg:width="4.064cm" svg:height="4.316cm" svg:x="12.714cm" svg:y="15.636cm">
          <draw:text-box>
            <text:p><text:span text:style-name="T38">dot</text:span></text:p>
          </draw:text-box>
        </draw:frame>
        <draw:line draw:style-name="gr215" draw:text-style-name="P62" draw:layer="layout" svg:x1="11.344cm" svg:y1="16.416cm" svg:x2="12.614cm" svg:y2="16.416cm">
          <text:p/>
        </draw:line>
        <draw:custom-shape draw:style-name="gr26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5" draw:text-style-name="P62" draw:layer="layout" svg:x1="10.328cm" svg:y1="13.876cm" svg:x2="10.328cm" svg:y2="15.3cm">
          <text:p/>
        </draw:line>
        <draw:line draw:style-name="gr215" draw:text-style-name="P62" draw:layer="layout" svg:x1="13.63cm" svg:y1="13.876cm" svg:x2="13.63cm" svg:y2="15.4cm">
          <text:p/>
        </draw:line>
        <draw:custom-shape draw:style-name="gr264" draw:text-style-name="P15" draw:layer="layout" svg:width="3.556cm" svg:height="2.794cm" svg:x="4.313cm" svg:y="15.175cm">
          <text:p/>
          <draw:enhanced-geometry svg:viewBox="0 0 21600 21600" draw:type="rectangle" draw:enhanced-path="M 0 0 L 21600 0 21600 21600 0 21600 0 0 Z N"/>
        </draw:custom-shape>
        <draw:frame draw:style-name="gr265" draw:text-style-name="P78" draw:layer="layout" svg:width="4.064cm" svg:height="4.316cm" svg:x="4.232cm" svg:y="14.894cm">
          <draw:text-box>
            <text:p><text:span text:style-name="T38">Target</text:span><text:span text:style-name="T38"><text:line-break/></text:span><text:span text:style-name="T38">BRAM</text:span></text:p>
          </draw:text-box>
        </draw:frame>
        <draw:frame draw:style-name="gr262" draw:text-style-name="P63" draw:layer="layout" svg:width="4.064cm" svg:height="4.316cm" svg:x="9.914cm" svg:y="15.436cm">
          <draw:text-box>
            <text:p><text:span text:style-name="T38">-</text:span></text:p>
          </draw:text-box>
        </draw:frame>
        <draw:line draw:style-name="gr215" draw:text-style-name="P62" draw:layer="layout" svg:x1="7.869cm" svg:y1="16.416cm" svg:x2="9.289cm" svg:y2="16.416cm">
          <text:p/>
        </draw:line>
        <draw:polyline draw:style-name="gr215" draw:text-style-name="P62" draw:layer="layout" svg:width="10.921cm" svg:height="1.269cm" svg:x="2.708cm" svg:y="10.674cm" svg:viewBox="0 0 10922 1270" draw:points="0,0 10922,0 10922,1270">
          <text:p/>
        </draw:polyline>
        <draw:line draw:style-name="gr215" draw:text-style-name="P62" draw:layer="layout" svg:x1="10.328cm" svg:y1="10.674cm" svg:x2="10.328cm" svg:y2="11.944cm">
          <text:p/>
        </draw:line>
        <draw:polyline draw:style-name="gr215" draw:text-style-name="P62" draw:layer="layout" svg:width="2.539cm" svg:height="5.841cm" svg:x="14.646cm" svg:y="10.574cm" svg:viewBox="0 0 2540 5842" draw:points="0,5842 1270,5842 1270,0 2540,0">
          <text:p/>
        </draw:polyline>
        <draw:custom-shape draw:style-name="gr26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7" draw:text-style-name="P62" draw:layer="layout" svg:x1="2.708cm" svg:y1="9.558cm" svg:x2="17.186cm" svg:y2="9.558cm">
          <text:p/>
        </draw:line>
        <draw:line draw:style-name="gr215" draw:text-style-name="P62" draw:layer="layout" svg:x1="17.948cm" svg:y1="10.066cm" svg:x2="19.66cm" svg:y2="10.066cm">
          <text:p/>
        </draw:line>
        <draw:frame draw:style-name="gr268" draw:text-style-name="P11" draw:layer="layout" svg:width="0.502cm" svg:height="1.187cm" svg:x="8.55cm" svg:y="17.432cm">
          <draw:text-box>
            <text:p/>
          </draw:text-box>
        </draw:frame>
        <draw:frame draw:style-name="gr279" draw:text-style-name="P39" draw:layer="layout" svg:width="1.795cm" svg:height="1.496cm" svg:x="2.116cm" svg:y="9.448cm">
          <draw:text-box>
            <text:p text:style-name="P38"><text:span text:style-name="T18">zw</text:span></text:p>
          </draw:text-box>
        </draw:frame>
        <draw:frame draw:style-name="gr280" draw:text-style-name="P39" draw:layer="layout" svg:width="1.795cm" svg:height="1.496cm" svg:x="10.328cm" svg:y="13.804cm">
          <draw:text-box>
            <text:p text:style-name="P38"><text:span text:style-name="T18">aw</text:span></text:p>
          </draw:text-box>
        </draw:frame>
        <draw:frame draw:style-name="gr281" draw:text-style-name="P44" draw:layer="layout" svg:width="1.93cm" svg:height="2.383cm" svg:x="18.746cm" svg:y="8.751cm">
          <draw:text-box>
            <text:p/>
          </draw:text-box>
        </draw:frame>
        <draw:frame draw:style-name="gr272" draw:text-style-name="P11" draw:layer="layout" svg:width="0.853cm" svg:height="2.123cm" svg:x="17.095cm" svg:y="8.959cm">
          <draw:text-box>
            <text:p>0<text:line-break/>1</text:p>
          </draw:text-box>
        </draw:frame>
        <draw:frame draw:style-name="gr130" draw:text-style-name="P46" draw:layer="layout" svg:width="1.778cm" svg:height="2.741cm" svg:x="1.972cm" svg:y="8.334cm">
          <draw:text-box>
            <text:p text:style-name="P43"><text:span text:style-name="T23">dw</text:span></text:p>
          </draw:text-box>
        </draw:frame>
        <draw:polyline draw:style-name="gr6" draw:text-style-name="P5" draw:layer="layout" svg:width="14.921cm" svg:height="1.047cm" svg:x="2.706cm" svg:y="8.134cm" svg:viewBox="0 0 14922 1048" draw:points="0,0 14922,0 14922,1048">
          <text:p/>
        </draw:polyline>
        <draw:custom-shape draw:style-name="gr27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30" draw:text-style-name="P46" draw:layer="layout" svg:width="3.194cm" svg:height="2.741cm" svg:x="0.356cm" svg:y="6.935cm">
          <draw:text-box>
            <text:p text:style-name="P43"><text:span text:style-name="T23">lw</text:span></text:p>
          </draw:text-box>
        </draw:frame>
        <draw:frame draw:style-name="gr130" draw:text-style-name="P46" draw:layer="layout" svg:width="1.778cm" svg:height="2.741cm" svg:x="18.272cm" svg:y="8.635cm">
          <draw:text-box>
            <text:p text:style-name="P43"><text:span text:style-name="T23">dw</text:span></text:p>
          </draw:text-box>
        </draw:frame>
        <draw:custom-shape draw:style-name="gr213" draw:text-style-name="P15" draw:layer="layout" svg:width="2.032cm" svg:height="2.032cm" svg:x="9.312cm" svg:y="11.944cm">
          <text:p/>
          <draw:enhanced-geometry svg:viewBox="0 0 21600 21600" draw:type="rectangle" draw:enhanced-path="M 0 0 L 21600 0 21600 21600 0 21600 0 0 Z N"/>
        </draw:custom-shape>
        <draw:frame draw:style-name="gr218" draw:text-style-name="P63" draw:layer="layout" svg:width="1.27cm" svg:height="1.606cm" svg:x="9.82cm" svg:y="12.08cm">
          <draw:text-box>
            <text:p><text:span text:style-name="T38">σ</text:span></text:p>
          </draw:text-box>
        </draw:frame>
        <draw:custom-shape draw:style-name="gr213" draw:text-style-name="P15" draw:layer="layout" svg:width="2.032cm" svg:height="2.032cm" svg:x="12.614cm" svg:y="11.944cm">
          <text:p/>
          <draw:enhanced-geometry svg:viewBox="0 0 21600 21600" draw:type="rectangle" draw:enhanced-path="M 0 0 L 21600 0 21600 21600 0 21600 0 0 Z N"/>
        </draw:custom-shape>
        <draw:frame draw:style-name="gr218" draw:text-style-name="P63" draw:layer="layout" svg:width="1.27cm" svg:height="1.606cm" svg:x="13.122cm" svg:y="12.08cm">
          <draw:text-box>
            <text:p><text:span text:style-name="T38">σ’</text:span></text:p>
          </draw:text-box>
        </draw:frame>
        <draw:line draw:style-name="gr215" draw:text-style-name="P62" draw:layer="layout" svg:x1="17.923cm" svg:y1="6.366cm" svg:x2="19.635cm" svg:y2="6.366cm">
          <text:p/>
        </draw:line>
        <draw:custom-shape draw:style-name="gr274" draw:text-style-name="P60"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30" draw:text-style-name="P46" draw:layer="layout" svg:width="3.348cm" svg:height="2.741cm" svg:x="15.972cm" svg:y="5.036cm">
          <draw:text-box>
            <text:p text:style-name="P43"><text:span text:style-name="T23">1</text:span></text:p>
          </draw:text-box>
        </draw:frame>
        <draw:polyline draw:style-name="gr6" draw:text-style-name="P79" draw:layer="layout" svg:width="3.48cm" svg:height="1.42cm" svg:x="2.661cm" svg:y="13.754cm" svg:viewBox="0 0 3481 1421" draw:points="0,0 3481,0 3481,1421">
          <text:p/>
        </draw:polyline>
        <draw:frame draw:style-name="gr282" draw:text-style-name="P39" draw:layer="layout" svg:width="3.38cm" svg:height="1.496cm" svg:x="2.122cm" svg:y="12.448cm">
          <draw:text-box>
            <text:p text:style-name="P38"><text:span text:style-name="T18">sw</text:span></text:p>
          </draw:text-box>
        </draw:frame>
        <draw:frame draw:style-name="gr277" draw:text-style-name="P46" draw:layer="layout" svg:width="4.5cm" svg:height="1.496cm" svg:x="-0.828cm" svg:y="5.635cm">
          <draw:text-box>
            <text:p text:style-name="P43"><text:span text:style-name="T23">1</text:span></text:p>
          </draw:text-box>
        </draw:frame>
        <draw:polyline draw:style-name="gr6" draw:text-style-name="P79" draw:layer="layout" svg:width="13.299cm" svg:height="0.488cm" svg:x="2.786cm" svg:y="6.642cm" svg:viewBox="0 0 13300 489" draw:points="0,489 12192,489 12192,0 13300,0">
          <text:p/>
        </draw:polyline>
        <draw:line draw:style-name="gr6" draw:text-style-name="P79" draw:layer="layout" svg:x1="14.522cm" svg:y1="5.98cm" svg:x2="16.086cm" svg:y2="5.98cm">
          <text:p/>
        </draw:line>
        <draw:custom-shape draw:style-name="gr278" draw:text-style-name="P60" draw:layer="layout" svg:width="2.032cm" svg:height="0.762cm" svg:x="12.49cm" svg:y="5.58cm">
          <text:p text:style-name="P3"><text:span text:style-name="T6">state</text:span></text:p>
          <draw:enhanced-geometry svg:viewBox="0 0 21600 21600" draw:type="rectangle" draw:enhanced-path="M 0 0 L 21600 0 21600 21600 0 21600 0 0 Z N"/>
        </draw:custom-shape>
        <draw:frame draw:style-name="gr158" draw:text-style-name="P77" draw:layer="layout" svg:width="3.503cm" svg:height="1.497cm" svg:x="9.196cm" svg:y="17.014cm">
          <draw:text-box>
            <text:p text:style-name="P43"><text:span text:style-name="T26">aw+1</text:span></text:p>
          </draw:text-box>
        </draw:frame>
        <draw:frame draw:style-name="gr158" draw:text-style-name="P77" draw:layer="layout" svg:width="3.503cm" svg:height="1.497cm" svg:x="14.096cm" svg:y="15.014cm">
          <draw:text-box>
            <text:p text:style-name="P43"><text:span text:style-name="T26">dw</text:span></text:p>
          </draw:text-box>
        </draw:frame>
        <draw:frame draw:style-name="gr283" draw:text-style-name="P39" draw:layer="layout" svg:width="1.795cm" svg:height="1.496cm" svg:x="13.629cm" svg:y="13.804cm">
          <draw:text-box>
            <text:p text:style-name="P38"><text:span text:style-name="T18">aw</text:span></text:p>
          </draw:text-box>
        </draw:frame>
        <draw:frame draw:style-name="gr284" draw:text-style-name="P80" draw:layer="layout" svg:width="7.112cm" svg:height="8.675cm" svg:x="20.066cm" svg:y="5.334cm">
          <draw:text-box>
            <text:p><text:span text:style-name="T16">dw – delta width</text:span></text:p>
            <text:p><text:span text:style-name="T16">zw – neuron output width</text:span></text:p>
            <text:p><text:span text:style-name="T16">sw – sample address width</text:span></text:p>
            <text:p><text:span text:style-name="T16">aw – activation width</text:span></text:p>
            <text:p><text:span text:style-name="T16">lw – layer index width</text:span></text:p>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285" draw:text-style-name="P81"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6" draw:text-style-name="P60" xml:id="id161" draw:id="id16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87" draw:text-style-name="P60" xml:id="id162" draw:id="id16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33" draw:text-style-name="P60" xml:id="id159" draw:id="id15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8" draw:text-style-name="P82" xml:id="id158" draw:id="id158" draw:layer="layout" svg:width="0.917cm" svg:height="1.39cm" svg:x="3.048cm" svg:y="6.981cm">
          <draw:text-box>
            <text:p><text:span text:style-name="T9">x</text:span></text:p>
          </draw:text-box>
        </draw:frame>
        <draw:connector draw:style-name="gr5" draw:text-style-name="P79" draw:layer="layout" svg:x1="3.965cm" svg:y1="7.676cm" svg:x2="6.858cm" svg:y2="6.614cm" draw:start-shape="id158" draw:start-glue-point="1" draw:end-shape="id159" draw:end-glue-point="7" svg:d="M3965 7676h1421v-1062h1472" svg:viewBox="0 0 2894 1063">
          <text:p/>
        </draw:connector>
        <draw:connector draw:style-name="gr5" draw:text-style-name="P79" draw:layer="layout" svg:x1="3.965cm" svg:y1="7.676cm" svg:x2="6.858cm" svg:y2="8.392cm" draw:start-shape="id158" draw:start-glue-point="1" draw:end-shape="id160" draw:end-glue-point="7" svg:d="M3965 7676h1421v716h1472" svg:viewBox="0 0 2894 717">
          <text:p/>
        </draw:connector>
        <draw:connector draw:style-name="gr5" draw:text-style-name="P79" draw:layer="layout" svg:x1="7.366cm" svg:y1="6.614cm" svg:x2="10.714cm" svg:y2="7.123cm" draw:start-shape="id159" draw:start-glue-point="5" draw:end-shape="id161" draw:end-glue-point="4" svg:d="M7366 6614h1675v509h1673" svg:viewBox="0 0 3349 510">
          <text:p/>
        </draw:connector>
        <draw:connector draw:style-name="gr5" draw:text-style-name="P79" draw:layer="layout" svg:x1="7.366cm" svg:y1="8.392cm" svg:x2="10.714cm" svg:y2="7.883cm" draw:start-shape="id160" draw:start-glue-point="5" draw:end-shape="id161" draw:end-glue-point="5" svg:d="M7366 8392h1675v-509h1673" svg:viewBox="0 0 3349 510">
          <text:p/>
        </draw:connector>
        <draw:connector draw:style-name="gr5" draw:text-style-name="P79" draw:layer="layout" svg:x1="10.714cm" svg:y1="9.94cm" svg:x2="7.112cm" svg:y2="8.964cm" draw:start-shape="id162" draw:start-glue-point="3" draw:end-shape="id160" draw:end-glue-point="6" svg:d="M10714 9940h-3602v-976" svg:viewBox="0 0 3603 977">
          <text:p/>
        </draw:connector>
        <draw:connector draw:style-name="gr5" draw:text-style-name="P79" draw:layer="layout" svg:x1="10.714cm" svg:y1="9.94cm" svg:x2="7.112cm" svg:y2="7.186cm" draw:start-shape="id162" draw:start-glue-point="3" draw:end-shape="id159" draw:end-glue-point="6" svg:d="M10714 9940h-3602v-2754" svg:viewBox="0 0 3603 2755">
          <text:p/>
        </draw:connector>
        <draw:custom-shape draw:style-name="gr233" draw:text-style-name="P60" xml:id="id160" draw:id="id16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9" draw:text-style-name="P2" draw:layer="layout" svg:width="2.835cm" svg:height="0.979cm" svg:x="7.274cm" svg:y="5.648cm">
          <draw:text-box>
            <text:p><text:span text:style-name="T6">x[counter]</text:span></text:p>
          </draw:text-box>
        </draw:frame>
        <draw:frame draw:style-name="gr290" draw:text-style-name="P2" draw:layer="layout" svg:width="3.41cm" svg:height="0.979cm" svg:x="7.275cm" svg:y="8.249cm">
          <draw:text-box>
            <text:p><text:span text:style-name="T6">x[counter+1]</text:span></text:p>
          </draw:text-box>
        </draw:frame>
        <draw:custom-shape draw:style-name="gr291" draw:text-style-name="P67" xml:id="id163" draw:id="id16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79" draw:layer="layout" svg:x1="14.016cm" svg:y1="7.123cm" svg:x2="16.378cm" svg:y2="7.123cm" draw:start-shape="id161" draw:start-glue-point="6" draw:end-shape="id163" draw:end-glue-point="4" svg:d="M14016 7123h2362" svg:viewBox="0 0 2363 1">
          <text:p/>
        </draw:connector>
        <draw:connector draw:style-name="gr5" draw:text-style-name="P79" draw:layer="layout" svg:x1="14.016cm" svg:y1="7.883cm" svg:x2="16.378cm" svg:y2="7.883cm" draw:start-shape="id161" draw:start-glue-point="7" draw:end-shape="id163" draw:end-glue-point="5" svg:d="M14016 7883h2362" svg:viewBox="0 0 2363 1">
          <text:p/>
        </draw:connector>
        <draw:connector draw:style-name="gr5" draw:text-style-name="P79" draw:layer="layout" svg:x1="13.97cm" svg:y1="9.94cm" svg:x2="18.603cm" svg:y2="8.646cm" draw:start-shape="id162" draw:start-glue-point="1" draw:end-shape="id163" draw:end-glue-point="2" svg:d="M13970 9940h4633v-1294" svg:viewBox="0 0 4634 1295">
          <text:p/>
        </draw:connector>
        <draw:frame draw:style-name="gr292" draw:text-style-name="P2" draw:layer="layout" svg:width="2.026cm" svg:height="0.979cm" svg:x="13.943cm" svg:y="6.214cm">
          <draw:text-box>
            <text:p><text:span text:style-name="T6">lut[x1]</text:span></text:p>
          </draw:text-box>
        </draw:frame>
        <draw:frame draw:style-name="gr292" draw:text-style-name="P2" draw:layer="layout" svg:width="2.026cm" svg:height="0.979cm" svg:x="13.943cm" svg:y="7.715cm">
          <draw:text-box>
            <text:p><text:span text:style-name="T6">lut[x2]</text:span></text:p>
          </draw:text-box>
        </draw:frame>
        <draw:custom-shape draw:style-name="gr293" draw:text-style-name="P60" xml:id="id164" draw:id="id16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79" draw:layer="layout" svg:x1="13.97cm" svg:y1="9.94cm" svg:x2="19.304cm" svg:y2="9.943cm" draw:start-shape="id162" draw:start-glue-point="1" draw:end-shape="id164" draw:end-glue-point="3" svg:d="M13970 9940h2667v3h2667" svg:viewBox="0 0 5335 4">
          <text:p/>
        </draw:connector>
        <draw:frame draw:style-name="gr36" draw:text-style-name="P2" xml:id="id165" draw:id="id165" draw:layer="layout" svg:width="4.318cm" svg:height="1.187cm" svg:x="22.098cm" svg:y="6.911cm">
          <draw:text-box>
            <text:p>result</text:p>
          </draw:text-box>
        </draw:frame>
        <draw:connector draw:style-name="gr5" draw:text-style-name="P79" draw:layer="layout" svg:x1="20.828cm" svg:y1="7.503cm" svg:x2="22.098cm" svg:y2="7.504cm" draw:start-shape="id163" draw:start-glue-point="1" draw:end-shape="id165" draw:end-glue-point="3" svg:d="M20828 7503h661v1h609" svg:viewBox="0 0 1271 2">
          <text:p/>
        </draw:connector>
        <draw:frame draw:style-name="gr36" draw:text-style-name="P2" xml:id="id166" draw:id="id166" draw:layer="layout" svg:width="4.318cm" svg:height="1.187cm" svg:x="22.098cm" svg:y="9.349cm">
          <draw:text-box>
            <text:p>valid</text:p>
          </draw:text-box>
        </draw:frame>
        <draw:connector draw:style-name="gr5" draw:text-style-name="P79" draw:layer="layout" svg:x1="20.828cm" svg:y1="9.943cm" svg:x2="22.098cm" svg:y2="9.942cm" draw:start-shape="id164" draw:start-glue-point="1" draw:end-shape="id166" draw:end-glue-point="3" svg:d="M20828 9943h661v-1h609" svg:viewBox="0 0 1271 2">
          <text:p/>
        </draw:connector>
        <draw:frame draw:style-name="gr294" draw:text-style-name="P82" xml:id="id167" draw:id="id167" draw:layer="layout" svg:width="2.238cm" svg:height="1.39cm" svg:x="1.649cm" svg:y="10.581cm">
          <draw:text-box>
            <text:p><text:span text:style-name="T9">start</text:span></text:p>
          </draw:text-box>
        </draw:frame>
        <draw:connector draw:style-name="gr5" draw:text-style-name="P79" draw:layer="layout" svg:x1="3.887cm" svg:y1="11.276cm" svg:x2="12.342cm" svg:y2="10.448cm" draw:start-shape="id167" draw:start-glue-point="1" draw:end-shape="id162" draw:end-glue-point="2" svg:d="M3887 11276h8455v-828" svg:viewBox="0 0 8456 829">
          <text:p/>
        </draw:connector>
        <draw:frame draw:style-name="gr295" draw:text-style-name="P64" draw:layer="layout" svg:width="1.865cm" svg:height="1.187cm" svg:x="4.534cm" svg:y="4.458cm">
          <draw:text-box>
            <text:p><text:span text:style-name="T11">LUT</text:span></text:p>
          </draw:text-box>
        </draw:frame>
        <draw:frame draw:style-name="gr296" draw:text-style-name="P64" draw:layer="layout" svg:width="20.365cm" svg:height="7.112cm" svg:x="3.58cm" svg:y="13.208cm">
          <draw:text-box>
            <text:p><text:span text:style-name="T11">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285" draw:text-style-name="P81"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6" draw:text-style-name="P60"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87" draw:text-style-name="P60" xml:id="id172" draw:id="id17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33" draw:text-style-name="P60"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8" draw:text-style-name="P82" xml:id="id168" draw:id="id168" draw:layer="layout" svg:width="0.917cm" svg:height="1.39cm" svg:x="3.048cm" svg:y="6.981cm">
          <draw:text-box>
            <text:p><text:span text:style-name="T9">x</text:span></text:p>
          </draw:text-box>
        </draw:frame>
        <draw:connector draw:style-name="gr5" draw:text-style-name="P79" draw:layer="layout" svg:x1="3.965cm" svg:y1="7.676cm" svg:x2="6.858cm" svg:y2="6.614cm" draw:start-shape="id168" draw:start-glue-point="1" draw:end-shape="id169" draw:end-glue-point="7" svg:d="M3965 7676h1421v-1062h1472" svg:viewBox="0 0 2894 1063">
          <text:p/>
        </draw:connector>
        <draw:connector draw:style-name="gr5" draw:text-style-name="P79" draw:layer="layout" svg:x1="3.965cm" svg:y1="7.676cm" svg:x2="6.858cm" svg:y2="8.392cm" draw:start-shape="id168" draw:start-glue-point="1" draw:end-shape="id170" draw:end-glue-point="7" svg:d="M3965 7676h1421v716h1472" svg:viewBox="0 0 2894 717">
          <text:p/>
        </draw:connector>
        <draw:connector draw:style-name="gr5" draw:text-style-name="P79" draw:layer="layout" svg:x1="7.366cm" svg:y1="6.614cm" svg:x2="10.714cm" svg:y2="7.123cm" draw:start-shape="id169" draw:start-glue-point="5" draw:end-shape="id171" draw:end-glue-point="4" svg:d="M7366 6614h1675v509h1673" svg:viewBox="0 0 3349 510">
          <text:p/>
        </draw:connector>
        <draw:connector draw:style-name="gr5" draw:text-style-name="P79" draw:layer="layout" svg:x1="7.366cm" svg:y1="8.392cm" svg:x2="10.714cm" svg:y2="7.883cm" draw:start-shape="id170" draw:start-glue-point="5" draw:end-shape="id171" draw:end-glue-point="5" svg:d="M7366 8392h1675v-509h1673" svg:viewBox="0 0 3349 510">
          <text:p/>
        </draw:connector>
        <draw:connector draw:style-name="gr5" draw:text-style-name="P79" draw:layer="layout" svg:x1="10.714cm" svg:y1="9.94cm" svg:x2="7.112cm" svg:y2="8.964cm" draw:start-shape="id172" draw:start-glue-point="3" draw:end-shape="id170" draw:end-glue-point="6" svg:d="M10714 9940h-3602v-976" svg:viewBox="0 0 3603 977">
          <text:p/>
        </draw:connector>
        <draw:connector draw:style-name="gr5" draw:text-style-name="P79" draw:layer="layout" svg:x1="10.714cm" svg:y1="9.94cm" svg:x2="7.112cm" svg:y2="7.186cm" draw:start-shape="id172" draw:start-glue-point="3" draw:end-shape="id169" draw:end-glue-point="6" svg:d="M10714 9940h-3602v-2754" svg:viewBox="0 0 3603 2755">
          <text:p/>
        </draw:connector>
        <draw:custom-shape draw:style-name="gr233" draw:text-style-name="P60"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9" draw:text-style-name="P2" draw:layer="layout" svg:width="2.835cm" svg:height="0.979cm" svg:x="7.274cm" svg:y="5.648cm">
          <draw:text-box>
            <text:p><text:span text:style-name="T6">x[counter]</text:span></text:p>
          </draw:text-box>
        </draw:frame>
        <draw:frame draw:style-name="gr290" draw:text-style-name="P2" draw:layer="layout" svg:width="3.41cm" svg:height="0.979cm" svg:x="7.275cm" svg:y="8.249cm">
          <draw:text-box>
            <text:p><text:span text:style-name="T6">x[counter+1]</text:span></text:p>
          </draw:text-box>
        </draw:frame>
        <draw:custom-shape draw:style-name="gr291" draw:text-style-name="P67" xml:id="id173" draw:id="id17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79" draw:layer="layout" svg:x1="14.016cm" svg:y1="7.123cm" svg:x2="16.378cm" svg:y2="7.123cm" draw:start-shape="id171" draw:start-glue-point="6" draw:end-shape="id173" draw:end-glue-point="4" svg:d="M14016 7123h2362" svg:viewBox="0 0 2363 1">
          <text:p/>
        </draw:connector>
        <draw:connector draw:style-name="gr5" draw:text-style-name="P79" draw:layer="layout" svg:x1="14.016cm" svg:y1="7.883cm" svg:x2="16.378cm" svg:y2="7.883cm" draw:start-shape="id171" draw:start-glue-point="7" draw:end-shape="id173" draw:end-glue-point="5" svg:d="M14016 7883h2362" svg:viewBox="0 0 2363 1">
          <text:p/>
        </draw:connector>
        <draw:connector draw:style-name="gr5" draw:text-style-name="P79" draw:layer="layout" svg:x1="13.97cm" svg:y1="9.94cm" svg:x2="18.603cm" svg:y2="8.646cm" draw:start-shape="id172" draw:start-glue-point="1" draw:end-shape="id173" draw:end-glue-point="2" svg:d="M13970 9940h4633v-1294" svg:viewBox="0 0 4634 1295">
          <text:p/>
        </draw:connector>
        <draw:frame draw:style-name="gr292" draw:text-style-name="P2" draw:layer="layout" svg:width="2.026cm" svg:height="0.979cm" svg:x="13.943cm" svg:y="6.214cm">
          <draw:text-box>
            <text:p><text:span text:style-name="T6">lut[x1]</text:span></text:p>
          </draw:text-box>
        </draw:frame>
        <draw:frame draw:style-name="gr292" draw:text-style-name="P2" draw:layer="layout" svg:width="2.026cm" svg:height="0.979cm" svg:x="13.943cm" svg:y="7.715cm">
          <draw:text-box>
            <text:p><text:span text:style-name="T6">lut[x2]</text:span></text:p>
          </draw:text-box>
        </draw:frame>
        <draw:custom-shape draw:style-name="gr293" draw:text-style-name="P60" xml:id="id174" draw:id="id17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79" draw:layer="layout" svg:x1="13.97cm" svg:y1="9.94cm" svg:x2="19.304cm" svg:y2="9.943cm" draw:start-shape="id172" draw:start-glue-point="1" draw:end-shape="id174" draw:end-glue-point="3" svg:d="M13970 9940h2667v3h2667" svg:viewBox="0 0 5335 4">
          <text:p/>
        </draw:connector>
        <draw:frame draw:style-name="gr36" draw:text-style-name="P2" xml:id="id175" draw:id="id175" draw:layer="layout" svg:width="4.318cm" svg:height="1.187cm" svg:x="22.098cm" svg:y="6.911cm">
          <draw:text-box>
            <text:p>result</text:p>
          </draw:text-box>
        </draw:frame>
        <draw:connector draw:style-name="gr5" draw:text-style-name="P79" draw:layer="layout" svg:x1="20.828cm" svg:y1="7.503cm" svg:x2="22.098cm" svg:y2="7.504cm" draw:start-shape="id173" draw:start-glue-point="1" draw:end-shape="id175" draw:end-glue-point="3" svg:d="M20828 7503h661v1h609" svg:viewBox="0 0 1271 2">
          <text:p/>
        </draw:connector>
        <draw:frame draw:style-name="gr36" draw:text-style-name="P2" xml:id="id176" draw:id="id176" draw:layer="layout" svg:width="4.318cm" svg:height="1.187cm" svg:x="22.098cm" svg:y="9.349cm">
          <draw:text-box>
            <text:p>valid</text:p>
          </draw:text-box>
        </draw:frame>
        <draw:connector draw:style-name="gr5" draw:text-style-name="P79" draw:layer="layout" svg:x1="20.828cm" svg:y1="9.943cm" svg:x2="22.098cm" svg:y2="9.942cm" draw:start-shape="id174" draw:start-glue-point="1" draw:end-shape="id176" draw:end-glue-point="3" svg:d="M20828 9943h661v-1h609" svg:viewBox="0 0 1271 2">
          <text:p/>
        </draw:connector>
        <draw:frame draw:style-name="gr294" draw:text-style-name="P82" xml:id="id177" draw:id="id177" draw:layer="layout" svg:width="2.238cm" svg:height="1.39cm" svg:x="1.649cm" svg:y="10.581cm">
          <draw:text-box>
            <text:p><text:span text:style-name="T9">start</text:span></text:p>
          </draw:text-box>
        </draw:frame>
        <draw:connector draw:style-name="gr5" draw:text-style-name="P79" draw:layer="layout" svg:x1="3.887cm" svg:y1="11.276cm" svg:x2="12.342cm" svg:y2="10.448cm" draw:start-shape="id177" draw:start-glue-point="1" draw:end-shape="id172" draw:end-glue-point="2" svg:d="M3887 11276h8455v-828" svg:viewBox="0 0 8456 829">
          <text:p/>
        </draw:connector>
        <draw:frame draw:style-name="gr295" draw:text-style-name="P64" draw:layer="layout" svg:width="1.865cm" svg:height="1.187cm" svg:x="4.534cm" svg:y="4.458cm">
          <draw:text-box>
            <text:p><text:span text:style-name="T11">LUT</text:span></text:p>
          </draw:text-box>
        </draw:frame>
        <draw:custom-shape draw:style-name="gr297" draw:text-style-name="P83" xml:id="id178" draw:id="id178"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7" draw:text-style-name="P83" xml:id="id179" draw:id="id179"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6" draw:text-style-name="P75" draw:layer="layout" svg:x1="9.906cm" svg:y1="15.577cm" svg:x2="13.208cm" svg:y2="15.577cm" draw:start-shape="id178" draw:start-glue-point="10" draw:end-shape="id179" svg:d="M9906 15577h3302" svg:viewBox="0 0 3303 1">
          <text:p/>
        </draw:connector>
        <draw:frame draw:style-name="gr161" draw:text-style-name="P64" draw:layer="layout" svg:width="1.92cm" svg:height="1.187cm" svg:x="9.914cm" svg:y="14.415cm">
          <draw:text-box>
            <text:p><text:span text:style-name="T11">start</text:span></text:p>
          </draw:text-box>
        </draw:frame>
        <draw:connector draw:style-name="gr256" draw:text-style-name="P75" draw:layer="layout" draw:line-skew="0.27cm" svg:x1="14.478cm" svg:y1="16.847cm" svg:x2="8.636cm" svg:y2="16.847cm" draw:start-shape="id179" draw:start-glue-point="8" draw:end-shape="id178" draw:end-glue-point="8" svg:d="M14478 16847v822h-5842v-822" svg:viewBox="0 0 5843 823">
          <text:p/>
        </draw:connector>
        <draw:frame draw:style-name="gr298" draw:text-style-name="P64"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custom-shape draw:style-name="gr260" draw:text-style-name="P54"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61" draw:text-style-name="P23" draw:layer="layout" svg:width="4.354cm" svg:height="1.187cm" svg:x="3.012cm" svg:y="4.247cm">
          <draw:text-box>
            <text:p><text:span text:style-name="T46">Error fetcher</text:span></text:p>
          </draw:text-box>
        </draw:frame>
        <draw:frame draw:style-name="gr158" draw:text-style-name="P77" draw:layer="layout" svg:width="3.503cm" svg:height="1.497cm" svg:x="4.909cm" svg:y="14.119cm">
          <draw:text-box>
            <text:p text:style-name="P43"><text:span text:style-name="T26">y</text:span></text:p>
          </draw:text-box>
        </draw:frame>
        <draw:custom-shape draw:style-name="gr213" draw:text-style-name="P15" draw:layer="layout" svg:width="2.032cm" svg:height="2.032cm" svg:x="12.114cm" svg:y="14.6cm">
          <text:p/>
          <draw:enhanced-geometry svg:viewBox="0 0 21600 21600" draw:type="rectangle" draw:enhanced-path="M 0 0 L 21600 0 21600 21600 0 21600 0 0 Z N"/>
        </draw:custom-shape>
        <draw:frame draw:style-name="gr262" draw:text-style-name="P63" draw:layer="layout" svg:width="4.064cm" svg:height="4.316cm" svg:x="12.214cm" svg:y="14.836cm">
          <draw:text-box>
            <text:p><text:span text:style-name="T38">dot</text:span></text:p>
          </draw:text-box>
        </draw:frame>
        <draw:line draw:style-name="gr215" draw:text-style-name="P62" draw:layer="layout" svg:x1="10.844cm" svg:y1="15.616cm" svg:x2="12.114cm" svg:y2="15.616cm">
          <text:p/>
        </draw:line>
        <draw:custom-shape draw:style-name="gr263"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5" draw:text-style-name="P62" draw:layer="layout" svg:x1="9.828cm" svg:y1="13.076cm" svg:x2="9.828cm" svg:y2="14.5cm">
          <text:p/>
        </draw:line>
        <draw:line draw:style-name="gr215" draw:text-style-name="P62" draw:layer="layout" svg:x1="13.13cm" svg:y1="13.076cm" svg:x2="13.13cm" svg:y2="14.6cm">
          <text:p/>
        </draw:line>
        <draw:custom-shape draw:style-name="gr264" draw:text-style-name="P15" draw:layer="layout" svg:width="3.556cm" svg:height="2.794cm" svg:x="3.813cm" svg:y="14.375cm">
          <text:p/>
          <draw:enhanced-geometry svg:viewBox="0 0 21600 21600" draw:type="rectangle" draw:enhanced-path="M 0 0 L 21600 0 21600 21600 0 21600 0 0 Z N"/>
        </draw:custom-shape>
        <draw:frame draw:style-name="gr265" draw:text-style-name="P78" draw:layer="layout" svg:width="4.064cm" svg:height="4.316cm" svg:x="3.732cm" svg:y="14.094cm">
          <draw:text-box>
            <text:p><text:span text:style-name="T38">Target</text:span><text:span text:style-name="T38"><text:line-break/></text:span><text:span text:style-name="T38">BRAM</text:span></text:p>
          </draw:text-box>
        </draw:frame>
        <draw:frame draw:style-name="gr262" draw:text-style-name="P63" draw:layer="layout" svg:width="4.064cm" svg:height="4.316cm" svg:x="9.414cm" svg:y="14.636cm">
          <draw:text-box>
            <text:p><text:span text:style-name="T38">-</text:span></text:p>
          </draw:text-box>
        </draw:frame>
        <draw:line draw:style-name="gr215" draw:text-style-name="P62" draw:layer="layout" svg:x1="7.369cm" svg:y1="15.616cm" svg:x2="8.789cm" svg:y2="15.616cm">
          <text:p/>
        </draw:line>
        <draw:polyline draw:style-name="gr215" draw:text-style-name="P62" draw:layer="layout" svg:width="10.921cm" svg:height="1.269cm" svg:x="2.208cm" svg:y="9.874cm" svg:viewBox="0 0 10922 1270" draw:points="0,0 10922,0 10922,1270">
          <text:p/>
        </draw:polyline>
        <draw:line draw:style-name="gr215" draw:text-style-name="P62" draw:layer="layout" svg:x1="9.828cm" svg:y1="9.874cm" svg:x2="9.828cm" svg:y2="11.144cm">
          <text:p/>
        </draw:line>
        <draw:polyline draw:style-name="gr215" draw:text-style-name="P62" draw:layer="layout" svg:width="2.539cm" svg:height="5.841cm" svg:x="14.146cm" svg:y="9.774cm" svg:viewBox="0 0 2540 5842" draw:points="0,5842 1270,5842 1270,0 2540,0">
          <text:p/>
        </draw:polyline>
        <draw:custom-shape draw:style-name="gr266"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7" draw:text-style-name="P62" draw:layer="layout" svg:x1="2.208cm" svg:y1="8.758cm" svg:x2="16.686cm" svg:y2="8.758cm">
          <text:p/>
        </draw:line>
        <draw:line draw:style-name="gr215" draw:text-style-name="P62" draw:layer="layout" svg:x1="17.448cm" svg:y1="9.266cm" svg:x2="19.16cm" svg:y2="9.266cm">
          <text:p/>
        </draw:line>
        <draw:frame draw:style-name="gr268" draw:text-style-name="P11" draw:layer="layout" svg:width="0.502cm" svg:height="1.187cm" svg:x="8.05cm" svg:y="16.632cm">
          <draw:text-box>
            <text:p/>
          </draw:text-box>
        </draw:frame>
        <draw:frame draw:style-name="gr299" draw:text-style-name="P39" draw:layer="layout" svg:width="1.795cm" svg:height="1.496cm" svg:x="2.016cm" svg:y="8.648cm">
          <draw:text-box>
            <text:p text:style-name="P38"><text:span text:style-name="T18">z</text:span><text:span text:style-name="T19">L</text:span></text:p>
          </draw:text-box>
        </draw:frame>
        <draw:frame draw:style-name="gr300" draw:text-style-name="P39" draw:layer="layout" svg:width="1.795cm" svg:height="1.496cm" svg:x="9.828cm" svg:y="13.004cm">
          <draw:text-box>
            <text:p text:style-name="P38"><text:span text:style-name="T18">a</text:span><text:span text:style-name="T19">L</text:span></text:p>
          </draw:text-box>
        </draw:frame>
        <draw:frame draw:style-name="gr301" draw:text-style-name="P44" draw:layer="layout" svg:width="1.93cm" svg:height="2.383cm" svg:x="18.246cm" svg:y="7.951cm">
          <draw:text-box>
            <text:p/>
          </draw:text-box>
        </draw:frame>
        <draw:frame draw:style-name="gr272" draw:text-style-name="P11" draw:layer="layout" svg:width="0.853cm" svg:height="2.123cm" svg:x="16.595cm" svg:y="8.159cm">
          <draw:text-box>
            <text:p>0<text:line-break/>1</text:p>
          </draw:text-box>
        </draw:frame>
        <draw:frame draw:style-name="gr130" draw:text-style-name="P46" draw:layer="layout" svg:width="1.778cm" svg:height="2.741cm" svg:x="1.472cm" svg:y="7.534cm">
          <draw:text-box>
            <text:p text:style-name="P43"><text:span text:style-name="T23">δ</text:span><text:span text:style-name="T24">n</text:span></text:p>
          </draw:text-box>
        </draw:frame>
        <draw:polyline draw:style-name="gr6" draw:text-style-name="P5" draw:layer="layout" svg:width="14.921cm" svg:height="1.047cm" svg:x="2.206cm" svg:y="7.334cm" svg:viewBox="0 0 14922 1048" draw:points="0,0 14922,0 14922,1048">
          <text:p/>
        </draw:polyline>
        <draw:custom-shape draw:style-name="gr302"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30" draw:text-style-name="P46" draw:layer="layout" svg:width="3.194cm" svg:height="2.741cm" svg:x="-0.144cm" svg:y="6.135cm">
          <draw:text-box>
            <text:p text:style-name="P43"><text:span text:style-name="T23">layer</text:span></text:p>
          </draw:text-box>
        </draw:frame>
        <draw:frame draw:style-name="gr130" draw:text-style-name="P46" draw:layer="layout" svg:width="1.778cm" svg:height="2.741cm" svg:x="16.972cm" svg:y="7.935cm">
          <draw:text-box>
            <text:p text:style-name="P43"><text:span text:style-name="T23">δ</text:span></text:p>
          </draw:text-box>
        </draw:frame>
        <draw:frame draw:style-name="gr259" draw:text-style-name="P76" draw:layer="layout" svg:width="6.098cm" svg:height="11.901cm" svg:x="20.826cm" svg:y="6.133cm">
          <draw:text-box>
            <text:p text:style-name="P57"><text:span text:style-name="T25">Error fetcher calculates the errors of the output layer, and chooses which error to push depending on the layer currently processed. </text:span></text:p>
            <text:p text:style-name="P57"><text:span text:style-name="T25">The </text:span><text:span text:style-name="T44">z </text:span><text:span text:style-name="T45">signal is the activation of the highest layer from which the error is calculated using the target stored in BRAM.</text:span></text:p>
            <text:p text:style-name="P57"><text:span text:style-name="T45">The delta signal is the error calculated from the previous layer, which is valid only when the layer processed is not the output layer. </text:span></text:p>
            <text:p text:style-name="P57"><text:span text:style-name="T45">The mux chooses between the delta signal and the calculated layer depending on whether the layer input is equal to the max layer.</text:span></text:p>
            <text:p text:style-name="P57"><text:span text:style-name="T45">The valid signal is high when delta from the input is valid and picked, or when the dot finishes processing the output activations.</text:span></text:p>
          </draw:text-box>
        </draw:frame>
        <draw:custom-shape draw:style-name="gr213" draw:text-style-name="P15" draw:layer="layout" svg:width="2.032cm" svg:height="2.032cm" svg:x="8.812cm" svg:y="11.144cm">
          <text:p/>
          <draw:enhanced-geometry svg:viewBox="0 0 21600 21600" draw:type="rectangle" draw:enhanced-path="M 0 0 L 21600 0 21600 21600 0 21600 0 0 Z N"/>
        </draw:custom-shape>
        <draw:frame draw:style-name="gr218" draw:text-style-name="P63" draw:layer="layout" svg:width="1.27cm" svg:height="1.606cm" svg:x="9.32cm" svg:y="11.28cm">
          <draw:text-box>
            <text:p><text:span text:style-name="T38">σ</text:span></text:p>
          </draw:text-box>
        </draw:frame>
        <draw:custom-shape draw:style-name="gr213" draw:text-style-name="P15" draw:layer="layout" svg:width="2.032cm" svg:height="2.032cm" svg:x="12.114cm" svg:y="11.144cm">
          <text:p/>
          <draw:enhanced-geometry svg:viewBox="0 0 21600 21600" draw:type="rectangle" draw:enhanced-path="M 0 0 L 21600 0 21600 21600 0 21600 0 0 Z N"/>
        </draw:custom-shape>
        <draw:frame draw:style-name="gr218" draw:text-style-name="P63" draw:layer="layout" svg:width="1.27cm" svg:height="1.606cm" svg:x="12.622cm" svg:y="11.28cm">
          <draw:text-box>
            <text:p><text:span text:style-name="T38">σ’</text:span></text:p>
          </draw:text-box>
        </draw:frame>
        <draw:line draw:style-name="gr215" draw:text-style-name="P62" draw:layer="layout" svg:x1="17.423cm" svg:y1="5.566cm" svg:x2="19.135cm" svg:y2="5.566cm">
          <text:p/>
        </draw:line>
        <draw:custom-shape draw:style-name="gr274" draw:text-style-name="P60"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30" draw:text-style-name="P46" draw:layer="layout" svg:width="3.348cm" svg:height="2.741cm" svg:x="16.972cm" svg:y="4.236cm">
          <draw:text-box>
            <text:p text:style-name="P43"><text:span text:style-name="T23">valid</text:span></text:p>
          </draw:text-box>
        </draw:frame>
        <draw:frame draw:style-name="gr303" draw:text-style-name="P42" draw:layer="layout" svg:width="2.872cm" svg:height="1.496cm" svg:x="13.03cm" svg:y="13.454cm">
          <draw:text-box>
            <text:p text:style-name="P38"><text:span text:style-name="T22">sigma_der_z</text:span></text:p>
          </draw:text-box>
        </draw:frame>
        <draw:frame draw:style-name="gr130" draw:text-style-name="P46" draw:layer="layout" svg:width="1.778cm" svg:height="2.741cm" svg:x="13.578cm" svg:y="14.324cm">
          <draw:text-box>
            <text:p text:style-name="P43"><text:span text:style-name="T23">δ</text:span><text:span text:style-name="T24">L</text:span></text:p>
          </draw:text-box>
        </draw:frame>
        <draw:polyline draw:style-name="gr6" draw:text-style-name="P79" draw:layer="layout" svg:width="3.48cm" svg:height="1.42cm" svg:x="2.161cm" svg:y="12.954cm" svg:viewBox="0 0 3481 1421" draw:points="0,0 3481,0 3481,1421">
          <text:p/>
        </draw:polyline>
        <draw:frame draw:style-name="gr304" draw:text-style-name="P39" draw:layer="layout" svg:width="3.38cm" svg:height="1.496cm" svg:x="-0.078cm" svg:y="11.648cm">
          <draw:text-box>
            <text:p text:style-name="P38"><text:span text:style-name="T18">sample</text:span></text:p>
          </draw:text-box>
        </draw:frame>
        <draw:frame draw:style-name="gr305" draw:text-style-name="P84" draw:layer="layout" svg:width="20.526cm" svg:height="2.469cm" svg:x="3.048cm" svg:y="18.288cm">
          <draw:text-box>
            <text:p><text:span text:style-name="T39">If </text:span><text:span text:style-name="T47">y </text:span><text:span text:style-name="T48">and</text:span><text:span text:style-name="T47"> a</text:span><text:span text:style-name="T48"> are X bits wide, their result is X+1 bits wide. The output from sigma prime</text:span></text:p>
            <text:p><text:span text:style-name="T48">is also X bits wide, so it needs to be converted to X+1. We make the sigma prime return</text:span><text:span text:style-name="T48"><text:line-break/></text:span><text:span text:style-name="T48">X+1 wide.</text:span></text:p>
          </draw:text-box>
        </draw:frame>
        <draw:frame draw:style-name="gr277" draw:text-style-name="P46" draw:layer="layout" svg:width="4.5cm" svg:height="1.496cm" svg:x="-1.328cm" svg:y="4.835cm">
          <draw:text-box>
            <text:p text:style-name="P43"><text:span text:style-name="T23">δ_valid</text:span></text:p>
          </draw:text-box>
        </draw:frame>
        <draw:polyline draw:style-name="gr6" draw:text-style-name="P79" draw:layer="layout" svg:width="13.299cm" svg:height="0.488cm" svg:x="2.286cm" svg:y="5.842cm" svg:viewBox="0 0 13300 489" draw:points="0,489 12192,489 12192,0 13300,0">
          <text:p/>
        </draw:polyline>
        <draw:line draw:style-name="gr6" draw:text-style-name="P79" draw:layer="layout" svg:x1="14.022cm" svg:y1="5.18cm" svg:x2="15.586cm" svg:y2="5.18cm">
          <text:p/>
        </draw:line>
        <draw:custom-shape draw:style-name="gr306" draw:text-style-name="P60"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07" draw:text-style-name="P85" xml:id="id182" draw:id="id182"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85" xml:id="id183" draw:id="id183"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85" xml:id="id180" draw:id="id180"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8" draw:text-style-name="P86" draw:layer="layout" svg:width="4.562cm" svg:height="1.707cm" svg:x="9.144cm" svg:y="5.151cm">
          <draw:text-box>
            <text:p><text:span text:style-name="T40">Layer==L</text:span></text:p>
            <text:p><text:span text:style-name="T40">start==1</text:span></text:p>
          </draw:text-box>
        </draw:frame>
        <draw:frame draw:style-name="gr309" draw:text-style-name="P2" draw:layer="layout" svg:width="3.343cm" svg:height="1.707cm" svg:x="18.306cm" svg:y="10.114cm">
          <draw:text-box>
            <text:p><text:span text:style-name="T6">Subtraction </text:span></text:p>
            <text:p><text:span text:style-name="T6">finished</text:span></text:p>
          </draw:text-box>
        </draw:frame>
        <draw:frame draw:style-name="gr310" draw:text-style-name="P2" draw:layer="layout" svg:width="3.313cm" svg:height="0.979cm" svg:x="11.558cm" svg:y="14.229cm">
          <draw:text-box>
            <text:p><text:span text:style-name="T6">Dot finished</text:span></text:p>
          </draw:text-box>
        </draw:frame>
        <draw:custom-shape draw:style-name="gr307" draw:text-style-name="P85" xml:id="id181" draw:id="id181"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80" draw:end-shape="id181" draw:end-glue-point="10" svg:d="M16884 15113h-5708" svg:viewBox="0 0 5709 1">
          <text:p/>
        </draw:connector>
        <draw:connector draw:style-name="gr5" draw:text-style-name="P5" draw:layer="layout" svg:x1="9.779cm" svg:y1="13.716cm" svg:x2="9.779cm" svg:y2="10.16cm" draw:start-shape="id181" draw:start-glue-point="4" draw:end-shape="id182" draw:end-glue-point="8" svg:d="M9779 13716v-3556" svg:viewBox="0 0 1 3557">
          <text:p/>
        </draw:connector>
        <draw:connector draw:style-name="gr5" draw:text-style-name="P5" draw:layer="layout" svg:x1="18.283cm" svg:y1="10.16cm" svg:x2="18.281cm" svg:y2="13.716cm" draw:start-shape="id183" draw:start-glue-point="8" draw:end-shape="id180" svg:d="M18283 10160v1779h-2v1777" svg:viewBox="0 0 3 3557">
          <text:p/>
        </draw:connector>
        <draw:frame draw:style-name="gr311" draw:text-style-name="P2" draw:layer="layout" svg:width="2.623cm" svg:height="0.979cm" svg:x="9.796cm" svg:y="12.575cm">
          <draw:text-box>
            <text:p><text:span text:style-name="T6">Layer!=L</text:span></text:p>
          </draw:text-box>
        </draw:frame>
        <draw:frame draw:style-name="gr312" draw:text-style-name="P69" draw:layer="layout" svg:width="5.842cm" svg:height="4.064cm" svg:x="1.778cm" svg:y="6.604cm">
          <draw:text-box>
            <text:p text:style-name="P57"><text:span text:style-name="T6">Waits until the layer input is equal to max layer. Passes delta and valid from input.</text:span></text:p>
          </draw:text-box>
        </draw:frame>
        <draw:frame draw:style-name="gr312" draw:text-style-name="P69" draw:layer="layout" svg:width="7.244cm" svg:height="4.064cm" svg:x="19.934cm" svg:y="6.096cm">
          <draw:text-box>
            <text:p text:style-name="P57"><text:span text:style-name="T6">Subtracts the targets and activations, nothing passes through, valid signal is 0.</text:span></text:p>
          </draw:text-box>
        </draw:frame>
        <draw:frame draw:style-name="gr312" draw:text-style-name="P69" draw:layer="layout" svg:width="7.112cm" svg:height="4.064cm" svg:x="20.188cm" svg:y="14.986cm">
          <draw:text-box>
            <text:p text:style-name="P57"><text:span text:style-name="T6">Calculates the dot product from the output of the subtractor and sigma derivative. Nothing passes through, valid signal is 0.</text:span></text:p>
          </draw:text-box>
        </draw:frame>
        <draw:frame draw:style-name="gr312" draw:text-style-name="P69" draw:layer="layout" svg:width="7.112cm" svg:height="4.064cm" svg:x="1.016cm" svg:y="15.24cm">
          <draw:text-box>
            <text:p text:style-name="P57"><text:span text:style-name="T6">Retains the calculated output as long as layer is the max layer. Valid is 1. When the layer changes, goes to IDLE.</text:span></text:p>
          </draw:text-box>
        </draw:frame>
        <draw:custom-shape draw:style-name="gr313" draw:text-style-name="P87" xml:id="id184" draw:id="id184"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6" draw:text-style-name="P75" draw:layer="layout" svg:x1="11.176cm" svg:y1="8.763cm" svg:x2="12.646cm" svg:y2="8.758cm" draw:start-shape="id182" draw:start-glue-point="10" draw:end-shape="id184" draw:end-glue-point="6" svg:d="M11176 8763h736v-5h734" svg:viewBox="0 0 1471 6">
          <text:p/>
        </draw:connector>
        <draw:connector draw:style-name="gr256" draw:text-style-name="P75" draw:layer="layout" svg:x1="15.44cm" svg:y1="8.758cm" svg:x2="16.886cm" svg:y2="8.763cm" draw:start-shape="id184" draw:start-glue-point="10" draw:end-shape="id183" svg:d="M15440 8758h724v5h722" svg:viewBox="0 0 1447 6">
          <text:p/>
        </draw:connector>
        <draw:frame draw:style-name="gr314"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2-21T14:03:12.244898930</dc:date>
    <meta:editing-duration>P4DT7H49M46S</meta:editing-duration>
    <meta:editing-cycles>30</meta:editing-cycles>
    <meta:generator>LibreOffice/5.1.4.2$Linux_X86_64 LibreOffice_project/10m0$Build-2</meta:generator>
    <meta:document-statistic meta:object-count="1273"/>
  </office:meta>
</office:document-meta>
</file>